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TablePreview3.svm" manifest:media-type=""/>
  <manifest:file-entry manifest:full-path="Pictures/TablePreview2.svm" manifest:media-type=""/>
  <manifest:file-entry manifest:full-path="Pictures/2000000200000162000000B5B72BE7BF.eps" manifest:media-type=""/>
  <manifest:file-entry manifest:full-path="Pictures/200000020000031300000179D6FE9F2D.eps" manifest:media-type=""/>
  <manifest:file-entry manifest:full-path="Pictures/TablePreview1.svm" manifest:media-type=""/>
  <manifest:file-entry manifest:full-path="Pictures/200000020000015C000000CC2D3BA408.eps" manifest:media-type=""/>
  <manifest:file-entry manifest:full-path="Pictures/20000002000001C1000000A1E7D19AB4.eps" manifest:media-type=""/>
  <manifest:file-entry manifest:full-path="Pictures/200000020000011A0000006CE91F82BA.eps" manifest:media-type=""/>
  <manifest:file-entry manifest:full-path="Pictures/20000002000001B0000000FDE2804E23.eps" manifest:media-type=""/>
  <manifest:file-entry manifest:full-path="Pictures/20000002000001C1000000B583E9FCC2.eps" manifest:media-type=""/>
  <manifest:file-entry manifest:full-path="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b870e" draw:fill-image-width="0cm" draw:fill-image-height="0cm"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1.307cm"/>
    </style:style>
    <style:style style:name="gr4" style:family="graphic">
      <style:graphic-properties style:protect="size"/>
    </style:style>
    <style:style style:name="gr5" style:family="graphic" style:parent-style-name="standard">
      <style:graphic-properties draw:fill="solid" draw:fill-color="#fcbb06" draw:fill-image-width="0cm" draw:fill-image-height="0cm" draw:textarea-horizontal-align="justify" draw:textarea-vertical-align="middle" draw:auto-grow-height="false" draw:shadow="hidden"/>
    </style:style>
    <style:style style:name="gr6"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7" style:family="graphic" style:parent-style-name="standard">
      <style:graphic-properties draw:fill="solid" draw:fill-color="#fcbb06"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4.39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14.144cm"/>
    </style:style>
    <style:style style:name="gr10" style:family="graphic" style:parent-style-name="standard">
      <style:graphic-properties draw:fill="solid" draw:fill-color="#ffeec1" draw:textarea-horizontal-align="justify" draw:textarea-vertical-align="middle" draw:auto-grow-height="false" draw:shadow="hidden" draw:shadow-offset-x="0.203cm" draw:shadow-offset-y="0.203cm"/>
    </style:style>
    <style:style style:name="gr11" style:family="graphic" style:parent-style-name="standard">
      <style:graphic-properties draw:stroke="none" svg:stroke-color="#000000" draw:fill="none" draw:fill-color="#ffffff" draw:textarea-horizontal-align="left" draw:auto-grow-height="true" draw:auto-grow-width="true" fo:min-height="3.41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4.392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5.154cm"/>
    </style:style>
    <style:style style:name="gr14" style:family="graphic" style:parent-style-name="standard">
      <style:graphic-properties draw:stroke="none" svg:stroke-color="#000000" draw:fill="none" draw:fill-color="#ffffff" draw:textarea-horizontal-align="left" draw:auto-grow-height="true" draw:auto-grow-width="false" fo:min-height="1.782cm" fo:min-width="25.154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24.137cm"/>
    </style:style>
    <style:style style:name="gr16" style:family="graphic" style:parent-style-name="standard">
      <style:graphic-properties draw:stroke="none" svg:stroke-color="#000000" draw:fill="none" draw:fill-color="#ffffff" draw:textarea-horizontal-align="left" draw:auto-grow-height="true" draw:auto-grow-width="false" fo:min-height="12.026cm" fo:min-width="25.154cm"/>
    </style:style>
    <style:style style:name="gr17" style:family="graphic" style:parent-style-name="standard">
      <style:graphic-properties draw:fill="solid" draw:fill-color="#ffeec1" draw:textarea-horizontal-align="justify" draw:textarea-vertical-align="middle" draw:auto-grow-height="false" draw:shadow="visible" draw:shadow-offset-x="0.203cm" draw:shadow-offset-y="0.203cm"/>
    </style:style>
    <style:style style:name="gr18" style:family="graphic" style:parent-style-name="standard">
      <style:graphic-properties draw:stroke="none" svg:stroke-color="#000000" draw:fill="none" draw:fill-color="#ffffff" draw:textarea-horizontal-align="left" draw:auto-grow-height="true" draw:auto-grow-width="false" fo:min-height="1.872cm" fo:min-width="25.154cm"/>
    </style:style>
    <style:style style:name="gr19" style:family="graphic" style:parent-style-name="standard">
      <style:graphic-properties draw:stroke="none" svg:stroke-color="#000000" draw:fill="none" draw:fill-color="#ffffff" draw:textarea-horizontal-align="left" draw:auto-grow-height="true" draw:auto-grow-width="false" fo:min-height="9.972cm" fo:min-width="25.154cm"/>
    </style:style>
    <style:style style:name="gr20" style:family="graphic" style:parent-style-name="standard">
      <style:graphic-properties draw:ole-draw-aspect="1" style:protect="size"/>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8.631cm"/>
    </style:style>
    <style:style style:name="gr22" style:family="graphic" style:parent-style-name="standard">
      <style:graphic-properties svg:stroke-width="0.05cm" svg:stroke-color="#69656c" draw:marker-start-width="0.275cm" draw:marker-end-width="0.275cm" draw:fill="none" draw:textarea-horizontal-align="justify" draw:textarea-vertical-align="middle" draw:auto-grow-height="false" fo:padding-top="0.15cm" fo:padding-bottom="0.15cm" fo:padding-left="0.275cm" fo:padding-right="0.275cm"/>
    </style:style>
    <style:style style:name="gr23" style:family="graphic" style:parent-style-name="standard">
      <style:graphic-properties svg:stroke-width="0.05cm" svg:stroke-color="#69656c" draw:marker-start-width="0.275cm" draw:marker-end="Arrow" draw:marker-end-width="0.375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false" fo:min-height="0.675cm" fo:min-width="8.631cm"/>
    </style:style>
    <style:style style:name="gr25" style:family="graphic" style:parent-style-name="objectwithoutfill">
      <style:graphic-properties svg:stroke-width="0.051cm" svg:stroke-color="#69656c" draw:marker-start-width="0.276cm" draw:marker-end="Arrow" draw:marker-end-width="0.376cm" draw:fill="none" draw:textarea-vertical-align="middle" fo:padding-top="0.15cm" fo:padding-bottom="0.15cm" fo:padding-left="0.275cm" fo:padding-right="0.275cm"/>
    </style:style>
    <style:style style:name="gr26"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stroke="solid" svg:stroke-width="0.05cm" svg:stroke-color="#000000" draw:marker-start-width="0.275cm" draw:marker-end-width="0.275cm" draw:fill="solid" draw:fill-color="#ff0000" draw:textarea-horizontal-align="justify" draw:textarea-vertical-align="middle" draw:auto-grow-height="false" fo:padding-top="0.1cm" fo:padding-bottom="0.1cm" fo:padding-left="0.225cm" fo:padding-right="0.225cm"/>
    </style:style>
    <style:style style:name="gr28" style:family="graphic" style:parent-style-name="standard">
      <style:graphic-properties draw:stroke="solid" svg:stroke-width="0.05cm" svg:stroke-color="#000000" draw:marker-start-width="0.275cm" draw:marker-end-width="0.275cm" draw:fill="solid" draw:fill-color="#0000ff" draw:textarea-horizontal-align="justify" draw:textarea-vertical-align="middle" draw:auto-grow-height="false" fo:padding-top="0.1cm" fo:padding-bottom="0.1cm" fo:padding-left="0.225cm" fo:padding-right="0.225cm"/>
    </style:style>
    <style:style style:name="gr29" style:family="graphic" style:parent-style-name="standard">
      <style:graphic-properties svg:stroke-width="0.05cm" draw:fill="solid" draw:fill-color="#00dcff" draw:fill-image-width="0cm" draw:fill-image-height="0cm" draw:textarea-horizontal-align="justify" draw:textarea-vertical-align="middle" draw:auto-grow-height="false" fo:padding-top="0.15cm" fo:padding-bottom="0.15cm" fo:padding-left="0.275cm" fo:padding-right="0.275cm"/>
    </style:style>
    <style:style style:name="gr30" style:family="graphic" style:parent-style-name="standard">
      <style:graphic-properties svg:stroke-width="0.05cm" draw:fill="solid" draw:fill-color="#355e00" draw:fill-image-width="0cm" draw:fill-image-height="0cm" draw:textarea-horizontal-align="justify" draw:textarea-vertical-align="middle" draw:auto-grow-height="false" fo:padding-top="0.15cm" fo:padding-bottom="0.15cm" fo:padding-left="0.275cm" fo:padding-right="0.275cm"/>
    </style:style>
    <style:style style:name="gr31" style:family="graphic" style:parent-style-name="standard">
      <style:graphic-properties svg:stroke-width="0.05cm" draw:fill="none" draw:fill-color="#b3b300" draw:fill-image-width="0cm" draw:fill-image-height="0cm" draw:textarea-horizontal-align="justify" draw:textarea-vertical-align="middle" draw:auto-grow-height="false" fo:padding-top="0.15cm" fo:padding-bottom="0.15cm" fo:padding-left="0.275cm" fo:padding-right="0.275cm"/>
    </style:style>
    <style:style style:name="gr32" style:family="graphic" style:parent-style-name="standard">
      <style:graphic-properties svg:stroke-width="0.05cm" draw:fill="solid" draw:fill-color="#b3b300" draw:fill-image-width="0cm" draw:fill-image-height="0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width="0.05cm" svg:stroke-color="#000000" draw:fill="none" draw:fill-color="#ffffff" draw:fill-image-width="0cm" draw:fill-image-height="0cm" fo:min-height="1.254cm" fo:padding-top="0.15cm" fo:padding-bottom="0.15cm" fo:padding-left="0.275cm" fo:padding-right="0.275cm"/>
    </style:style>
    <style:style style:name="gr34" style:family="graphic" style:parent-style-name="standard">
      <style:graphic-properties svg:stroke-width="0.05cm" draw:fill="solid" draw:fill-color="#e6e64c" draw:fill-image-width="0cm" draw:fill-image-height="0cm"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051cm" svg:stroke-color="#69656c"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38"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none" svg:stroke-color="#000000" draw:fill="none" draw:fill-color="#ffffff" draw:textarea-horizontal-align="left" draw:auto-grow-height="true" draw:auto-grow-width="true" fo:min-height="0.972cm" fo:min-width="0.678cm"/>
    </style:style>
    <style:style style:name="gr40" style:family="graphic" style:parent-style-name="standard">
      <style:graphic-properties draw:stroke="none" svg:stroke-color="#000000" draw:fill="none" draw:fill-color="#ffffff" draw:textarea-horizontal-align="left" draw:auto-grow-height="true" draw:auto-grow-width="true" fo:min-height="0.972cm" fo:min-width="0.679cm"/>
    </style:style>
    <style:style style:name="gr41" style:family="graphic" style:parent-style-name="standard">
      <style:graphic-properties draw:stroke="none" svg:stroke-color="#000000" draw:fill="none" draw:fill-color="#ffffff" draw:textarea-horizontal-align="left" draw:auto-grow-height="true" draw:auto-grow-width="true" fo:min-height="0.973cm" fo:min-width="0.678cm"/>
    </style:style>
    <style:style style:name="gr42" style:family="graphic" style:parent-style-name="standard">
      <style:graphic-properties draw:stroke="none" svg:stroke-color="#000000" draw:fill="none" draw:fill-color="#ffffff" draw:textarea-horizontal-align="left" draw:auto-grow-height="true" draw:auto-grow-width="true" fo:min-height="0.973cm" fo:min-width="0.679cm"/>
    </style:style>
    <style:style style:name="gr43" style:family="graphic" style:parent-style-name="standard">
      <style:graphic-properties draw:stroke="none" svg:stroke-color="#000000" draw:fill="none" draw:fill-color="#ffffff" draw:textarea-horizontal-align="left" draw:auto-grow-height="true" draw:auto-grow-width="true" fo:min-height="1.454cm" fo:min-width="8.667cm"/>
    </style:style>
    <style:style style:name="gr44" style:family="graphic" style:parent-style-name="standard">
      <style:graphic-properties draw:stroke="none" svg:stroke-color="#000000" draw:fill="none" draw:fill-color="#ffffff" draw:textarea-horizontal-align="left" draw:auto-grow-height="true" draw:auto-grow-width="true" fo:min-height="6.746cm" fo:min-width="4.166cm"/>
    </style:style>
    <style:style style:name="gr45"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46" style:family="graphic" style:parent-style-name="standard">
      <style:graphic-properties draw:stroke="none" draw:fill="solid" draw:fill-color="#ffffcc" draw:textarea-horizontal-align="justify" draw:textarea-vertical-align="middle" draw:auto-grow-height="false" draw:shadow="visible"/>
    </style:style>
    <style:style style:name="gr47" style:family="graphic" style:parent-style-name="standard">
      <style:graphic-properties draw:stroke="none" svg:stroke-color="#000000" draw:fill="none" draw:fill-color="#ffffff" draw:textarea-horizontal-align="left" draw:auto-grow-height="true" draw:auto-grow-width="true" fo:min-height="0.992cm" fo:min-width="2.128cm"/>
    </style:style>
    <style:style style:name="gr48" style:family="graphic" style:parent-style-name="standard">
      <style:graphic-properties draw:stroke="none" svg:stroke-color="#000000" draw:fill="none" draw:fill-color="#ffffff" draw:textarea-horizontal-align="left" draw:auto-grow-height="true" draw:auto-grow-width="true" fo:min-height="2.646cm" fo:min-width="1.3cm"/>
    </style:style>
    <style:style style:name="gr49" style:family="graphic" style:parent-style-name="standard">
      <style:graphic-properties draw:stroke="none" svg:stroke-color="#000000" draw:fill="none" draw:fill-color="#ffffff" draw:textarea-horizontal-align="left" draw:auto-grow-height="true" draw:auto-grow-width="true" fo:min-height="0.992cm" fo:min-width="2.5cm"/>
    </style:style>
    <style:style style:name="gr50" style:family="graphic" style:parent-style-name="standard">
      <style:graphic-properties draw:stroke="none" svg:stroke-color="#000000" draw:fill="none" draw:fill-color="#ffffff" draw:textarea-horizontal-align="left" draw:auto-grow-height="true" draw:auto-grow-width="true" fo:min-height="2.646cm" fo:min-width="1.8cm"/>
    </style:style>
    <style:style style:name="gr51" style:family="graphic" style:parent-style-name="standard">
      <style:graphic-properties draw:stroke="none" svg:stroke-color="#000000" draw:fill="none" draw:fill-color="#ffffff" draw:textarea-horizontal-align="left" draw:auto-grow-height="true" draw:auto-grow-width="true" fo:min-height="1.646cm" fo:min-width="3.5cm"/>
    </style:style>
    <style:style style:name="gr52" style:family="graphic" style:parent-style-name="standard">
      <style:graphic-properties draw:fill="solid" draw:fill-color="#ffff00" draw:textarea-horizontal-align="justify" draw:textarea-vertical-align="middle" draw:auto-grow-height="false"/>
    </style:style>
    <style:style style:name="gr53"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4" style:family="graphic" style:parent-style-name="standard">
      <style:graphic-properties draw:stroke="none" svg:stroke-color="#000000" draw:fill="none" draw:fill-color="#ffffff" draw:textarea-horizontal-align="left" draw:auto-grow-height="true" draw:auto-grow-width="true" fo:min-height="0.982cm" fo:min-width="4.058cm"/>
    </style:style>
    <style:style style:name="gr55" style:family="graphic" style:parent-style-name="standard">
      <style:graphic-properties draw:stroke="none" svg:stroke-color="#000000" draw:fill="none" draw:fill-color="#ffffff" draw:textarea-horizontal-align="left" draw:auto-grow-height="true" draw:auto-grow-width="true" fo:min-height="1.914cm" fo:min-width="2.515cm"/>
    </style:style>
    <style:style style:name="gr56" style:family="graphic" style:parent-style-name="standard">
      <style:graphic-properties draw:stroke="none" svg:stroke-color="#000000" draw:fill="none" draw:fill-color="#ffffff" draw:textarea-horizontal-align="left" draw:auto-grow-height="true" draw:auto-grow-width="true" fo:min-height="1.082cm" fo:min-width="4.47cm"/>
    </style:style>
    <style:style style:name="gr57" style:family="graphic" style:parent-style-name="standard">
      <style:graphic-properties draw:stroke="none" svg:stroke-color="#000000" draw:fill="none" draw:fill-color="#ffffff" draw:textarea-horizontal-align="left" draw:auto-grow-height="true" draw:auto-grow-width="true" fo:min-height="1.082cm" fo:min-width="1.733cm"/>
    </style:style>
    <style:style style:name="gr58" style:family="graphic" style:parent-style-name="standard">
      <style:graphic-properties draw:stroke="none" svg:stroke-color="#000000" draw:fill="none" draw:fill-color="#ffffff" draw:textarea-horizontal-align="left" draw:auto-grow-height="true" draw:auto-grow-width="true" fo:min-height="1.082cm" fo:min-width="2.888cm"/>
    </style:style>
    <style:style style:name="gr59" style:family="graphic" style:parent-style-name="standard">
      <style:graphic-properties draw:stroke="none" svg:stroke-color="#000000" draw:fill="none" draw:fill-color="#ffffff" draw:textarea-horizontal-align="left" draw:auto-grow-height="true" draw:auto-grow-width="true" fo:min-height="1.082cm" fo:min-width="4.469cm"/>
    </style:style>
    <style:style style:name="gr60" style:family="graphic" style:parent-style-name="standard">
      <style:graphic-properties draw:stroke="none" svg:stroke-color="#000000" draw:fill="none" draw:fill-color="#ffffff" draw:textarea-horizontal-align="left" draw:auto-grow-height="true" draw:auto-grow-width="true" fo:min-height="1.082cm" fo:min-width="4.188cm"/>
    </style:style>
    <style:style style:name="gr61" style:family="graphic" style:parent-style-name="standard">
      <style:graphic-properties draw:stroke="none" svg:stroke-color="#000000" draw:fill="none" draw:fill-color="#ffffff" draw:textarea-horizontal-align="left" draw:auto-grow-height="true" draw:auto-grow-width="true" fo:min-height="1.082cm" fo:min-width="4.5cm"/>
    </style:style>
    <style:style style:name="gr62" style:family="graphic" style:parent-style-name="standard">
      <style:graphic-properties svg:stroke-width="0.05cm" svg:stroke-color="#000080" draw:marker-start-width="0.275cm" draw:marker-end="Arrow" draw:marker-end-width="0.375cm" draw:textarea-horizontal-align="center"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draw:textarea-horizontal-align="left" draw:auto-grow-height="true" draw:auto-grow-width="true" fo:min-height="1.082cm" fo:min-width="4.158cm"/>
    </style:style>
    <style:style style:name="gr64" style:family="graphic" style:parent-style-name="standard">
      <style:graphic-properties draw:stroke="none" svg:stroke-width="0.1cm" svg:stroke-color="#000000" draw:fill="none" draw:fill-color="#ffffff" fo:min-height="0.65cm"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false" fo:min-height="0cm" fo:min-width="23.883cm"/>
    </style:style>
    <style:style style:name="gr66" style:family="graphic" style:parent-style-name="standard">
      <style:graphic-properties draw:stroke="none" svg:stroke-color="#000000" draw:fill="none" draw:fill-color="#ffffff" draw:textarea-horizontal-align="left" draw:auto-grow-height="true" draw:auto-grow-width="false" fo:min-height="1.534cm" fo:min-width="23.883cm"/>
    </style:style>
    <style:style style:name="gr67" style:family="graphic" style:parent-style-name="standard">
      <style:graphic-properties svg:stroke-color="#000000" draw:fill="none" draw:textarea-horizontal-align="justify" draw:textarea-vertical-align="middle" draw:auto-grow-height="false"/>
    </style:style>
    <style:style style:name="gr68" style:family="graphic" style:parent-style-name="standard">
      <style:graphic-properties svg:stroke-color="#000000" draw:fill="solid" draw:fill-color="#636466" draw:textarea-horizontal-align="justify" draw:textarea-vertical-align="middle" draw:auto-grow-height="false"/>
    </style:style>
    <style:style style:name="gr69" style:family="graphic" style:parent-style-name="standard">
      <style:graphic-properties svg:stroke-color="#000000" draw:fill="solid" draw:fill-color="#fb870e" draw:textarea-horizontal-align="justify" draw:textarea-vertical-align="middle" draw:auto-grow-height="false"/>
    </style:style>
    <style:style style:name="gr70" style:family="graphic" style:parent-style-name="objectwithoutfill">
      <style:graphic-properties draw:fill="none" draw:textarea-vertical-align="middle"/>
    </style:style>
    <style:style style:name="gr71" style:family="graphic" style:parent-style-name="standard">
      <style:graphic-properties svg:stroke-width="0.051cm" svg:stroke-color="#0000ff" draw:marker-start-width="0.275cm" draw:marker-end-width="0.275cm" draw:fill="none" draw:textarea-horizontal-align="justify" draw:textarea-vertical-align="middle" draw:auto-grow-height="false" fo:padding-top="0.149cm" fo:padding-bottom="0.149cm" fo:padding-left="0.274cm" fo:padding-right="0.274cm"/>
    </style:style>
    <style:style style:name="gr72"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co1" style:family="table-column">
      <style:table-column-properties style:column-width="8.632cm" style:use-optimal-column-width="false"/>
    </style:style>
    <style:style style:name="co2" style:family="table-column">
      <style:table-column-properties style:column-width="8.641cm" style:use-optimal-column-width="false"/>
    </style:style>
    <style:style style:name="co3" style:family="table-column">
      <style:table-column-properties style:column-width="7.363cm" style:use-optimal-column-width="false"/>
    </style:style>
    <style:style style:name="co4" style:family="table-column">
      <style:table-column-properties style:column-width="7.369cm" style:use-optimal-column-width="false"/>
    </style:style>
    <style:style style:name="ro1" style:family="table-row">
      <style:table-row-properties style:row-height="1.252cm"/>
    </style:style>
    <style:style style:name="ro2" style:family="table-row">
      <style:table-row-properties style:row-height="1.257cm"/>
    </style:style>
    <style:style style:name="ro3" style:family="table-row">
      <style:table-row-properties style:row-height="1.068cm"/>
    </style:style>
    <style:style style:name="ro4" style:family="table-row">
      <style:table-row-properties style:row-height="1.066cm"/>
    </style:style>
    <style:style style:name="ce1" style:family="table-cell">
      <style:graphic-properties style:repeat="repeat"/>
      <style:text-properties fo:color="#000000"/>
    </style:style>
    <style:style style:name="ce2" style:family="table-cell">
      <style:graphic-properties style:repeat="repeat"/>
    </style:style>
    <style:style style:name="ce3" style:family="table-cell">
      <style:graphic-properties style:repeat="repeat" fo:padding-top="0.1cm" fo:padding-bottom="0.1cm" fo:padding-left="0.1cm" fo:padding-right="0.1cm"/>
      <style:paragraph-properties fo:border="0.03pt solid #000000"/>
      <style:text-properties fo:color="#000000" fo:font-size="18pt" style:font-size-asian="18pt" style:font-size-complex="18pt"/>
    </style:style>
    <style:style style:name="ce4" style:family="table-cell">
      <style:graphic-properties style:repeat="repeat" fo:padding-top="0.1cm" fo:padding-bottom="0.1cm" fo:padding-left="0.1cm" fo:padding-right="0.1cm"/>
      <style:paragraph-properties fo:border="0.03pt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color="#000000" fo:font-size="32pt" fo:font-weight="bold" style:font-size-asian="32pt" style:font-weight-asian="bold" style:font-size-complex="32pt" style:font-weight-complex="bold"/>
    </style:style>
    <style:style style:name="P3" style:family="paragraph">
      <style:text-properties fo:color="#000000" fo:font-size="24pt" fo:font-weight="bold" style:font-size-asian="24pt" style:font-weight-asian="bold" style:font-size-complex="24pt" style:font-weight-complex="bold"/>
    </style:style>
    <style:style style:name="P4" style:family="paragraph">
      <style:text-properties fo:color="#000000" fo:font-size="24pt" style:font-size-asian="24pt" style:font-size-complex="24pt"/>
    </style:style>
    <style:style style:name="P5" style:family="paragraph">
      <style:text-properties fo:color="#000000" fo:font-size="20pt" fo:font-weight="normal" style:font-size-asian="20pt" style:font-weight-asian="normal" style:font-size-complex="20pt" style:font-weight-complex="normal"/>
    </style:style>
    <style:style style:name="P6" style:family="paragraph">
      <style:paragraph-properties fo:text-align="start"/>
    </style:style>
    <style:style style:name="P7" style:family="paragraph">
      <style:paragraph-properties fo:text-align="start"/>
      <style:text-properties fo:color="#000000" fo:font-size="32pt" fo:font-weight="bold" style:font-size-asian="32pt" style:font-weight-asian="bold" style:font-size-complex="32pt" style:font-weight-complex="bold"/>
    </style:style>
    <style:style style:name="P8" style:family="paragraph">
      <style:text-properties fo:color="#000000" fo:font-size="16pt" style:font-size-asian="16pt" style:font-size-complex="16pt"/>
    </style:style>
    <style:style style:name="P9" style:family="paragraph">
      <style:paragraph-properties fo:text-align="start"/>
      <style:text-properties fo:color="#000000"/>
    </style:style>
    <style:style style:name="P10" style:family="paragraph">
      <style:paragraph-properties fo:text-align="center"/>
      <style:text-properties fo:color="#000000"/>
    </style:style>
    <style:style style:name="P11" style:family="paragraph">
      <style:text-properties fo:font-size="20pt"/>
    </style:style>
    <style:style style:name="P12" style:family="paragraph">
      <style:paragraph-properties fo:text-align="start"/>
      <style:text-properties fo:color="#000000" fo:font-size="24pt" style:font-size-asian="24pt" style:font-size-complex="24pt"/>
    </style:style>
    <style:style style:name="P13" style:family="paragraph">
      <style:paragraph-properties fo:text-align="start"/>
      <style:text-properties fo:font-size="18pt"/>
    </style:style>
    <style:style style:name="P14" style:family="paragraph">
      <style:paragraph-properties fo:text-align="center"/>
      <style:text-properties fo:color="#000000" fo:font-size="18pt"/>
    </style:style>
    <style:style style:name="P15" style:family="paragraph">
      <style:text-properties fo:color="#000000"/>
    </style:style>
    <style:style style:name="P16" style:family="paragraph">
      <style:paragraph-properties fo:text-align="center"/>
      <style:text-properties fo:color="#000000" fo:font-size="24pt" style:font-size-asian="24pt" style:font-size-complex="24pt"/>
    </style:style>
    <style:style style:name="P17" style:family="paragraph">
      <style:paragraph-properties fo:text-align="start"/>
      <style:text-properties fo:font-size="16pt" style:font-size-asian="16pt" style:font-size-complex="16pt"/>
    </style:style>
    <style:style style:name="P18" style:family="paragraph">
      <style:paragraph-properties fo:text-align="start"/>
      <style:text-properties fo:font-size="18pt" fo:font-weight="bold" style:font-weight-asian="bold" style:font-weight-complex="bold"/>
    </style:style>
    <style:style style:name="P19" style:family="paragraph">
      <style:text-properties fo:color="#69656c" fo:font-family="'DejaVu Sans Mono'" style:font-family-generic="modern" style:font-pitch="fixed" fo:font-size="18pt" fo:font-weight="bold" style:font-size-asian="18pt" style:font-weight-asian="bold" style:font-size-complex="18pt" style:font-weight-complex="bold"/>
    </style:style>
    <style:style style:name="P20" style:family="paragraph">
      <style:text-properties fo:color="#69656c" fo:font-family="'DejaVu Sans Mono'" style:font-family-generic="modern" style:font-pitch="fixed" fo:font-size="20pt" fo:font-weight="bold" style:font-size-asian="20pt" style:font-weight-asian="bold" style:font-size-complex="20pt" style:font-weight-complex="bold"/>
    </style:style>
    <style:style style:name="P21" style:family="paragraph">
      <style:text-properties fo:color="#69656c" fo:font-family="'DejaVu Sans Mono'" style:font-family-generic="modern" style:font-pitch="fixed"/>
    </style:style>
    <style:style style:name="P22" style:family="paragraph">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P23" style:family="paragraph">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P24" style:family="paragraph">
      <style:text-properties fo:color="#000000" fo:font-family="'Liberation Sans'" style:font-family-generic="swiss" style:font-pitch="variable" fo:font-size="18pt" fo:font-weight="bold" style:font-size-asian="18pt" style:font-weight-asian="bold" style:font-size-complex="18pt" style:font-weight-complex="bold"/>
    </style:style>
    <style:style style:name="P25" style:family="paragraph">
      <style:paragraph-properties fo:text-align="center"/>
      <style:text-properties fo:font-size="20pt" style:font-size-asian="20pt" style:font-size-complex="20pt"/>
    </style:style>
    <style:style style:name="P26" style:family="paragraph">
      <style:text-properties fo:font-size="14pt" style:font-size-asian="14pt" style:font-size-complex="14pt"/>
    </style:style>
    <style:style style:name="P27" style:family="paragraph">
      <style:text-properties fo:color="#000000" fo:font-family="Ubuntu" style:font-pitch="variable" fo:font-size="22pt" style:font-size-asian="22pt" style:font-size-complex="22pt"/>
    </style:style>
    <style:style style:name="P28" style:family="paragraph">
      <style:text-properties fo:color="#000000" fo:font-family="Ubuntu" style:font-pitch="variable" fo:font-size="20pt" style:font-size-asian="20pt" style:font-size-complex="20pt"/>
    </style:style>
    <style:style style:name="P29" style:family="paragraph">
      <style:paragraph-properties fo:text-align="center"/>
      <style:text-properties fo:font-family="Ubuntu" style:font-pitch="variable" fo:font-size="22pt" style:font-size-asian="22pt" style:font-size-complex="22pt"/>
    </style:style>
    <style:style style:name="P30" style:family="paragraph">
      <style:paragraph-properties fo:text-align="center"/>
      <style:text-properties fo:font-weight="bold" style:font-weight-asian="bold" style:font-weight-complex="bold"/>
    </style:style>
    <style:style style:name="P31" style:family="paragraph">
      <style:text-properties fo:color="#000000" fo:font-size="20pt" style:font-size-asian="20pt" style:font-size-complex="20pt"/>
    </style:style>
    <style:style style:name="P32" style:family="paragraph">
      <style:text-properties fo:color="#000000" fo:font-family="Ubuntu" style:font-pitch="variable" fo:font-size="22pt" style:text-underline-style="solid" style:text-underline-width="auto" style:text-underline-color="font-color" style:font-size-asian="22pt" style:font-size-complex="22pt"/>
    </style:style>
    <style:style style:name="P33" style:family="paragraph">
      <style:text-properties fo:font-family="Ubuntu" style:font-pitch="variable" fo:font-size="22pt" style:font-size-asian="22pt" style:font-size-complex="22pt"/>
    </style:style>
    <style:style style:name="P34" style:family="paragraph">
      <style:paragraph-properties fo:text-align="start"/>
      <style:text-properties fo:color="#000000" fo:font-family="'Liberation Sans'" style:font-family-generic="swiss" style:font-pitch="variable" fo:font-size="18pt" style:font-size-asian="18pt" style:font-size-complex="18pt"/>
    </style:style>
    <style:style style:name="P35" style:family="paragraph">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color="#000000" fo:font-size="24pt" fo:font-weight="bold" style:font-size-asian="24pt" style:font-weight-asian="bold" style:font-size-complex="24pt" style:font-weight-complex="bold"/>
    </style:style>
    <style:style style:name="T3" style:family="text">
      <style:text-properties fo:color="#000000" fo:font-size="24pt" style:font-size-asian="24pt" style:font-size-complex="24pt"/>
    </style:style>
    <style:style style:name="T4" style:family="text">
      <style:text-properties fo:color="#000000" fo:font-size="20pt" fo:font-weight="normal" style:font-size-asian="20pt" style:font-weight-asian="normal" style:font-size-complex="20pt" style:font-weight-complex="normal"/>
    </style:style>
    <style:style style:name="T5" style:family="text">
      <style:text-properties fo:color="#000000" fo:font-size="16pt" style:font-size-asian="16pt" style:font-size-complex="16pt"/>
    </style:style>
    <style:style style:name="T6" style:family="text">
      <style:text-properties fo:color="#000000"/>
    </style:style>
    <style:style style:name="T7" style:family="text">
      <style:text-properties fo:color="#000000" fo:font-size="18pt"/>
    </style:style>
    <style:style style:name="T8" style:family="text">
      <style:text-properties fo:color="#000000" fo:font-size="16pt" fo:font-weight="bold" style:font-size-asian="16pt" style:font-weight-asian="bold" style:font-size-complex="16pt" style:font-weight-complex="bold"/>
    </style:style>
    <style:style style:name="T9" style:family="text">
      <style:text-properties fo:color="#000000" fo:font-size="16pt" fo:font-weight="normal" style:font-size-asian="16pt" style:font-weight-asian="normal" style:font-size-complex="16pt" style:font-weight-complex="normal"/>
    </style:style>
    <style:style style:name="T10" style:family="text">
      <style:text-properties fo:color="#69656c" fo:font-family="'DejaVu Sans Mono'" style:font-family-generic="modern" style:font-pitch="fixed" fo:font-size="18pt" fo:font-weight="normal" style:font-size-asian="18pt" style:font-weight-asian="normal" style:font-size-complex="18pt" style:font-weight-complex="normal"/>
    </style:style>
    <style:style style:name="T11" style:family="text">
      <style:text-properties fo:color="#69656c" fo:font-family="'DejaVu Sans Mono'" style:font-family-generic="modern" style:font-pitch="fixed" fo:font-size="18pt" fo:font-weight="bold" style:font-size-asian="18pt" style:font-weight-asian="bold" style:font-size-complex="18pt" style:font-weight-complex="bold"/>
    </style:style>
    <style:style style:name="T12" style:family="text">
      <style:text-properties fo:color="#69656c" fo:font-family="'DejaVu Sans Mono'" style:font-family-generic="modern" style:font-pitch="fixed" fo:font-size="20pt" fo:font-weight="normal" style:font-size-asian="20pt" style:font-weight-asian="normal" style:font-size-complex="20pt" style:font-weight-complex="normal"/>
    </style:style>
    <style:style style:name="T13" style:family="text">
      <style:text-properties fo:color="#69656c" fo:font-family="'DejaVu Sans Mono'" style:font-family-generic="modern" style:font-pitch="fixed" fo:font-size="20pt" fo:font-weight="bold" style:font-size-asian="20pt" style:font-weight-asian="bold" style:font-size-complex="20pt" style:font-weight-complex="bold"/>
    </style:style>
    <style:style style:name="T14" style:family="text">
      <style:text-properties fo:color="#69656c" fo:font-family="'DejaVu Sans Mono'" style:font-family-generic="modern" style:font-pitch="fixed" fo:font-size="22pt" fo:font-weight="bold" style:font-size-asian="22pt" style:font-weight-asian="bold" style:font-size-complex="22pt" style:font-weight-complex="bold"/>
    </style:style>
    <style:style style:name="T15" style:family="text">
      <style:text-properties fo:color="#69656c" fo:font-family="'DejaVu Sans Mono'" style:font-family-generic="modern" style:font-pitch="fixed"/>
    </style:style>
    <style:style style:name="T16" style:family="text">
      <style:text-properties fo:color="#000000" fo:font-family="'Liberation Sans'" style:font-family-generic="swiss" style:font-pitch="variable" fo:font-size="22pt" style:text-underline-style="none" fo:font-weight="normal" style:font-size-asian="22pt" style:font-weight-asian="normal" style:font-size-complex="22pt" style:font-weight-complex="normal"/>
    </style:style>
    <style:style style:name="T17"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8" style:family="text">
      <style:text-properties fo:color="#000000" fo:font-family="'Liberation Sans'" style:font-family-generic="swiss" style:font-pitch="variable" fo:font-size="18pt" fo:font-weight="bold" style:font-size-asian="18pt" style:font-weight-asian="bold" style:font-size-complex="18pt" style:font-weight-complex="bold"/>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fo:color="#000000" fo:font-family="Ubuntu" style:font-pitch="variable" fo:font-size="22pt" style:font-size-asian="22pt" style:font-size-complex="22pt"/>
    </style:style>
    <style:style style:name="T22" style:family="text">
      <style:text-properties fo:color="#000000" fo:font-family="Ubuntu" style:font-pitch="variable" fo:font-size="20pt" style:font-size-asian="20pt" style:font-size-complex="20pt"/>
    </style:style>
    <style:style style:name="T23" style:family="text">
      <style:text-properties fo:font-family="Ubuntu" style:font-pitch="variable" fo:font-size="22pt" style:font-size-asian="22pt" style:font-size-complex="22pt"/>
    </style:style>
    <style:style style:name="T24" style:family="text">
      <style:text-properties fo:font-weight="bold" style:font-weight-asian="bold" style:font-weight-complex="bold"/>
    </style:style>
    <style:style style:name="T25" style:family="text">
      <style:text-properties fo:color="#000000" fo:font-size="20pt" style:font-size-asian="20pt" style:font-size-complex="20pt"/>
    </style:style>
    <style:style style:name="T26" style:family="text">
      <style:text-properties fo:color="#000000" fo:font-family="Ubuntu" style:font-pitch="variable" fo:font-size="22pt" style:text-underline-style="solid" style:text-underline-width="auto" style:text-underline-color="font-color" style:font-size-asian="22pt" style:font-size-complex="22pt"/>
    </style:style>
    <style:style style:name="T27" style:family="text">
      <style:text-properties fo:color="#000000" fo:font-family="'DejaVu Sans Mono'" style:font-family-generic="modern" style:font-pitch="fixed" fo:font-size="20pt" fo:font-weight="normal" style:font-size-asian="20pt" style:font-weight-asian="normal" style:font-size-complex="20pt" style:font-weight-complex="normal"/>
    </style:style>
    <style:style style:name="T28" style:family="text">
      <style:text-properties fo:color="#000000" fo:font-family="'Liberation Sans'" style:font-family-generic="swiss" style:font-pitch="variable" fo:font-size="20pt" fo:font-weight="normal" style:font-size-asian="20pt" style:font-weight-asian="normal" style:font-size-complex="20pt" style:font-weight-complex="normal"/>
    </style:style>
    <style:style style:name="T29" style:family="text">
      <style:text-properties fo:color="#000000" fo:font-size="18pt" style:font-size-asian="18pt" style:font-size-complex="18pt"/>
    </style:style>
    <style:style style:name="T3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27.991cm" svg:height="6.466cm" svg:x="0cm" svg:y="0.9cm">
          <text:p text:style-name="P1"><text:span text:style-name="T1">Программные технологии для эффективного </text:span></text:p>
          <text:p text:style-name="P1"><text:span text:style-name="T1">поиска логического вывода в исчислении </text:span></text:p>
          <text:p text:style-name="P1"><text:span text:style-name="T1">позитивно-образованных формул</text:span></text:p>
          <draw:enhanced-geometry svg:viewBox="0 0 21600 21600" draw:type="rectangle" draw:enhanced-path="M 0 0 L 21600 0 21600 21600 0 21600 0 0 Z N"/>
        </draw:custom-shape>
        <draw:frame draw:style-name="gr2" draw:text-style-name="P3" draw:layer="layout" svg:width="16.271cm" svg:height="1.195cm" svg:x="5.65cm" svg:y="8.852cm">
          <draw:text-box>
            <text:p><text:span text:style-name="T2">Ларионов Александр Александрович</text:span></text:p>
          </draw:text-box>
        </draw:frame>
        <draw:frame draw:style-name="gr2" draw:text-style-name="P4" draw:layer="layout" svg:width="16.589cm" svg:height="1.195cm" svg:x="5.551cm" svg:y="10.453cm">
          <draw:text-box>
            <text:p><text:span text:style-name="T3">Иркутский государственный университет</text:span></text:p>
          </draw:text-box>
        </draw:frame>
        <draw:frame draw:style-name="gr3" draw:text-style-name="P5" draw:layer="layout" svg:width="22.481cm" svg:height="1.825cm" svg:x="6.634cm" svg:y="15.552cm">
          <draw:text-box>
            <text:p><text:span text:style-name="T4">Научный руководитель: Черкашин Е.А.</text:span></text:p>
            <text:p><text:span text:style-name="T4">Специальность: 05.13.17 Теоретические основы информатики</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78cm" svg:x="1.094cm" svg:y="5.356cm">
          <text:p/>
          <draw:enhanced-geometry svg:viewBox="0 0 21600 21600" draw:mirror-horizontal="false" draw:mirror-vertical="false" draw:type="rectangle" draw:enhanced-path="M 0 0 L 21600 0 21600 21600 0 21600 0 0 Z N"/>
        </draw:custom-shape>
        <draw:frame draw:style-name="gr2" draw:layer="layout" svg:width="14.942cm" svg:height="0.962cm" svg:x="2.032cm" svg:y="5.51cm">
          <draw:text-box>
            <text:p text:style-name="P6"><text:span text:style-name="T6">Полуразрешимость исчислений первого порядка</text:span></text:p>
          </draw:text-box>
        </draw:frame>
        <draw:custom-shape draw:style-name="gr7" draw:text-style-name="P10" draw:layer="layout" svg:width="1.016cm" svg:height="1.016cm" svg:x="0.588cm" svg:y="4.826cm">
          <text:p text:style-name="P1"><text:span text:style-name="T6">1</text:span></text:p>
          <draw:enhanced-geometry svg:viewBox="0 0 21600 21600" draw:type="rectangle" draw:enhanced-path="M 0 0 L 21600 0 21600 21600 0 21600 0 0 Z N"/>
        </draw:custom-shape>
        <draw:custom-shape draw:style-name="gr6" draw:text-style-name="P9" draw:layer="layout" svg:width="26.084cm" svg:height="3.249cm" svg:x="1.094cm" svg:y="8.256cm">
          <text:p/>
          <draw:enhanced-geometry svg:viewBox="0 0 21600 21600" draw:mirror-horizontal="false" draw:mirror-vertical="false" draw:type="rectangle" draw:enhanced-path="M 0 0 L 21600 0 21600 21600 0 21600 0 0 Z N"/>
        </draw:custom-shape>
        <draw:frame draw:style-name="gr2" draw:layer="layout" svg:width="25.089cm" svg:height="3.095cm" svg:x="2.032cm" svg:y="8.41cm">
          <draw:text-box>
            <text:p text:style-name="P6"><text:span text:style-name="T6">Существующие версии систем автоматического доказательства теорем (АДТ) для </text:span></text:p>
            <text:p text:style-name="P6"><text:span text:style-name="T6">исчисления позитивно-образованных формул (ПО-формул) или </text:span></text:p>
            <text:p text:style-name="P6"><text:span text:style-name="T6">узкоспециализированны, или неэффективны, или носят демонстрационный </text:span></text:p>
            <text:p text:style-name="P6"><text:span text:style-name="T6">характер. </text:span></text:p>
          </draw:text-box>
        </draw:frame>
        <draw:custom-shape draw:style-name="gr7" draw:text-style-name="P10" draw:layer="layout" svg:width="1.016cm" svg:height="1.016cm" svg:x="0.588cm" svg:y="7.726cm">
          <text:p text:style-name="P1"><text:span text:style-name="T6">2</text:span></text:p>
          <draw:enhanced-geometry svg:viewBox="0 0 21600 21600" draw:type="rectangle" draw:enhanced-path="M 0 0 L 21600 0 21600 21600 0 21600 0 0 Z N"/>
        </draw:custom-shape>
        <draw:custom-shape draw:style-name="gr6" draw:text-style-name="P9" draw:layer="layout" svg:width="26.084cm" svg:height="1.674cm" svg:x="1.095cm" svg:y="12.656cm">
          <text:p/>
          <draw:enhanced-geometry svg:viewBox="0 0 21600 21600" draw:mirror-horizontal="false" draw:mirror-vertical="false" draw:type="rectangle" draw:enhanced-path="M 0 0 L 21600 0 21600 21600 0 21600 0 0 Z N"/>
        </draw:custom-shape>
        <draw:frame draw:style-name="gr2" draw:layer="layout" svg:width="21.432cm" svg:height="0.962cm" svg:x="2.033cm" svg:y="12.81cm">
          <draw:text-box>
            <text:p text:style-name="P6"><text:span text:style-name="T6">Не все предметные области покрыты эффективными системами АДТ. </text:span></text:p>
          </draw:text-box>
        </draw:frame>
        <draw:custom-shape draw:style-name="gr7" draw:text-style-name="P10" draw:layer="layout" svg:width="1.016cm" svg:height="1.016cm" svg:x="0.589cm" svg:y="12.126cm">
          <text:p text:style-name="P1"><text:span text:style-name="T6">3</text:span></text:p>
          <draw:enhanced-geometry svg:viewBox="0 0 21600 21600" draw:type="rectangle" draw:enhanced-path="M 0 0 L 21600 0 21600 21600 0 21600 0 0 Z N"/>
        </draw:custom-shape>
        <draw:custom-shape draw:style-name="gr6" draw:text-style-name="P9" draw:layer="layout" svg:width="26.084cm" svg:height="1.827cm" svg:x="1.095cm" svg:y="15.756cm">
          <text:p/>
          <draw:enhanced-geometry svg:viewBox="0 0 21600 21600" draw:mirror-horizontal="false" draw:mirror-vertical="false" draw:type="rectangle" draw:enhanced-path="M 0 0 L 21600 0 21600 21600 0 21600 0 0 Z N"/>
        </draw:custom-shape>
        <draw:frame draw:style-name="gr2" draw:layer="layout" svg:width="17.503cm" svg:height="1.673cm" svg:x="2.033cm" svg:y="15.91cm">
          <draw:text-box>
            <text:p text:style-name="P6"><text:span text:style-name="T6">Системы АДТ активно применяются для решения задач. </text:span></text:p>
            <text:p text:style-name="P6"><text:span text:style-name="T6">Новый подход – новое решение.</text:span></text:p>
          </draw:text-box>
        </draw:frame>
        <draw:custom-shape draw:style-name="gr7" draw:text-style-name="P10" draw:layer="layout" svg:width="1.016cm" svg:height="1.016cm" svg:x="0.589cm" svg:y="15.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5" draw:text-style-name="P7" draw:layer="layout" svg:width="27.991cm" svg:height="1.64cm" svg:x="0.002cm" svg:y="0.9cm">
          <text:p text:style-name="P6"><text:span text:style-name="T1">Актуальность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01cm">
          <text:p/>
          <draw:enhanced-geometry svg:viewBox="0 0 21600 21600" draw:mirror-horizontal="false" draw:mirror-vertical="false" draw:type="rectangle" draw:enhanced-path="M 0 0 L 21600 0 21600 21600 0 21600 0 0 Z N"/>
        </draw:custom-shape>
        <draw:custom-shape draw:style-name="gr7" draw:text-style-name="P12" draw:layer="layout" svg:width="26.084cm" svg:height="1.27cm" svg:x="0.994cm" svg:y="3.811cm">
          <text:p text:style-name="P6"><text:span text:style-name="T3">Особенности ПО-формул:</text:span></text:p>
          <draw:enhanced-geometry svg:viewBox="0 0 21600 21600" draw:type="rectangle" draw:enhanced-path="M 0 0 L 21600 0 21600 21600 0 21600 0 0 Z N"/>
        </draw:custom-shape>
        <draw:frame draw:style-name="gr2" draw:text-style-name="P13" draw:layer="layout" svg:width="18.934cm" svg:height="0.962cm" svg:x="2.033cm" svg:y="6.312cm">
          <draw:text-box>
            <text:p text:style-name="P6"><text:span text:style-name="T6">Единственное правило вывода и единственная схема аксиом.</text:span></text:p>
          </draw:text-box>
        </draw:frame>
        <draw:custom-shape draw:style-name="gr7" draw:text-style-name="P14" draw:layer="layout" svg:width="1.016cm" svg:height="1.016cm" svg:x="0.588cm" svg:y="5.7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1.467cm" svg:x="1.076cm" svg:y="9.201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4cm" svg:y="9.212cm">
          <draw:text-box>
            <text:p text:style-name="P6"><text:span text:style-name="T6">Крупноблочная структура формулы и крупноблочное правило вывода.</text:span></text:p>
          </draw:text-box>
        </draw:frame>
        <draw:custom-shape draw:style-name="gr7" draw:text-style-name="P14" draw:layer="layout" svg:width="1.016cm" svg:height="1.016cm" svg:x="0.589cm" svg:y="8.6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1.802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5cm" svg:y="11.813cm">
          <draw:text-box>
            <text:p text:style-name="P6"><text:span text:style-name="T6">Нет необходимости в процедре сколемизации.</text:span></text:p>
          </draw:text-box>
        </draw:frame>
        <draw:custom-shape draw:style-name="gr7" draw:text-style-name="P14" draw:layer="layout" svg:width="1.016cm" svg:height="1.016cm" svg:x="0.59cm" svg:y="11.228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3.903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6cm" svg:y="13.914cm">
          <draw:text-box>
            <text:p text:style-name="P6"><text:span text:style-name="T6">Эвристическая структура исходной формулы сохраняется.</text:span></text:p>
          </draw:text-box>
        </draw:frame>
        <draw:custom-shape draw:style-name="gr7" draw:text-style-name="P14" draw:layer="layout" svg:width="1.016cm" svg:height="1.016cm" svg:x="0.591cm" svg:y="13.329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5" draw:text-style-name="P7" draw:layer="layout" svg:width="27.991cm" svg:height="1.64cm" svg:x="0.002cm" svg:y="0.9cm">
          <text:p text:style-name="P6"><text:span text:style-name="T1">Объект и предмет исследован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1" draw:layer="layout" svg:width="26.924cm" svg:height="2.956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Объект исследования</text:span></text:p>
          <draw:enhanced-geometry svg:viewBox="0 0 21600 21600" draw:type="rectangle" draw:enhanced-path="M 0 0 L 21600 0 21600 21600 0 21600 0 0 Z N"/>
        </draw:custom-shape>
        <draw:frame draw:style-name="gr9" draw:text-style-name="P15" draw:layer="layout" svg:width="14.508cm" svg:height="0.962cm" svg:x="0.57cm" svg:y="6.396cm">
          <draw:text-box>
            <text:p><text:span text:style-name="T6">Исчисление позитивно-образованных формул.</text:span></text:p>
          </draw:text-box>
        </draw:frame>
        <draw:custom-shape draw:style-name="gr6" draw:text-style-name="P1" draw:layer="layout" svg:width="26.924cm" svg:height="5.014cm" svg:x="0.508cm" svg:y="9.656cm">
          <text:p/>
          <draw:enhanced-geometry svg:viewBox="0 0 21600 21600" draw:type="rectangle" draw:enhanced-path="M 0 0 L 21600 0 21600 21600 0 21600 0 0 Z N"/>
        </draw:custom-shape>
        <draw:custom-shape draw:style-name="gr7" draw:text-style-name="P12" draw:layer="layout" svg:width="26.924cm" svg:height="1.27cm" svg:x="0.508cm" svg:y="9.656cm">
          <text:p text:style-name="P6"><text:span text:style-name="T3">Предмет исследования</text:span></text:p>
          <draw:enhanced-geometry svg:viewBox="0 0 21600 21600" draw:type="rectangle" draw:enhanced-path="M 0 0 L 21600 0 21600 21600 0 21600 0 0 Z N"/>
        </draw:custom-shape>
        <draw:frame draw:style-name="gr9" draw:text-style-name="P15" draw:layer="layout" svg:width="26.608cm" svg:height="3.095cm" svg:x="0.57cm" svg:y="11.196cm">
          <draw:text-box>
            <text:p><text:span text:style-name="T6">Свойства языка и исчисления ПО-формул, современных структур данных и алгоритмов поиска ЛВ в исчислениях первого порядка, разработка структур данных и алгоритмов, обеспечивающих создание новых программных систем и технологий эффективного поиска ЛВ в исчислениях ПО-формул. </text:span></text:p>
          </draw:text-box>
        </draw:frame>
        <presentation:notes draw:style-name="dp2">
          <draw:page-thumbnail draw:style-name="gr4"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5" draw:text-style-name="P7" draw:layer="layout" svg:width="27.991cm" svg:height="1.64cm" svg:x="0.002cm" svg:y="0.9cm">
          <text:p text:style-name="P6"><text:span text:style-name="T1">Цел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0" draw:text-style-name="P16" draw:layer="layout" svg:width="26.924cm" svg:height="4.288cm" svg:x="0.508cm" svg:y="6.556cm">
          <text:p text:style-name="P1"><text:span text:style-name="T3">Разработка программной системы для эффективного </text:span></text:p>
          <text:p text:style-name="P1"><text:span text:style-name="T3">поиска логического вывода в исчислении </text:span></text:p>
          <text:p text:style-name="P1"><text:span text:style-name="T3">позитивно-образованных формул.</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5" draw:text-style-name="P7" draw:layer="layout" svg:width="27.991cm" svg:height="1.64cm" svg:x="0.002cm" svg:y="0.9cm">
          <text:p text:style-name="P6"><text:span text:style-name="T1">Задач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2.27cm" svg:height="1.673cm" svg:x="2.032cm" svg:y="3.81cm">
          <draw:text-box>
            <text:p text:style-name="P6"><text:span text:style-name="T6">Разработка эффективных структур данных представления ПО-формул в </text:span></text:p>
            <text:p text:style-name="P6"><text:span text:style-name="T6">памяти компьютера.</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117cm" svg:height="1.673cm" svg:x="2.032cm" svg:y="7.01cm">
          <draw:text-box>
            <text:p text:style-name="P6"><text:span text:style-name="T6">Создание оригинальных методик (стратегий) эффективного поиска ЛВ в </text:span></text:p>
            <text:p text:style-name="P6"><text:span text:style-name="T6">исчислении ПО-формул.</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3.599cm" svg:height="1.673cm" svg:x="2.032cm" svg:y="10.31cm">
          <draw:text-box>
            <text:p text:style-name="P6"><text:span text:style-name="T6">Адаптация существующих методик АДТ для исчисления ПО-формул с целью </text:span></text:p>
            <text:p text:style-name="P6"><text:span text:style-name="T6">повышения эффективности поиска ЛВ.</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25.28cm" svg:height="1.673cm" svg:x="2.032cm" svg:y="13.61cm">
          <draw:text-box>
            <text:p text:style-name="P6"><text:span text:style-name="T6">Разработка эффективной программной системы АДТ, создание инструментальных </text:span></text:p>
            <text:p text:style-name="P6"><text:span text:style-name="T6">средств для программирования систем АДТ в исчислении ПО-формул.</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2.354cm" svg:height="1.673cm" svg:x="2.032cm" svg:y="16.91cm">
          <draw:text-box>
            <text:p text:style-name="P6"><text:span text:style-name="T6">Апробация разработанных программных средств на решении тестовых и </text:span></text:p>
            <text:p text:style-name="P6"><text:span text:style-name="T6">практических задач. Сравнение с другими системами АДТ.</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6.3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9.6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2.926cm">
          <text:p text:style-name="P1"><text:span text:style-name="T6">4</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новизн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text-style-name="P13" draw:layer="layout" svg:width="22.147cm" svg:height="1.673cm" svg:x="2.032cm" svg:y="3.81cm">
          <draw:text-box>
            <text:p text:style-name="P6"><text:span text:style-name="T7">Изучены свойства исчисления ПО-формул, влияющие на применимость </text:span></text:p>
            <text:p text:style-name="P6"><text:span text:style-name="T7">известных методик повышения эффективности поиска ЛВ.</text:span></text:p>
          </draw:text-box>
        </draw:frame>
        <draw:custom-shape draw:style-name="gr6" draw:text-style-name="P9" draw:layer="layout" svg:width="26.084cm" svg:height="3.558cm" svg:x="1.094cm" svg:y="6.856cm">
          <text:p/>
          <draw:enhanced-geometry svg:viewBox="0 0 21600 21600" draw:mirror-horizontal="false" draw:mirror-vertical="false" draw:type="rectangle" draw:enhanced-path="M 0 0 L 21600 0 21600 21600 0 21600 0 0 Z N"/>
        </draw:custom-shape>
        <draw:frame draw:style-name="gr2" draw:text-style-name="P13" draw:layer="layout" svg:width="24.543cm" svg:height="3.095cm" svg:x="2.032cm" svg:y="7.01cm">
          <draw:text-box>
            <text:p text:style-name="P6"><text:span text:style-name="T7">Впервые предложены и реализованы подходы обработки неограниченных </text:span></text:p>
            <text:p text:style-name="P6"><text:span text:style-name="T7">переменных, стратегия k,m-ограничения, структуры данных экономного </text:span></text:p>
            <text:p text:style-name="P6"><text:span text:style-name="T7">представления ПО-формул с дизъюнктивным ветвлением, обработка предиката </text:span></text:p>
            <text:p text:style-name="P6"><text:span text:style-name="T7">равенства без прямого представления аксиом равенства в виде ПО-формулы.</text:span></text:p>
          </draw:text-box>
        </draw:frame>
        <draw:custom-shape draw:style-name="gr6" draw:text-style-name="P9" draw:layer="layout" svg:width="26.084cm" svg:height="2.976cm" svg:x="1.094cm" svg:y="11.756cm">
          <text:p/>
          <draw:enhanced-geometry svg:viewBox="0 0 21600 21600" draw:mirror-horizontal="false" draw:mirror-vertical="false" draw:type="rectangle" draw:enhanced-path="M 0 0 L 21600 0 21600 21600 0 21600 0 0 Z N"/>
        </draw:custom-shape>
        <draw:frame draw:style-name="gr2" draw:text-style-name="P13" draw:layer="layout" svg:width="24.911cm" svg:height="2.384cm" svg:x="2.032cm" svg:y="11.91cm">
          <draw:text-box>
            <text:p text:style-name="P6"><text:span text:style-name="T7">Впервые, для исчисления ПО-формул успешно применены широко используемые</text:span></text:p>
            <text:p text:style-name="P6"><text:span text:style-name="T7">подходы: индексирование термов, параллельные схемы алгоритмов поиска ЛВ, </text:span></text:p>
            <text:p text:style-name="P6"><text:span text:style-name="T7">разделение данных, кэширование результатов, системы переписывания термов.</text:span></text:p>
          </draw:text-box>
        </draw:frame>
        <draw:custom-shape draw:style-name="gr6" draw:text-style-name="P9" draw:layer="layout" svg:width="26.084cm" svg:height="3.048cm" svg:x="1.094cm" svg:y="16.056cm">
          <text:p/>
          <draw:enhanced-geometry svg:viewBox="0 0 21600 21600" draw:mirror-horizontal="false" draw:mirror-vertical="false" draw:type="rectangle" draw:enhanced-path="M 0 0 L 21600 0 21600 21600 0 21600 0 0 Z N"/>
        </draw:custom-shape>
        <draw:frame draw:style-name="gr2" draw:text-style-name="P13" draw:layer="layout" svg:width="24.679cm" svg:height="2.384cm" svg:x="2.032cm" svg:y="16.21cm">
          <draw:text-box>
            <text:p text:style-name="P6"><text:span text:style-name="T7">Значительно расширен класс решаемых задач при помощи систем АДТ, </text:span></text:p>
            <text:p text:style-name="P6"><text:span text:style-name="T7">базирующихся на исчислении ПО-формул. Построены новые варианты решения </text:span></text:p>
            <text:p text:style-name="P6"><text:span text:style-name="T7">задач АДТ по сравнению с другими методами АДТ.</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5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4.956cm">
          <text:p/>
          <draw:enhanced-geometry svg:viewBox="0 0 21600 21600" draw:mirror-horizontal="false" draw:mirror-vertical="false" draw:type="rectangle" draw:enhanced-path="M 0 0 L 21600 0 21600 21600 0 21600 0 0 Z N"/>
        </draw:custom-shape>
        <draw:frame draw:style-name="gr2" draw:layer="layout" svg:width="23.354cm" svg:height="1.673cm" svg:x="2.032cm" svg:y="5.11cm">
          <draw:text-box>
            <text:p text:style-name="P6"><text:span text:style-name="T6">Созданы система АДТ и инструментальная среда разработки систем АДТ, </text:span></text:p>
            <text:p text:style-name="P6"><text:span text:style-name="T6">направленные на построение ЛВ в исчисления ПО-формул первого порядка.</text:span></text:p>
          </draw:text-box>
        </draw:frame>
        <draw:custom-shape draw:style-name="gr6" draw:text-style-name="P9" draw:layer="layout" svg:width="26.084cm" svg:height="3.05cm" svg:x="1.094cm" svg:y="8.156cm">
          <text:p/>
          <draw:enhanced-geometry svg:viewBox="0 0 21600 21600" draw:mirror-horizontal="false" draw:mirror-vertical="false" draw:type="rectangle" draw:enhanced-path="M 0 0 L 21600 0 21600 21600 0 21600 0 0 Z N"/>
        </draw:custom-shape>
        <draw:frame draw:style-name="gr2" draw:layer="layout" svg:width="24.001cm" svg:height="2.384cm" svg:x="2.032cm" svg:y="8.31cm">
          <draw:text-box>
            <text:p text:style-name="P6"><text:span text:style-name="T6">Выделены классы задач, для которых созданная система является более </text:span></text:p>
            <text:p text:style-name="P6"><text:span text:style-name="T6">эффективной, чем современные высокопроизводительные системы АДТ и </text:span></text:p>
            <text:p text:style-name="P6"><text:span text:style-name="T6">предложены специальные стратегии, повышающие эффективность поиска ЛВ.</text:span></text:p>
          </draw:text-box>
        </draw:frame>
        <draw:custom-shape draw:style-name="gr6" draw:text-style-name="P9" draw:layer="layout" svg:width="26.084cm" svg:height="2.306cm" svg:x="1.094cm" svg:y="12.456cm">
          <text:p/>
          <draw:enhanced-geometry svg:viewBox="0 0 21600 21600" draw:mirror-horizontal="false" draw:mirror-vertical="false" draw:type="rectangle" draw:enhanced-path="M 0 0 L 21600 0 21600 21600 0 21600 0 0 Z N"/>
        </draw:custom-shape>
        <draw:frame draw:style-name="gr2" draw:layer="layout" svg:width="22.604cm" svg:height="1.673cm" svg:x="2.032cm" svg:y="12.61cm">
          <draw:text-box>
            <text:p text:style-name="P6"><text:span text:style-name="T6">Реализована инфраструктура тестирования разработанных алгоритмов и </text:span></text:p>
            <text:p text:style-name="P6"><text:span text:style-name="T6">программного обеспечения АДТ на тестовых задачах из библиотеки TPTP.</text:span></text:p>
          </draw:text-box>
        </draw:frame>
        <draw:custom-shape draw:style-name="gr7" draw:text-style-name="P14" draw:layer="layout" svg:width="1.016cm" svg:height="1.016cm" svg:x="0.588cm" svg:y="4.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6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6" draw:text-style-name="P9" draw:layer="layout" svg:width="26.084cm" svg:height="3.165cm" svg:x="1.076cm" svg:y="16.901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Научная и практическая значимость</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828cm" svg:x="1.075cm" svg:y="6.3cm">
          <text:p/>
          <draw:enhanced-geometry svg:viewBox="0 0 21600 21600" draw:mirror-horizontal="false" draw:mirror-vertical="false" draw:type="rectangle" draw:enhanced-path="M 0 0 L 21600 0 21600 21600 0 21600 0 0 Z N"/>
        </draw:custom-shape>
        <draw:frame draw:style-name="gr11" draw:text-style-name="P6" draw:layer="layout" svg:width="25.551cm" svg:height="3.662cm" svg:x="1.708cm" svg:y="16.912cm">
          <draw:text-box>
            <text:p text:style-name="P6"><text:span text:style-name="T6">Разработанные программные средства используются в учебном процессе в </text:span></text:p>
            <text:p text:style-name="P6"><text:span text:style-name="T6">Институте математики, экономики и информатики Иркутского государственного </text:span></text:p>
            <text:p text:style-name="P6"><text:span text:style-name="T6">университета (ИМЭИ ИГУ), Научно-исследовательском Иркутском государственном </text:span></text:p>
            <text:p text:style-name="P6"><text:span text:style-name="T6">техническом университете (НИ ИрГТУ).</text:span></text:p>
          </draw:text-box>
        </draw:frame>
        <draw:custom-shape draw:style-name="gr7" draw:text-style-name="P12" draw:layer="layout" svg:width="26.084cm" svg:height="1.27cm" svg:x="0.994cm" svg:y="3.81cm">
          <text:p text:style-name="P6"><text:span text:style-name="T3">Исследования поддержаны:</text:span></text:p>
          <draw:enhanced-geometry svg:viewBox="0 0 21600 21600" draw:type="rectangle" draw:enhanced-path="M 0 0 L 21600 0 21600 21600 0 21600 0 0 Z N"/>
        </draw:custom-shape>
        <draw:frame draw:style-name="gr2" draw:text-style-name="P13" draw:layer="layout" svg:width="23.188cm" svg:height="1.673cm" svg:x="2.033cm" svg:y="6.311cm">
          <draw:text-box>
            <text:p text:style-name="P6"><text:span text:style-name="T6">Федеральная целевая программа “Научные и научно-педагогические кадры </text:span></text:p>
            <text:p text:style-name="P6"><text:span text:style-name="T6">инновационной России” на 2009-2013 годы, госконтракт № П696.</text:span></text:p>
          </draw:text-box>
        </draw:frame>
        <draw:custom-shape draw:style-name="gr7" draw:text-style-name="P14" draw:layer="layout" svg:width="1.016cm" svg:height="1.016cm" svg:x="0.588cm" svg:y="5.726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2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2.384cm" svg:x="2.034cm" svg:y="9.211cm">
          <draw:text-box>
            <text:p text:style-name="P6"><text:span text:style-name="T6">Базовые проекты научно-исследовательской работы ИДСТУ СО РАН, </text:span></text:p>
            <text:p text:style-name="P6"><text:span text:style-name="T6">Проект IV.31.2.4., № гос. регистрации: 01201001350, программа IV.31.2., </text:span></text:p>
            <text:p text:style-name="P6"><text:span text:style-name="T6">Проект IV.32.1.2., № гос. Регистрации: 01201001346.</text:span></text:p>
          </draw:text-box>
        </draw:frame>
        <draw:custom-shape draw:style-name="gr7" draw:text-style-name="P14" draw:layer="layout" svg:width="1.016cm" svg:height="1.016cm" svg:x="0.589cm" svg:y="8.626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115cm" svg:x="1.077cm" svg:y="12.601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5cm" svg:y="12.612cm">
          <draw:text-box>
            <text:p text:style-name="P6"><text:span text:style-name="T6">РФФИ, № 08-07-98005-р_Сибирь_а.</text:span></text:p>
          </draw:text-box>
        </draw:frame>
        <draw:custom-shape draw:style-name="gr7" draw:text-style-name="P14" draw:layer="layout" svg:width="1.016cm" svg:height="1.016cm" svg:x="0.59cm" svg:y="12.027cm">
          <text:p text:style-name="P1"><text:span text:style-name="T7">3</text:span></text:p>
          <draw:enhanced-geometry svg:viewBox="0 0 21600 21600" draw:type="rectangle" draw:enhanced-path="M 0 0 L 21600 0 21600 21600 0 21600 0 0 Z N"/>
        </draw:custom-shape>
        <draw:custom-shape draw:style-name="gr6" draw:text-style-name="P9" draw:layer="layout" svg:width="26.084cm" svg:height="1.115cm" svg:x="1.078cm" svg:y="14.702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6cm" svg:y="14.713cm">
          <draw:text-box>
            <text:p text:style-name="P6"><text:span text:style-name="T6">Программа “Университетский кластер”.</text:span></text:p>
          </draw:text-box>
        </draw:frame>
        <draw:custom-shape draw:style-name="gr7" draw:text-style-name="P14" draw:layer="layout" svg:width="1.016cm" svg:height="1.016cm" svg:x="0.591cm" svg:y="14.128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5" draw:text-style-name="P7" draw:layer="layout" svg:width="27.991cm" svg:height="1.64cm" svg:x="0.002cm" svg:y="0.9cm">
          <text:p text:style-name="P6"><text:span text:style-name="T1">Результаты выносимые на защиту</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2"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693cm">
          <text:p/>
          <draw:enhanced-geometry svg:viewBox="0 0 21600 21600" draw:mirror-horizontal="false" draw:mirror-vertical="false" draw:type="rectangle" draw:enhanced-path="M 0 0 L 21600 0 21600 21600 0 21600 0 0 Z N"/>
        </draw:custom-shape>
        <draw:frame draw:style-name="gr12"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3"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2"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8.1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 (всего 14)</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2.462cm" svg:x="1.094cm" svg:y="16.304cm">
          <text:p/>
          <draw:enhanced-geometry svg:viewBox="0 0 21600 21600" draw:mirror-horizontal="false" draw:mirror-vertical="false" draw:type="rectangle" draw:enhanced-path="M 0 0 L 21600 0 21600 21600 0 21600 0 0 Z N"/>
        </draw:custom-shape>
        <draw:frame draw:style-name="gr14" draw:text-style-name="P17" draw:layer="layout" svg:width="25.654cm" svg:height="2.132cm" svg:x="1.87cm" svg:y="16.536cm">
          <draw:text-box>
            <text:p text:style-name="P6"><text:span text:style-name="T5">Davydov A.V., Larionov A.A., Cherkashin E.A. On the calculus of positively constructed formulas for automated theorem proving // Automatic Control and Computer Sciences (AC&amp;CS). 2011. Volume 45, Issue 7, pp.402-407.</text:span></text:p>
          </draw:text-box>
        </draw:frame>
        <draw:custom-shape draw:style-name="gr6" draw:text-style-name="P9" draw:layer="layout" svg:width="26.084cm" svg:height="2.689cm" svg:x="1.094cm" svg:y="3.993cm">
          <text:p/>
          <draw:enhanced-geometry svg:viewBox="0 0 21600 21600" draw:mirror-horizontal="false" draw:mirror-vertical="false" draw:type="rectangle" draw:enhanced-path="M 0 0 L 21600 0 21600 21600 0 21600 0 0 Z N"/>
        </draw:custom-shape>
        <draw:frame draw:style-name="gr15" draw:text-style-name="P18" draw:layer="layout" svg:width="24.637cm" svg:height="2.132cm" svg:x="2.033cm" svg:y="4.412cm">
          <draw:text-box>
            <text:p text:style-name="P6"><text:span text:style-name="T8">Давыдов А.В., Ларионов А.А., Черкашин Е.А. Об исчислении позитивно-образованных формул для автоматического доказательства теорем // Моделирование и анализ информационных систем. 2010.T. 17, N 4, С. 60-69.</text:span></text:p>
          </draw:text-box>
        </draw:frame>
        <draw:custom-shape draw:style-name="gr6" draw:text-style-name="P9" draw:layer="layout" svg:width="26.084cm" svg:height="3.415cm" svg:x="1.094cm" svg:y="7.793cm">
          <text:p/>
          <draw:enhanced-geometry svg:viewBox="0 0 21600 21600" draw:mirror-horizontal="false" draw:mirror-vertical="false" draw:type="rectangle" draw:enhanced-path="M 0 0 L 21600 0 21600 21600 0 21600 0 0 Z N"/>
        </draw:custom-shape>
        <draw:frame draw:style-name="gr15" draw:text-style-name="P18" draw:layer="layout" svg:width="25.145cm" svg:height="2.759cm" svg:x="2.033cm" svg:y="8.212cm">
          <draw:text-box>
            <text:p text:style-name="P6"><text:span text:style-name="T8">Ларионов А.А., Черкашин Е.А., Терехин И.Н. Системные предикаты для управления логическим выводом в системе автоматического доказательства теорем для исчисления позитивно-образованных формул // Вестник Бурятского государственного университета, 2011, выпуск 9. Серия Математика. Информатика. с. 94-98.</text:span></text:p>
          </draw:text-box>
        </draw:frame>
        <draw:custom-shape draw:style-name="gr6" draw:text-style-name="P9" draw:layer="layout" svg:width="26.084cm" svg:height="2.671cm" svg:x="1.094cm" svg:y="12.393cm">
          <text:p/>
          <draw:enhanced-geometry svg:viewBox="0 0 21600 21600" draw:mirror-horizontal="false" draw:mirror-vertical="false" draw:type="rectangle" draw:enhanced-path="M 0 0 L 21600 0 21600 21600 0 21600 0 0 Z N"/>
        </draw:custom-shape>
        <draw:frame draw:style-name="gr15" draw:text-style-name="P18" draw:layer="layout" svg:width="24.637cm" svg:height="2.132cm" svg:x="2.034cm" svg:y="12.912cm">
          <draw:text-box>
            <text:p text:style-name="P6"><text:span text:style-name="T8">Ларионов А.А., Черкашин Е.А. Параллельные схемы алгоритмов автоматического доказательства теорем в исчислении позитивно-образованных формул // Дистанционное и виртуальное обучение. Февраль 2012. No. 2, С. 93-100.</text:span></text:p>
          </draw:text-box>
        </draw:frame>
        <draw:custom-shape draw:style-name="gr7" draw:text-style-name="P14" draw:layer="layout" svg:width="1.016cm" svg:height="1.016cm" svg:x="0.588cm" svg:y="3.4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7.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11.9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5.826cm">
          <text:p text:style-name="P1"><text:span text:style-name="T7">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5" draw:text-style-name="P7" draw:layer="layout" svg:width="27.991cm" svg:height="1.64cm" svg:x="0.002cm" svg:y="0.9cm">
          <text:p text:style-name="P6"><text:span text:style-name="T1">Публикаци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208cm" svg:x="1.094cm" svg:y="16.604cm">
          <text:p/>
          <draw:enhanced-geometry svg:viewBox="0 0 21600 21600" draw:mirror-horizontal="false" draw:mirror-vertical="false" draw:type="rectangle" draw:enhanced-path="M 0 0 L 21600 0 21600 21600 0 21600 0 0 Z N"/>
        </draw:custom-shape>
        <draw:frame draw:style-name="gr14" draw:text-style-name="P17" draw:layer="layout" svg:width="25.654cm" svg:height="2.759cm" svg:x="1.87cm" svg:y="16.836cm">
          <draw:text-box>
            <text:p text:style-name="P6"><text:span text:style-name="T5">Ларионов А.А., Терехин И.Н., Черкашин Е.А., Давыдов А.В. Программная система КВАНТ/4 для автоматического доказательства теорем // Труды ИМЭИ ИГУ. Математика и информатика: сборник научных трудов / под ред.: Королькова Ю.Д. [и др.]. Иркутск: Изд-во ИГУ. 2011. Вып. 1. С. 77-85.</text:span></text:p>
          </draw:text-box>
        </draw:frame>
        <draw:custom-shape draw:style-name="gr6" draw:text-style-name="P9" draw:layer="layout" svg:width="26.084cm" svg:height="3.178cm" svg:x="1.094cm" svg:y="3.993cm">
          <text:p/>
          <draw:enhanced-geometry svg:viewBox="0 0 21600 21600" draw:mirror-horizontal="false" draw:mirror-vertical="false" draw:type="rectangle" draw:enhanced-path="M 0 0 L 21600 0 21600 21600 0 21600 0 0 Z N"/>
        </draw:custom-shape>
        <draw:frame draw:style-name="gr15" draw:text-style-name="P13" draw:layer="layout" svg:width="24.637cm" svg:height="2.759cm" svg:x="2.033cm" svg:y="4.212cm">
          <draw:text-box>
            <text:p text:style-name="P6"><text:span text:style-name="T5">A.A. Larionov, E.A. Cherkashin, A.V. Davydov. Theorem Proving Software, Based on Method of Positively-Constructed Formulae // MIPRO-2011. 34-th International convention on information and communication technology, electronics and microelectronics. May 23-27, 2011. Croatia, Opatija. Vol. III. pp. 365-368.</text:span></text:p>
          </draw:text-box>
        </draw:frame>
        <draw:custom-shape draw:style-name="gr6" draw:text-style-name="P9" draw:layer="layout" svg:width="26.084cm" svg:height="3.415cm" svg:x="1.094cm" svg:y="8.193cm">
          <text:p/>
          <draw:enhanced-geometry svg:viewBox="0 0 21600 21600" draw:mirror-horizontal="false" draw:mirror-vertical="false" draw:type="rectangle" draw:enhanced-path="M 0 0 L 21600 0 21600 21600 0 21600 0 0 Z N"/>
        </draw:custom-shape>
        <draw:frame draw:style-name="gr15" draw:text-style-name="P13" draw:layer="layout" svg:width="24.637cm" svg:height="2.759cm" svg:x="2.033cm" svg:y="8.612cm">
          <draw:text-box>
            <text:p text:style-name="P6"><text:span text:style-name="T5">А.В. Давыдов, А.А. Ларионов. Об исчислении позитивно-образованных формул для автоматического доказательства теорем // Труды 5-го Международного симпозиума по компьютерным наукам в России. Семинар “Семантика, спецификация и верификация программ: теория и приложения”. 14-15 июня 2010. Казань. С. 109-116.</text:span></text:p>
          </draw:text-box>
        </draw:frame>
        <draw:custom-shape draw:style-name="gr6" draw:text-style-name="P9" draw:layer="layout" svg:width="26.084cm" svg:height="2.878cm" svg:x="1.094cm" svg:y="12.693cm">
          <text:p/>
          <draw:enhanced-geometry svg:viewBox="0 0 21600 21600" draw:mirror-horizontal="false" draw:mirror-vertical="false" draw:type="rectangle" draw:enhanced-path="M 0 0 L 21600 0 21600 21600 0 21600 0 0 Z N"/>
        </draw:custom-shape>
        <draw:frame draw:style-name="gr15" draw:text-style-name="P13" draw:layer="layout" svg:width="25.144cm" svg:height="2.759cm" svg:x="2.034cm" svg:y="12.812cm">
          <draw:text-box>
            <text:p text:style-name="P6"><text:span text:style-name="T5">Ларионов А.А., Черкашин Е.А., Давыдов А.В. Программная система для автоматического доказательства теорем в исчислении позитивно-образованных формул // Труды IV</text:span></text:p>
            <text:p text:style-name="P6"><text:span text:style-name="T5">Всероссийской конференции “Винеровские чтения”. Часть II. Иркутск: ИрГТУ, 2011. С. 190-197.</text:span></text:p>
          </draw:text-box>
        </draw:frame>
        <draw:custom-shape draw:style-name="gr7" draw:text-style-name="P14" draw:layer="layout" svg:width="1.016cm" svg:height="1.016cm" svg:x="0.588cm" svg:y="3.426cm">
          <text:p text:style-name="P1"><text:span text:style-name="T7">5</text:span></text:p>
          <draw:enhanced-geometry svg:viewBox="0 0 21600 21600" draw:type="rectangle" draw:enhanced-path="M 0 0 L 21600 0 21600 21600 0 21600 0 0 Z N"/>
        </draw:custom-shape>
        <draw:custom-shape draw:style-name="gr7" draw:text-style-name="P14" draw:layer="layout" svg:width="1.016cm" svg:height="1.016cm" svg:x="0.588cm" svg:y="7.726cm">
          <text:p text:style-name="P1"><text:span text:style-name="T7">6</text:span></text:p>
          <draw:enhanced-geometry svg:viewBox="0 0 21600 21600" draw:type="rectangle" draw:enhanced-path="M 0 0 L 21600 0 21600 21600 0 21600 0 0 Z N"/>
        </draw:custom-shape>
        <draw:custom-shape draw:style-name="gr7" draw:text-style-name="P14" draw:layer="layout" svg:width="1.016cm" svg:height="1.016cm" svg:x="0.588cm" svg:y="12.226cm">
          <text:p text:style-name="P1"><text:span text:style-name="T7">7</text:span></text:p>
          <draw:enhanced-geometry svg:viewBox="0 0 21600 21600" draw:type="rectangle" draw:enhanced-path="M 0 0 L 21600 0 21600 21600 0 21600 0 0 Z N"/>
        </draw:custom-shape>
        <draw:custom-shape draw:style-name="gr7" draw:text-style-name="P14" draw:layer="layout" svg:width="1.016cm" svg:height="1.016cm" svg:x="0.588cm" svg:y="16.126cm">
          <text:p text:style-name="P1"><text:span text:style-name="T7">8</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custom-shape draw:style-name="gr5" draw:text-style-name="P7" draw:layer="layout" svg:width="27.991cm" svg:height="1.64cm" svg:x="0.002cm" svg:y="0.9cm">
          <text:p text:style-name="P6"><text:span text:style-name="T1">Апробация</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6" draw:text-style-name="P17" draw:layer="layout" svg:width="25.654cm" svg:height="14.672cm" svg:x="1.27cm" svg:y="3.974cm">
          <draw:text-box>
            <text:p text:style-name="P6"><text:span text:style-name="T5">Международная конференция ``Мальцевские чтения'', 24-28 августа 2009 г., г. Новосибирск;</text:span></text:p>
            <text:p text:style-name="P6"><text:span text:style-name="T5"/></text:p>
            <text:p text:style-name="P6"><text:span text:style-name="T5">Семинар ИДСТУ СО РАН ``Ляпуновские чтения'', ИДСТУ СО РАН, г. Иркутск, 21-23 декабря 2009 г.;</text:span></text:p>
            <text:p text:style-name="P6"><text:span text:style-name="T5"/></text:p>
            <text:p text:style-name="P6"><text:span text:style-name="T5">Всероссийская конференция молодых ученых ``Математическое моделирование и информационные технологии'', 15-21 марта 2010 г., г. Иркутск;</text:span></text:p>
            <text:p text:style-name="P6"><text:span text:style-name="T5"/></text:p>
            <text:p text:style-name="P6"><text:span text:style-name="T5">Международная конференция ``Облачные вычисления. Образование. Исследования. Разработки'', 15--16 апреля 2010 г., г. Москва;</text:span></text:p>
            <text:p text:style-name="P6"><text:span text:style-name="T5"/></text:p>
            <text:p text:style-name="P6"><text:span text:style-name="T5">Международный симпозиум по компьютерным наукам в России. Семинар ``Семантика, спецификация и верификация программ: теория и приложения'', 14-15 июня 2010 г., г. Казань;</text:span></text:p>
            <text:p text:style-name="P6"><text:span text:style-name="T5"/></text:p>
            <text:p text:style-name="P6"><text:span text:style-name="T5">4-я Всероссийская конференция ``Винеровские чтения'', 9--14 марта 2011 г., г. Иркутск;</text:span></text:p>
            <text:p text:style-name="P6"><text:span text:style-name="T5"/></text:p>
            <text:p text:style-name="P6"><text:span text:style-name="T5">34-й Международный симпозиум ``MIPRO'', 23-27 мая 2011 г., г. Опатия, Хорватия;</text:span></text:p>
            <text:p text:style-name="P6"><text:span text:style-name="T5"/></text:p>
            <text:p text:style-name="P6"><text:span text:style-name="T5">4-я Всероссийская мультиконференция по проблемам управления, <text:s/>3-8 октября 2011 г., с. Дивноморское;</text:span></text:p>
            <text:p text:style-name="P6"><text:span text:style-name="T5"/></text:p>
            <text:p text:style-name="P6"><text:span text:style-name="T5">13-я Национальная конференция по искусственному интеллекту с международным участием (КИИ--2012), 16--20 октября 2012 г., г. Белгород.</text:span></text:p>
          </draw:text-box>
        </draw:frame>
        <presentation:notes draw:style-name="dp2">
          <draw:page-thumbnail draw:style-name="gr4"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custom-shape draw:style-name="gr5" draw:text-style-name="P7" draw:layer="layout" svg:width="27.991cm" svg:height="1.64cm" svg:x="0.002cm" svg:y="0.9cm">
          <text:p text:style-name="P6"><text:span text:style-name="T1">Личный вклад автора</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1.932cm" svg:x="1.094cm" svg:y="3.656cm">
          <text:p/>
          <draw:enhanced-geometry svg:viewBox="0 0 21600 21600" draw:mirror-horizontal="false" draw:mirror-vertical="false" draw:type="rectangle" draw:enhanced-path="M 0 0 L 21600 0 21600 21600 0 21600 0 0 Z N"/>
        </draw:custom-shape>
        <draw:frame draw:style-name="gr2" draw:layer="layout" svg:width="23.269cm" svg:height="1.673cm" svg:x="2.032cm" svg:y="3.81cm">
          <draw:text-box>
            <text:p text:style-name="P6"><text:span text:style-name="T6">Разработка оригинальных стратегий эффективного поиска ЛВ в исчислении </text:span></text:p>
            <text:p text:style-name="P6"><text:span text:style-name="T6">ПО-формул [1,2,5,7,8].</text:span></text:p>
          </draw:text-box>
        </draw:frame>
        <draw:custom-shape draw:style-name="gr6" draw:text-style-name="P9" draw:layer="layout" svg:width="26.084cm" svg:height="1.932cm" svg:x="1.094cm" svg:y="6.856cm">
          <text:p/>
          <draw:enhanced-geometry svg:viewBox="0 0 21600 21600" draw:mirror-horizontal="false" draw:mirror-vertical="false" draw:type="rectangle" draw:enhanced-path="M 0 0 L 21600 0 21600 21600 0 21600 0 0 Z N"/>
        </draw:custom-shape>
        <draw:frame draw:style-name="gr2" draw:layer="layout" svg:width="22.841cm" svg:height="1.673cm" svg:x="2.032cm" svg:y="7.01cm">
          <draw:text-box>
            <text:p text:style-name="P6"><text:span text:style-name="T6">Адаптация существующих методик эффективного поиска ЛВ в исчислении </text:span></text:p>
            <text:p text:style-name="P6"><text:span text:style-name="T6">ПО-формул [1,3,6,7].</text:span></text:p>
          </draw:text-box>
        </draw:frame>
        <draw:custom-shape draw:style-name="gr6" draw:text-style-name="P9" draw:layer="layout" svg:width="26.084cm" svg:height="1.932cm" svg:x="1.094cm" svg:y="10.156cm">
          <text:p/>
          <draw:enhanced-geometry svg:viewBox="0 0 21600 21600" draw:mirror-horizontal="false" draw:mirror-vertical="false" draw:type="rectangle" draw:enhanced-path="M 0 0 L 21600 0 21600 21600 0 21600 0 0 Z N"/>
        </draw:custom-shape>
        <draw:frame draw:style-name="gr2" draw:layer="layout" svg:width="21.347cm" svg:height="0.962cm" svg:x="2.032cm" svg:y="10.31cm">
          <draw:text-box>
            <text:p text:style-name="P6"><text:span text:style-name="T6">Реализация структур данных для представления ПО-формул [1,5,7,8].</text:span></text:p>
          </draw:text-box>
        </draw:frame>
        <draw:custom-shape draw:style-name="gr6" draw:text-style-name="P9" draw:layer="layout" svg:width="26.084cm" svg:height="1.932cm" svg:x="1.094cm" svg:y="13.456cm">
          <text:p/>
          <draw:enhanced-geometry svg:viewBox="0 0 21600 21600" draw:mirror-horizontal="false" draw:mirror-vertical="false" draw:type="rectangle" draw:enhanced-path="M 0 0 L 21600 0 21600 21600 0 21600 0 0 Z N"/>
        </draw:custom-shape>
        <draw:frame draw:style-name="gr2" draw:layer="layout" svg:width="19.129cm" svg:height="0.962cm" svg:x="2.032cm" svg:y="13.61cm">
          <draw:text-box>
            <text:p text:style-name="P6"><text:span text:style-name="T6">Реализация программной системы АДТ ПО-формул [2,3,5,7,8].</text:span></text:p>
          </draw:text-box>
        </draw:frame>
        <draw:custom-shape draw:style-name="gr6" draw:text-style-name="P9" draw:layer="layout" svg:width="26.084cm" svg:height="1.932cm" svg:x="1.094cm" svg:y="16.756cm">
          <text:p/>
          <draw:enhanced-geometry svg:viewBox="0 0 21600 21600" draw:mirror-horizontal="false" draw:mirror-vertical="false" draw:type="rectangle" draw:enhanced-path="M 0 0 L 21600 0 21600 21600 0 21600 0 0 Z N"/>
        </draw:custom-shape>
        <draw:frame draw:style-name="gr2" draw:layer="layout" svg:width="25.077cm" svg:height="0.962cm" svg:x="2.032cm" svg:y="16.91cm">
          <draw:text-box>
            <text:p text:style-name="P6"><text:span text:style-name="T6">Тестирование разработанной системы АДТ на задачах из библиотеки TPTP [2,5,7].</text:span></text:p>
          </draw:text-box>
        </draw:frame>
        <draw:custom-shape draw:style-name="gr7" draw:text-style-name="P14" draw:layer="layout" svg:width="1.016cm" svg:height="1.016cm" svg:x="0.588cm" svg:y="3.126cm">
          <text:p text:style-name="P1"><text:span text:style-name="T7">1</text:span></text:p>
          <draw:enhanced-geometry svg:viewBox="0 0 21600 21600" draw:type="rectangle" draw:enhanced-path="M 0 0 L 21600 0 21600 21600 0 21600 0 0 Z N"/>
        </draw:custom-shape>
        <draw:custom-shape draw:style-name="gr7" draw:text-style-name="P14" draw:layer="layout" svg:width="1.016cm" svg:height="1.016cm" svg:x="0.588cm" svg:y="6.326cm">
          <text:p text:style-name="P1"><text:span text:style-name="T7">2</text:span></text:p>
          <draw:enhanced-geometry svg:viewBox="0 0 21600 21600" draw:type="rectangle" draw:enhanced-path="M 0 0 L 21600 0 21600 21600 0 21600 0 0 Z N"/>
        </draw:custom-shape>
        <draw:custom-shape draw:style-name="gr7" draw:text-style-name="P14" draw:layer="layout" svg:width="1.016cm" svg:height="1.016cm" svg:x="0.588cm" svg:y="9.626cm">
          <text:p text:style-name="P1"><text:span text:style-name="T7">3</text:span></text:p>
          <draw:enhanced-geometry svg:viewBox="0 0 21600 21600" draw:type="rectangle" draw:enhanced-path="M 0 0 L 21600 0 21600 21600 0 21600 0 0 Z N"/>
        </draw:custom-shape>
        <draw:custom-shape draw:style-name="gr7" draw:text-style-name="P14" draw:layer="layout" svg:width="1.016cm" svg:height="1.016cm" svg:x="0.588cm" svg:y="12.926cm">
          <text:p text:style-name="P1"><text:span text:style-name="T7">4</text:span></text:p>
          <draw:enhanced-geometry svg:viewBox="0 0 21600 21600" draw:type="rectangle" draw:enhanced-path="M 0 0 L 21600 0 21600 21600 0 21600 0 0 Z N"/>
        </draw:custom-shape>
        <draw:custom-shape draw:style-name="gr7" draw:text-style-name="P14" draw:layer="layout" svg:width="1.016cm" svg:height="1.016cm" svg:x="0.588cm" svg:y="16.226cm">
          <text:p text:style-name="P1"><text:span text:style-name="T7">5</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custom-shape draw:style-name="gr5" draw:text-style-name="P7" draw:layer="layout" svg:width="27.991cm" svg:height="1.64cm" svg:x="0.002cm" svg:y="0.9cm">
          <text:p text:style-name="P6"><text:span text:style-name="T1">Соответствие паспорту специальности</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17" draw:text-style-name="P9" draw:layer="layout" svg:width="26.084cm" svg:height="16.008cm" svg:x="1.094cm" svg:y="3.55cm">
          <text:p/>
          <draw:enhanced-geometry svg:viewBox="0 0 21600 21600" draw:mirror-horizontal="false" draw:mirror-vertical="false" draw:type="rectangle" draw:enhanced-path="M 0 0 L 21600 0 21600 21600 0 21600 0 0 Z N"/>
        </draw:custom-shape>
        <draw:frame draw:style-name="gr16" draw:text-style-name="P17" draw:layer="layout" svg:width="25.654cm" svg:height="12.276cm" svg:x="1.27cm" svg:y="3.974cm">
          <draw:text-box>
            <text:p text:style-name="P6"><text:span text:style-name="T5">Материал диссертации соответствует формуле специальности 05.13.17 -- Теоретические основы информатики. Диссертация посвящена исследованию процессов создания, накопления и обработки информации, представленной в виде фактов и знаний; созданию и исследованию новых моделей знаний, методов представления и обработки знаний; исследованию принципов создания и функционирования программных средств автоматизации представления обработки знаний.</text:span></text:p>
            <text:p text:style-name="P6"><text:span text:style-name="T5"/></text:p>
            <text:p text:style-name="P6"><text:span text:style-name="T5">В диссертации получены результаты по следующим пунктам ``Области исследований'': 2. Исследование информационных структур, разработка и анализ моделей информационных процессов и структур; 8. Исследование и когнитивное моделирование интеллекта, включая моделирование поведения, моделирование рассуждений различных типов, моделирование образного мышления. Результаты диссертации имеют научное и народнохозяйственное значение для решения проблем повышения производительности обработки знаний в ПО--исчислении,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технического прогресса.</text:span></text:p>
          </draw:text-box>
        </draw:frame>
        <presentation:notes draw:style-name="dp2">
          <draw:page-thumbnail draw:style-name="gr4" draw:layer="layout" svg:width="13.968cm" svg:height="10.476cm" svg:x="3.81cm" svg:y="2.123cm" draw:page-number="15" presentation:class="page"/>
          <draw:frame presentation:style-name="pr2" draw:text-style-name="P11"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custom-shape draw:style-name="gr5" draw:text-style-name="P7" draw:layer="layout" svg:width="27.991cm" svg:height="1.64cm" svg:x="0.002cm" svg:y="0.9cm">
          <text:p text:style-name="P6"><text:span text:style-name="T1">Структура и содержание работы</text:span></text:p>
          <draw:enhanced-geometry svg:viewBox="0 0 21600 21600" draw:type="rectangle" draw:enhanced-path="M 0 0 L 21600 0 21600 21600 0 21600 0 0 Z N"/>
        </draw:custom-shape>
        <draw:frame draw:style-name="gr2" draw:text-style-name="P8" draw:layer="layout" svg:width="3.055cm" svg:height="0.878cm" svg:x="0.002cm" svg:y="0.022cm">
          <draw:text-box>
            <text:p><text:span text:style-name="T5">Введение</text:span></text:p>
          </draw:text-box>
        </draw:frame>
        <draw:custom-shape draw:style-name="gr6" draw:text-style-name="P9" draw:layer="layout" svg:width="26.084cm" svg:height="3.054cm" svg:x="1.094cm" svg:y="3.55cm">
          <text:p/>
          <draw:enhanced-geometry svg:viewBox="0 0 21600 21600" draw:mirror-horizontal="false" draw:mirror-vertical="false" draw:type="rectangle" draw:enhanced-path="M 0 0 L 21600 0 21600 21600 0 21600 0 0 Z N"/>
        </draw:custom-shape>
        <draw:frame draw:style-name="gr18" draw:text-style-name="P17" draw:layer="layout" svg:width="25.654cm" svg:height="2.132cm" svg:x="1.27cm" svg:y="3.974cm">
          <draw:text-box>
            <text:p text:style-name="P6"><text:span text:style-name="T5">Диссертация состоит из введения, 4 глав, заключения, приложений и списка литературы из 100 наименований. Общий объём работы - 163 страницы, из которых 131 страница - основной текст, включающий 13 рисунков и 7 таблиц.</text:span></text:p>
          </draw:text-box>
        </draw:frame>
        <draw:custom-shape draw:style-name="gr6" draw:text-style-name="P9" draw:layer="layout" svg:width="26.084cm" svg:height="9.73cm" svg:x="1.094cm" svg:y="8.05cm">
          <text:p/>
          <draw:enhanced-geometry svg:viewBox="0 0 21600 21600" draw:mirror-horizontal="false" draw:mirror-vertical="false" draw:type="rectangle" draw:enhanced-path="M 0 0 L 21600 0 21600 21600 0 21600 0 0 Z N"/>
        </draw:custom-shape>
        <draw:frame draw:style-name="gr19" draw:text-style-name="P17" draw:layer="layout" svg:width="25.654cm" svg:height="10.222cm" svg:x="1.27cm" svg:y="8.574cm">
          <draw:text-box>
            <text:p text:style-name="P6"><text:span text:style-name="T5">Введение</text:span></text:p>
            <text:p text:style-name="P6"><text:span text:style-name="T5"/></text:p>
            <text:p text:style-name="P6"><text:span text:style-name="T5">Глава 1. Обзор темы и теоретический базис работы</text:span></text:p>
            <text:p text:style-name="P6"><text:span text:style-name="T5"/></text:p>
            <text:p text:style-name="P6"><text:span text:style-name="T5">Глава 2. Методики повышения эффективности поиска ЛВ</text:span></text:p>
            <text:p text:style-name="P6"><text:span text:style-name="T5"/></text:p>
            <text:p text:style-name="P6"><text:span text:style-name="T5">Глава 3. Реализация алгоритмов и программная система АДТ</text:span></text:p>
            <text:p text:style-name="P6"><text:span text:style-name="T5"/></text:p>
            <text:p text:style-name="P6"><text:span text:style-name="T5">Глава 4. Применение программной системы</text:span></text:p>
            <text:p text:style-name="P6"><text:span text:style-name="T5"/></text:p>
            <text:p text:style-name="P6"><text:span text:style-name="T5">Заключение</text:span></text:p>
            <text:p text:style-name="P6"><text:span text:style-name="T5"/></text:p>
            <text:p text:style-name="P6"><text:span text:style-name="T5">Приложения </text:span></text:p>
          </draw:text-box>
        </draw:frame>
        <presentation:notes draw:style-name="dp2">
          <draw:page-thumbnail draw:style-name="gr4" draw:layer="layout" svg:width="13.968cm" svg:height="10.476cm" svg:x="3.81cm" svg:y="2.123cm" draw:page-number="16" presentation:class="page"/>
          <draw:frame presentation:style-name="pr2" draw:text-style-name="P11"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frame draw:style-name="gr20" draw:layer="layout" svg:width="18.266cm" svg:height="5.26cm" svg:x="6.148cm" svg:y="1.219cm">
          <draw:object xlink:href="./Object 14" xlink:type="simple" xlink:show="embed" xlink:actuate="onLoad"/>
          <draw:image xlink:href="./ObjectReplacements/Object 14" xlink:type="simple" xlink:show="embed" xlink:actuate="onLoad"/>
        </draw:frame>
        <draw:frame draw:style-name="gr21" draw:text-style-name="P19" draw:layer="layout" svg:width="25.568cm" svg:height="9.832cm" svg:x="1.356cm" svg:y="6.756cm">
          <draw:text-box>
            <text:p><text:span text:style-name="T10">Формулы имеют древовидную структуру, поэтому можно пользоваться соответствующей терминологией.</text:span></text:p>
            <text:p><text:span text:style-name="T11"/></text:p>
            <text:p><text:span text:style-name="T11">1.</text:span><text:span text:style-name="T10"> Узел уровня 0 – </text:span><text:span text:style-name="T11">корень</text:span><text:span text:style-name="T10">.</text:span></text:p>
            <text:p><text:span text:style-name="T11">2.</text:span><text:span text:style-name="T10"> Узлы уровня 1 – </text:span><text:span text:style-name="T11">базы</text:span><text:span text:style-name="T10">.</text:span></text:p>
            <text:p><text:span text:style-name="T11">3.</text:span><text:span text:style-name="T10"> Узлы уровня 2 – </text:span><text:span text:style-name="T11">вопросы </text:span><text:span text:style-name="T10">к базе.</text:span></text:p>
            <text:p><text:span text:style-name="T11">4.</text:span><text:span text:style-name="T10"> Более глубокие узлы – </text:span><text:span text:style-name="T11">консеквенты</text:span><text:span text:style-name="T10">.</text:span></text:p>
            <text:p><text:span text:style-name="T11">5.</text:span><text:span text:style-name="T10"> Если у вопроса более одного дочерних узла, то вопрос обладает </text:span><text:span text:style-name="T11">дизъюнктивным ветвлением</text:span><text:span text:style-name="T10">.</text:span></text:p>
            <text:p><text:span text:style-name="T11">6.</text:span><text:span text:style-name="T10"> Если глубина больше 3, то подформула называется </text:span><text:span text:style-name="T11">глубокой</text:span><text:span text:style-name="T10">.</text:span></text:p>
            <text:p><text:span text:style-name="T11">7.</text:span><text:span text:style-name="T10"> Вопросы с False называются </text:span><text:span text:style-name="T11">целевыми</text:span><text:span text:style-name="T10">.</text:span></text:p>
            <text:p><text:span text:style-name="T11">8.</text:span><text:span text:style-name="T10"> Подстановки для вопроса называются </text:span><text:span text:style-name="T11">ответными</text:span><text:span text:style-name="T10">.</text:span></text:p>
            <text:p><text:span text:style-name="T10"/></text:p>
          </draw:text-box>
        </draw:frame>
        <draw:frame draw:style-name="gr21" draw:text-style-name="P20" draw:layer="layout" svg:width="5.248cm" svg:height="1.072cm" svg:x="0.34cm" svg:y="16.588cm">
          <draw:text-box>
            <text:p><text:span text:style-name="T12">Вопрос: <text:s/></text:span><text:span text:style-name="T13"><text:s/></text:span></text:p>
          </draw:text-box>
        </draw:frame>
        <draw:frame draw:style-name="gr21" draw:text-style-name="P20" draw:layer="layout" svg:width="4.486cm" svg:height="1.072cm" svg:x="0.34cm" svg:y="17.788cm">
          <draw:text-box>
            <text:p><text:span text:style-name="T12">База: <text:s/></text:span><text:span text:style-name="T13"><text:s/></text:span></text:p>
          </draw:text-box>
        </draw:frame>
        <draw:frame draw:style-name="gr20" draw:layer="layout" svg:width="3.265cm" svg:height="0.846cm" svg:x="4.572cm" svg:y="16.681cm">
          <draw:object xlink:href="./Object 15" xlink:type="simple" xlink:show="embed" xlink:actuate="onLoad"/>
          <draw:image xlink:href="./ObjectReplacements/Object 15" xlink:type="simple" xlink:show="embed" xlink:actuate="onLoad"/>
        </draw:frame>
        <draw:frame draw:style-name="gr20" draw:layer="layout" svg:width="2.912cm" svg:height="0.85cm" svg:x="4.573cm" svg:y="18.181cm">
          <draw:object xlink:href="./Object 16" xlink:type="simple" xlink:show="embed" xlink:actuate="onLoad"/>
          <draw:image xlink:href="./ObjectReplacements/Object 16" xlink:type="simple" xlink:show="embed" xlink:actuate="onLoad"/>
        </draw:frame>
        <draw:frame draw:style-name="gr21" draw:text-style-name="P20" draw:layer="layout" svg:width="5.248cm" svg:height="1.072cm" svg:x="8.24cm" svg:y="17.288cm">
          <draw:text-box>
            <text:p><text:span text:style-name="T12">Ответ: <text:s/></text:span><text:span text:style-name="T13"><text:s/></text:span></text:p>
          </draw:text-box>
        </draw:frame>
        <draw:frame draw:style-name="gr21" draw:text-style-name="P20" draw:layer="layout" svg:width="5.248cm" svg:height="1.072cm" svg:x="0.34cm" svg:y="16.588cm">
          <draw:text-box>
            <text:p><text:span text:style-name="T12">Вопрос: <text:s/></text:span><text:span text:style-name="T13"><text:s/></text:span></text:p>
          </draw:text-box>
        </draw:frame>
        <draw:frame draw:style-name="gr20" draw:layer="layout" svg:width="2.969cm" svg:height="0.783cm" svg:x="11.773cm" svg:y="17.481cm">
          <draw:object xlink:href="./Object 17" xlink:type="simple" xlink:show="embed" xlink:actuate="onLoad"/>
          <draw:image xlink:href="./ObjectReplacements/Object 17" xlink:type="simple" xlink:show="embed" xlink:actuate="onLoad"/>
        </draw:frame>
        <draw:frame draw:style-name="gr21" draw:text-style-name="P20" draw:layer="layout" svg:width="5.248cm" svg:height="1.072cm" svg:x="14.84cm" svg:y="17.288cm">
          <draw:text-box>
            <text:p><text:span text:style-name="T12">если <text:s text:c="2"/></text:span><text:span text:style-name="T13"><text:s/></text:span></text:p>
          </draw:text-box>
        </draw:frame>
        <draw:frame draw:style-name="gr20" draw:layer="layout" svg:width="4.244cm" svg:height="0.85cm" svg:x="17.374cm" svg:y="17.382cm">
          <draw:object xlink:href="./Object 18" xlink:type="simple" xlink:show="embed" xlink:actuate="onLoad"/>
          <draw:image xlink:href="./ObjectReplacements/Object 18" xlink:type="simple" xlink:show="embed" xlink:actuate="onLoad"/>
        </draw:frame>
        <draw:frame draw:style-name="gr20" draw:layer="layout" svg:width="0.706cm" svg:height="0.397cm" svg:x="23.374cm" svg:y="18.982cm">
          <draw:object xlink:href="./Object 19" xlink:type="simple" xlink:show="embed" xlink:actuate="onLoad"/>
          <draw:image xlink:href="./ObjectReplacements/Object 19" xlink:type="simple" xlink:show="embed" xlink:actuate="onLoad"/>
        </draw:frame>
        <draw:frame draw:style-name="gr21" draw:text-style-name="P20" draw:layer="layout" svg:width="8.78cm" svg:height="1.072cm" svg:x="16.44cm" svg:y="18.588cm">
          <draw:text-box>
            <text:p><text:span text:style-name="T12">Правило вывода: <text:s/></text:span><text:span text:style-name="T13"><text:s/></text:span></text:p>
          </draw:text-box>
        </draw:frame>
        <presentation:notes draw:style-name="dp2">
          <draw:page-thumbnail draw:style-name="gr4"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draw:custom-shape draw:style-name="gr6" draw:text-style-name="P9" draw:layer="layout" svg:width="26.084cm" svg:height="1.678cm" svg:x="1.094cm" svg:y="3.98cm">
          <text:p/>
          <draw:enhanced-geometry svg:viewBox="0 0 21600 21600" draw:mirror-horizontal="false" draw:mirror-vertical="false" draw:type="rectangle" draw:enhanced-path="M 0 0 L 21600 0 21600 21600 0 21600 0 0 Z N"/>
        </draw:custom-shape>
        <draw:frame draw:style-name="gr2" draw:layer="layout" svg:width="21.762cm" svg:height="0.962cm" svg:x="2.032cm" svg:y="4.31cm">
          <draw:text-box>
            <text:p text:style-name="P6"><text:span text:style-name="T6">Исчислений ПО-формул – это логический формализм первого порядка.</text:span></text:p>
          </draw:text-box>
        </draw:frame>
        <draw:custom-shape draw:style-name="gr6" draw:text-style-name="P9" draw:layer="layout" svg:width="26.084cm" svg:height="1.678cm" svg:x="1.094cm" svg:y="6.78cm">
          <text:p/>
          <draw:enhanced-geometry svg:viewBox="0 0 21600 21600" draw:mirror-horizontal="false" draw:mirror-vertical="false" draw:type="rectangle" draw:enhanced-path="M 0 0 L 21600 0 21600 21600 0 21600 0 0 Z N"/>
        </draw:custom-shape>
        <draw:frame draw:style-name="gr20" draw:layer="layout" svg:width="1.999cm" svg:height="0.999cm" svg:x="13.763cm" svg:y="10.061cm">
          <draw:object xlink:href="./Object 20" xlink:type="simple" xlink:show="embed" xlink:actuate="onLoad"/>
          <draw:image xlink:href="./ObjectReplacements/Object 20" xlink:type="simple" xlink:show="embed" xlink:actuate="onLoad"/>
        </draw:frame>
        <draw:frame draw:style-name="gr20" draw:layer="layout" svg:width="10.121cm" svg:height="2.432cm" svg:x="5.842cm" svg:y="10.414cm">
          <draw:object xlink:href="./Object 21" xlink:type="simple" xlink:show="embed" xlink:actuate="onLoad"/>
          <draw:image xlink:href="./ObjectReplacements/Object 21" xlink:type="simple" xlink:show="embed" xlink:actuate="onLoad"/>
        </draw:frame>
        <presentation:notes draw:style-name="dp2">
          <draw:page-thumbnail draw:style-name="gr4"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custom-shape draw:style-name="gr5" draw:text-style-name="P7" draw:layer="layout" svg:width="27.991cm" svg:height="1.64cm" svg:x="0.002cm" svg:y="0.9cm">
          <text:p text:style-name="P6"><text:span text:style-name="T1">Исчисление ПО-формул</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1</text:span></text:p>
          </draw:text-box>
        </draw:frame>
        <presentation:notes draw:style-name="dp2">
          <draw:page-thumbnail draw:style-name="gr4"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custom-shape draw:style-name="gr5" draw:text-style-name="P7" draw:layer="layout" svg:width="27.991cm" svg:height="1.64cm" svg:x="0.003cm" svg:y="0.9cm">
          <text:p text:style-name="P6"><text:span text:style-name="T1">Стратегии экономии памят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терм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1.778cm" svg:x="0.586cm" svg:y="3.426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6.134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7.356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8.578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3cm" svg:height="1.222cm" svg:x="9.8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11.023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12.245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13.467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2cm" svg:x="14.689cm" svg:y="12.779cm">
          <text:p/>
          <draw:enhanced-geometry svg:viewBox="0 0 21600 21600" draw:mirror-horizontal="false" draw:mirror-vertical="false" draw:type="rectangle" draw:enhanced-path="M 0 0 L 21600 0 21600 21600 0 21600 0 0 Z N"/>
        </draw:custom-shape>
        <draw:custom-shape draw:style-name="gr22" draw:text-style-name="P1" draw:layer="layout" svg:width="1.222cm" svg:height="1.223cm" draw:transform="rotate (-1.5707963267949) translate (6.134cm 12.77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3" draw:text-style-name="P1" draw:layer="layout" svg:x1="4.498cm" svg:y1="10.567cm" svg:x2="9.067cm" svg:y2="13.39cm">
          <text:p/>
        </draw:line>
        <draw:line draw:style-name="gr23" draw:text-style-name="P1" draw:layer="layout" svg:x1="11.102cm" svg:y1="10.595cm" svg:x2="9.067cm" svg:y2="13.39cm">
          <text:p/>
        </draw:line>
        <draw:frame draw:style-name="gr24" draw:text-style-name="P20" draw:layer="layout" svg:width="7.026cm" svg:height="1.153cm" svg:x="0.794cm" svg:y="9.442cm">
          <draw:text-box>
            <text:p><text:span text:style-name="T12">A(f(e,</text:span><text:span text:style-name="T14">g(t)</text:span><text:span text:style-name="T12">) <text:s/></text:span><text:span text:style-name="T13"><text:s/></text:span></text:p>
          </draw:text-box>
        </draw:frame>
        <draw:frame draw:style-name="gr24" draw:text-style-name="P20" draw:layer="layout" svg:width="8.44cm" svg:height="1.153cm" svg:x="8.894cm" svg:y="9.442cm">
          <draw:text-box>
            <text:p><text:span text:style-name="T12">B(h(</text:span><text:span text:style-name="T14">g(t)</text:span><text:span text:style-name="T12">),</text:span><text:span text:style-name="T14">g(t)</text:span><text:span text:style-name="T12">) <text:s text:c="2"/></text:span></text:p>
          </draw:text-box>
        </draw:frame>
        <draw:frame draw:style-name="gr24" draw:text-style-name="P20" draw:layer="layout" svg:width="4.74cm" svg:height="1.072cm" svg:x="0.872cm" svg:y="12.841cm">
          <draw:text-box>
            <text:p><text:span text:style-name="T12">Память: <text:s/></text:span><text:span text:style-name="T13"><text:s/></text:span></text:p>
          </draw:text-box>
        </draw:frame>
        <draw:line draw:style-name="gr23" draw:text-style-name="P1" draw:layer="layout" svg:x1="14.404cm" svg:y1="10.595cm" svg:x2="9.168cm" svg:y2="13.466cm">
          <text:p/>
        </draw:line>
        <draw:custom-shape draw:style-name="gr22" draw:text-style-name="P1" xml:id="id1" draw:id="id1" draw:layer="layout" svg:width="1.222cm" svg:height="1.222cm" svg:x="20.264cm" svg:y="8.954cm">
          <text:p/>
          <draw:enhanced-geometry svg:viewBox="0 0 21600 21600" draw:mirror-horizontal="false" draw:mirror-vertical="false" draw:type="rectangle" draw:enhanced-path="M 0 0 L 21600 0 21600 21600 0 21600 0 0 Z N"/>
        </draw:custom-shape>
        <draw:custom-shape draw:style-name="gr22" draw:text-style-name="P1" xml:id="id2" draw:id="id2" draw:layer="layout" svg:width="1.222cm" svg:height="1.222cm" svg:x="20.239cm" svg:y="11.329cm">
          <text:p/>
          <draw:enhanced-geometry svg:viewBox="0 0 21600 21600" draw:mirror-horizontal="false" draw:mirror-vertical="false" draw:type="rectangle" draw:enhanced-path="M 0 0 L 21600 0 21600 21600 0 21600 0 0 Z N"/>
        </draw:custom-shape>
        <draw:custom-shape draw:style-name="gr22" draw:text-style-name="P1" xml:id="id3" draw:id="id3" draw:layer="layout" svg:width="1.222cm" svg:height="1.222cm" svg:x="18.889cm" svg:y="13.879cm">
          <text:p/>
          <draw:enhanced-geometry svg:viewBox="0 0 21600 21600" draw:mirror-horizontal="false" draw:mirror-vertical="false" draw:type="rectangle" draw:enhanced-path="M 0 0 L 21600 0 21600 21600 0 21600 0 0 Z N"/>
        </draw:custom-shape>
        <draw:custom-shape draw:style-name="gr22" draw:text-style-name="P1" xml:id="id4" draw:id="id4" draw:layer="layout" svg:width="1.222cm" svg:height="1.222cm" svg:x="21.464cm" svg:y="13.854cm">
          <text:p/>
          <draw:enhanced-geometry svg:viewBox="0 0 21600 21600" draw:mirror-horizontal="false" draw:mirror-vertical="false" draw:type="rectangle" draw:enhanced-path="M 0 0 L 21600 0 21600 21600 0 21600 0 0 Z N"/>
        </draw:custom-shape>
        <draw:custom-shape draw:style-name="gr22" draw:text-style-name="P1" xml:id="id5" draw:id="id5" draw:layer="layout" svg:width="1.222cm" svg:height="1.222cm" svg:x="25.339cm" svg:y="8.93cm">
          <text:p/>
          <draw:enhanced-geometry svg:viewBox="0 0 21600 21600" draw:mirror-horizontal="false" draw:mirror-vertical="false" draw:type="rectangle" draw:enhanced-path="M 0 0 L 21600 0 21600 21600 0 21600 0 0 Z N"/>
        </draw:custom-shape>
        <draw:custom-shape draw:style-name="gr22" draw:text-style-name="P1" xml:id="id6" draw:id="id6" draw:layer="layout" svg:width="1.222cm" svg:height="1.222cm" svg:x="23.714cm" svg:y="11.405cm">
          <text:p/>
          <draw:enhanced-geometry svg:viewBox="0 0 21600 21600" draw:mirror-horizontal="false" draw:mirror-vertical="false" draw:type="rectangle" draw:enhanced-path="M 0 0 L 21600 0 21600 21600 0 21600 0 0 Z N"/>
        </draw:custom-shape>
        <draw:connector draw:style-name="gr25" draw:text-style-name="P1" draw:layer="layout" draw:type="line" svg:x1="20.875cm" svg:y1="10.176cm" svg:x2="20.85cm" svg:y2="11.329cm" draw:start-shape="id1" draw:start-glue-point="2" draw:end-shape="id2" draw:end-glue-point="0" svg:d="m20875 10176-25 1153">
          <text:p/>
        </draw:connector>
        <draw:connector draw:style-name="gr25" draw:text-style-name="P1" draw:layer="layout" draw:type="line" svg:x1="20.85cm" svg:y1="12.551cm" svg:x2="19.5cm" svg:y2="13.879cm" draw:start-shape="id2" draw:start-glue-point="2" draw:end-shape="id3" draw:end-glue-point="0" svg:d="m20850 12551-1350 1328">
          <text:p/>
        </draw:connector>
        <draw:connector draw:style-name="gr25" draw:text-style-name="P1" draw:layer="layout" draw:type="line" svg:x1="20.85cm" svg:y1="12.551cm" svg:x2="22.075cm" svg:y2="13.854cm" draw:start-shape="id2" draw:start-glue-point="2" draw:end-shape="id4" draw:end-glue-point="0" svg:d="m20850 12551 1225 1303">
          <text:p/>
        </draw:connector>
        <draw:connector draw:style-name="gr25" draw:text-style-name="P1" draw:layer="layout" draw:type="line" svg:x1="25.95cm" svg:y1="10.152cm" svg:x2="24.325cm" svg:y2="11.405cm" draw:start-shape="id5" draw:start-glue-point="2" draw:end-shape="id6" draw:end-glue-point="0" svg:d="m25950 10152-1625 1253">
          <text:p/>
        </draw:connector>
        <draw:frame draw:style-name="gr2" draw:text-style-name="P21" draw:layer="layout" svg:width="0.883cm" svg:height="0.988cm" svg:x="20.426cm" svg:y="9.064cm">
          <draw:text-box>
            <text:p><text:span text:style-name="T15">A</text:span></text:p>
          </draw:text-box>
        </draw:frame>
        <draw:frame draw:style-name="gr2" draw:text-style-name="P21" draw:layer="layout" svg:width="0.883cm" svg:height="0.988cm" svg:x="20.427cm" svg:y="11.464cm">
          <draw:text-box>
            <text:p><text:span text:style-name="T15">f</text:span></text:p>
          </draw:text-box>
        </draw:frame>
        <draw:frame draw:style-name="gr2" draw:text-style-name="P21" draw:layer="layout" svg:width="0.883cm" svg:height="0.988cm" svg:x="19.028cm" svg:y="14.064cm">
          <draw:text-box>
            <text:p><text:span text:style-name="T15">e</text:span></text:p>
          </draw:text-box>
        </draw:frame>
        <draw:frame draw:style-name="gr2" draw:text-style-name="P21" xml:id="id7" draw:id="id7" draw:layer="layout" svg:width="0.883cm" svg:height="0.988cm" svg:x="21.629cm" svg:y="14.064cm">
          <draw:text-box>
            <text:p><text:span text:style-name="T15">g</text:span></text:p>
          </draw:text-box>
        </draw:frame>
        <draw:custom-shape draw:style-name="gr22" draw:text-style-name="P1" xml:id="id8" draw:id="id8" draw:layer="layout" svg:width="1.222cm" svg:height="1.222cm" svg:x="21.439cm" svg:y="16.029cm">
          <text:p/>
          <draw:enhanced-geometry svg:viewBox="0 0 21600 21600" draw:mirror-horizontal="false" draw:mirror-vertical="false" draw:type="rectangle" draw:enhanced-path="M 0 0 L 21600 0 21600 21600 0 21600 0 0 Z N"/>
        </draw:custom-shape>
        <draw:frame draw:style-name="gr2" draw:text-style-name="P21" draw:layer="layout" svg:width="0.883cm" svg:height="0.988cm" svg:x="21.604cm" svg:y="16.239cm">
          <draw:text-box>
            <text:p><text:span text:style-name="T15">t</text:span></text:p>
          </draw:text-box>
        </draw:frame>
        <draw:connector draw:style-name="gr25" draw:text-style-name="P1" draw:layer="layout" draw:type="curve" svg:x1="25.95cm" svg:y1="10.152cm" svg:x2="22.686cm" svg:y2="14.465cm" draw:start-shape="id5" draw:start-glue-point="2" draw:end-shape="id4" draw:end-glue-point="1" svg:d="m25950 10152c0 2876-1088 4313-3264 4313">
          <text:p/>
        </draw:connector>
        <draw:connector draw:style-name="gr25" draw:text-style-name="P1" draw:layer="layout" draw:type="line" svg:x1="24.325cm" svg:y1="12.627cm" svg:x2="22.075cm" svg:y2="13.854cm" draw:start-shape="id6" draw:start-glue-point="2" draw:end-shape="id4" draw:end-glue-point="0" svg:d="m24325 12627-2250 1227">
          <text:p/>
        </draw:connector>
        <draw:connector draw:style-name="gr25" draw:text-style-name="P1" draw:layer="layout" draw:type="line" svg:x1="22.07cm" svg:y1="15.052cm" svg:x2="22.05cm" svg:y2="16.029cm" draw:start-shape="id7" draw:start-glue-point="2" draw:end-shape="id8" draw:end-glue-point="0" svg:d="m22070 15052-20 977">
          <text:p/>
        </draw:connector>
        <draw:frame draw:style-name="gr2" draw:text-style-name="P21" draw:layer="layout" svg:width="0.883cm" svg:height="0.988cm" svg:x="25.527cm" svg:y="9.064cm">
          <draw:text-box>
            <text:p><text:span text:style-name="T15">B</text:span></text:p>
          </draw:text-box>
        </draw:frame>
        <draw:frame draw:style-name="gr2" draw:text-style-name="P21" draw:layer="layout" svg:width="0.883cm" svg:height="0.988cm" svg:x="23.828cm" svg:y="11.464cm">
          <draw:text-box>
            <text:p><text:span text:style-name="T15">h</text:span></text:p>
          </draw:text-box>
        </draw:frame>
        <draw:frame draw:style-name="gr8" draw:text-style-name="P13" draw:layer="layout" svg:width="24.89cm" svg:height="0.962cm" svg:x="1.036cm" svg:y="3.813cm">
          <draw:text-box>
            <text:p text:style-name="P6"><text:span text:style-name="T6">Одинаковые термы имеют один адресс в памяти</text:span></text:p>
          </draw:text-box>
        </draw:frame>
        <presentation:notes draw:style-name="dp2">
          <draw:page-thumbnail draw:style-name="gr4" draw:layer="layout" svg:width="13.968cm" svg:height="10.476cm" svg:x="3.81cm" svg:y="2.123cm" draw:page-number="21" presentation:class="page"/>
          <draw:frame presentation:style-name="pr2" draw:text-style-name="P11"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20" draw:layer="layout" svg:width="19.209cm" svg:height="2.449cm" svg:x="3.55cm" svg:y="3.627cm">
          <draw:object xlink:href="./Object 12" xlink:type="simple" xlink:show="embed" xlink:actuate="onLoad"/>
          <draw:image xlink:href="./ObjectReplacements/Object 12" xlink:type="simple" xlink:show="embed" xlink:actuate="onLoad"/>
        </draw:frame>
        <draw:frame draw:style-name="gr20" draw:layer="layout" svg:width="21.804cm" svg:height="8.43cm" svg:x="3.551cm" svg:y="9.994cm">
          <draw:object xlink:href="./Object 13" xlink:type="simple" xlink:show="embed" xlink:actuate="onLoad"/>
          <draw:image xlink:href="./ObjectReplacements/Object 13" xlink:type="simple" xlink:show="embed" xlink:actuate="onLoad"/>
        </draw:frame>
        <draw:custom-shape draw:style-name="gr26" draw:text-style-name="P1" draw:layer="layout" svg:width="2.794cm" svg:height="2.286cm" svg:x="12.446cm" svg:y="7.3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032cm" svg:x="0.586cm" svg:y="3.372cm">
          <text:p/>
          <draw:enhanced-geometry svg:viewBox="0 0 21600 21600" draw:mirror-horizontal="false" draw:mirror-vertical="false" draw:type="rectangle" draw:enhanced-path="M 0 0 L 21600 0 21600 21600 0 21600 0 0 Z N"/>
        </draw:custom-shape>
        <draw:custom-shape draw:style-name="gr27" draw:text-style-name="P1" draw:layer="layout" svg:width="1.195cm" svg:height="1.196cm" svg:x="3.678cm" svg:y="9.752cm">
          <text:p/>
          <draw:enhanced-geometry svg:viewBox="0 0 21600 21600" draw:type="rectangle" draw:enhanced-path="M 0 0 L 21600 0 21600 21600 0 21600 0 0 Z N"/>
        </draw:custom-shape>
        <draw:custom-shape draw:style-name="gr27" draw:text-style-name="P1" draw:layer="layout" svg:width="1.196cm" svg:height="1.196cm" svg:x="4.873cm" svg:y="9.752cm">
          <text:p/>
          <draw:enhanced-geometry svg:viewBox="0 0 21600 21600" draw:type="rectangle" draw:enhanced-path="M 0 0 L 21600 0 21600 21600 0 21600 0 0 Z N"/>
        </draw:custom-shape>
        <draw:custom-shape draw:style-name="gr27" draw:text-style-name="P1" draw:layer="layout" svg:width="1.195cm" svg:height="1.195cm" svg:x="3.678cm" svg:y="11.904cm">
          <text:p/>
          <draw:enhanced-geometry svg:viewBox="0 0 21600 21600" draw:type="rectangle" draw:enhanced-path="M 0 0 L 21600 0 21600 21600 0 21600 0 0 Z N"/>
        </draw:custom-shape>
        <draw:custom-shape draw:style-name="gr27" draw:text-style-name="P1" draw:layer="layout" svg:width="1.196cm" svg:height="1.195cm" svg:x="4.873cm" svg:y="11.904cm">
          <text:p/>
          <draw:enhanced-geometry svg:viewBox="0 0 21600 21600" draw:type="rectangle" draw:enhanced-path="M 0 0 L 21600 0 21600 21600 0 21600 0 0 Z N"/>
        </draw:custom-shape>
        <draw:custom-shape draw:style-name="gr27" draw:text-style-name="P1" draw:layer="layout" svg:width="1.195cm" svg:height="1.195cm" svg:x="3.678cm" svg:y="13.936cm">
          <text:p/>
          <draw:enhanced-geometry svg:viewBox="0 0 21600 21600" draw:type="rectangle" draw:enhanced-path="M 0 0 L 21600 0 21600 21600 0 21600 0 0 Z N"/>
        </draw:custom-shape>
        <draw:custom-shape draw:style-name="gr27" draw:text-style-name="P1" draw:layer="layout" svg:width="1.196cm" svg:height="1.195cm" svg:x="4.873cm" svg:y="13.936cm">
          <text:p/>
          <draw:enhanced-geometry svg:viewBox="0 0 21600 21600" draw:type="rectangle" draw:enhanced-path="M 0 0 L 21600 0 21600 21600 0 21600 0 0 Z N"/>
        </draw:custom-shape>
        <draw:custom-shape draw:style-name="gr28" draw:text-style-name="P1" draw:layer="layout" svg:width="1.195cm" svg:height="1.196cm" svg:x="6.069cm" svg:y="9.752cm">
          <text:p/>
          <draw:enhanced-geometry svg:viewBox="0 0 21600 21600" draw:type="rectangle" draw:enhanced-path="M 0 0 L 21600 0 21600 21600 0 21600 0 0 Z N"/>
        </draw:custom-shape>
        <draw:custom-shape draw:style-name="gr28" draw:text-style-name="P1" draw:layer="layout" svg:width="1.195cm" svg:height="1.195cm" svg:x="6.069cm" svg:y="11.904cm">
          <text:p/>
          <draw:enhanced-geometry svg:viewBox="0 0 21600 21600" draw:type="rectangle" draw:enhanced-path="M 0 0 L 21600 0 21600 21600 0 21600 0 0 Z N"/>
        </draw:custom-shape>
        <draw:custom-shape draw:style-name="gr28" draw:text-style-name="P1" draw:layer="layout" svg:width="1.195cm" svg:height="1.195cm" svg:x="7.264cm" svg:y="11.904cm">
          <text:p/>
          <draw:enhanced-geometry svg:viewBox="0 0 21600 21600" draw:type="rectangle" draw:enhanced-path="M 0 0 L 21600 0 21600 21600 0 21600 0 0 Z N"/>
        </draw:custom-shape>
        <draw:custom-shape draw:style-name="gr28" draw:text-style-name="P1" draw:layer="layout" svg:width="1.195cm" svg:height="1.196cm" svg:x="7.264cm" svg:y="9.752cm">
          <text:p/>
          <draw:enhanced-geometry svg:viewBox="0 0 21600 21600" draw:type="rectangle" draw:enhanced-path="M 0 0 L 21600 0 21600 21600 0 21600 0 0 Z N"/>
        </draw:custom-shape>
        <draw:custom-shape draw:style-name="gr29" draw:text-style-name="P1" draw:layer="layout" svg:width="1.195cm" svg:height="2.033cm" draw:transform="rotate (1.5707963267949) translate (8.459cm 13.0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0" draw:text-style-name="P1" draw:layer="layout" svg:width="1.196cm" svg:height="2.033cm" draw:transform="rotate (1.5707963267949) translate (8.459cm 10.9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2.988cm" svg:height="2.988cm" svg:x="11.328cm" svg:y="10.94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7" draw:text-style-name="P1" draw:layer="layout" svg:width="1.195cm" svg:height="1.195cm" svg:x="15.153cm" svg:y="11.904cm">
          <text:p/>
          <draw:enhanced-geometry svg:viewBox="0 0 21600 21600" draw:type="rectangle" draw:enhanced-path="M 0 0 L 21600 0 21600 21600 0 21600 0 0 Z N"/>
        </draw:custom-shape>
        <draw:custom-shape draw:style-name="gr27" draw:text-style-name="P1" xml:id="id9" draw:id="id9" draw:layer="layout" svg:width="1.196cm" svg:height="1.195cm" svg:x="16.348cm" svg:y="11.904cm">
          <text:p/>
          <draw:enhanced-geometry svg:viewBox="0 0 21600 21600" draw:type="rectangle" draw:enhanced-path="M 0 0 L 21600 0 21600 21600 0 21600 0 0 Z N"/>
        </draw:custom-shape>
        <draw:custom-shape draw:style-name="gr28" draw:text-style-name="P1" xml:id="id10" draw:id="id10" draw:layer="layout" svg:width="1.195cm" svg:height="1.195cm" svg:x="18.26cm" svg:y="10.47cm">
          <text:p/>
          <draw:enhanced-geometry svg:viewBox="0 0 21600 21600" draw:type="rectangle" draw:enhanced-path="M 0 0 L 21600 0 21600 21600 0 21600 0 0 Z N"/>
        </draw:custom-shape>
        <draw:custom-shape draw:style-name="gr28" draw:text-style-name="P1" xml:id="id11" draw:id="id11" draw:layer="layout" svg:width="1.196cm" svg:height="1.195cm" svg:x="19.455cm" svg:y="10.47cm">
          <text:p/>
          <draw:enhanced-geometry svg:viewBox="0 0 21600 21600" draw:type="rectangle" draw:enhanced-path="M 0 0 L 21600 0 21600 21600 0 21600 0 0 Z N"/>
        </draw:custom-shape>
        <draw:custom-shape draw:style-name="gr29" draw:text-style-name="P1" xml:id="id13" draw:id="id13" draw:layer="layout" svg:width="1.195cm" svg:height="2.032cm" draw:transform="rotate (1.5707963267949) translate (21.368cm 12.74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0" draw:text-style-name="P1" xml:id="id12" draw:id="id12" draw:layer="layout" svg:width="1.195cm" svg:height="2.032cm" draw:transform="rotate (1.5707963267949) translate (21.368cm 10.5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 draw:layer="layout" draw:type="line" svg:x1="17.544cm" svg:y1="12.501cm" svg:x2="18.26cm" svg:y2="11.067cm" draw:start-shape="id9" draw:start-glue-point="1" draw:end-shape="id10" draw:end-glue-point="3" svg:d="m17544 12501 716-1434">
          <text:p/>
        </draw:connector>
        <draw:connector draw:style-name="gr32" draw:text-style-name="P1" draw:layer="layout" draw:type="line" svg:x1="17.544cm" svg:y1="12.501cm" svg:x2="18.38cm" svg:y2="13.817cm" draw:start-shape="id9" draw:start-glue-point="1" svg:d="m17544 12501 836 1316">
          <text:p/>
        </draw:connector>
        <draw:connector draw:style-name="gr32" draw:text-style-name="P1" draw:layer="layout" draw:type="line" svg:x1="20.651cm" svg:y1="11.067cm" svg:x2="21.369cm" svg:y2="9.992cm" draw:start-shape="id11" draw:start-glue-point="1" draw:end-shape="id12" draw:end-glue-point="4" svg:d="m20651 11067 718-1075">
          <text:p/>
        </draw:connector>
        <draw:connector draw:style-name="gr32" draw:text-style-name="P1" draw:layer="layout" draw:type="line" svg:x1="20.651cm" svg:y1="11.067cm" svg:x2="21.369cm" svg:y2="12.144cm" draw:start-shape="id11" draw:start-glue-point="1" draw:end-shape="id13" draw:end-glue-point="4" svg:d="m20651 11067 718 1077">
          <text:p/>
        </draw:connector>
        <draw:frame draw:style-name="gr33" draw:text-style-name="P22" draw:layer="layout" svg:width="9.549cm" svg:height="1.554cm" svg:x="2.74cm" svg:y="8.301cm">
          <draw:text-box>
            <text:p><text:span text:style-name="T16">Базовые подфомрулы</text:span></text:p>
          </draw:text-box>
        </draw:frame>
        <draw:custom-shape draw:style-name="gr34" draw:text-style-name="P1" draw:layer="layout" svg:width="1.196cm" svg:height="2.032cm" draw:transform="rotate (1.5707963267949) translate (18.38cm 14.4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1" draw:layer="layout" svg:width="1.196cm" svg:height="2.032cm" draw:transform="rotate (1.5707963267949) translate (6.069cm 15.1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3" draw:layer="layout" svg:width="24.89cm" svg:height="0.962cm" svg:x="1.036cm" svg:y="3.913cm">
          <draw:text-box>
            <text:p text:style-name="P6"><text:span text:style-name="T6">Одинаковые подформулы имеют один адресс в памяти</text:span></text:p>
          </draw:text-box>
        </draw:frame>
        <presentation:notes draw:style-name="dp2">
          <draw:page-thumbnail draw:style-name="gr4"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custom-shape draw:style-name="gr5" draw:text-style-name="P7" draw:layer="layout" svg:width="27.991cm" svg:height="1.64cm" svg:x="0.002cm" svg:y="0.9cm">
          <text:p text:style-name="P6"><text:span text:style-name="T1">Разделение базовых подформул</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frame draw:style-name="gr35" draw:text-style-name="P1" draw:layer="layout" svg:width="24.541cm" svg:height="9.891cm" svg:x="1.621cm" svg:y="6.604cm">
          <draw:image xlink:href="Pictures/20000002000001C1000000B583E9FCC2.eps"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custom-shape draw:style-name="gr5" draw:text-style-name="P7" draw:layer="layout" svg:width="27.991cm" svg:height="1.64cm" svg:x="0.002cm" svg:y="0.9cm">
          <text:p text:style-name="P6"><text:span text:style-name="T1">Удаление излишков</text:span></text:p>
          <draw:enhanced-geometry svg:viewBox="0 0 21600 21600" draw:type="rectangle" draw:enhanced-path="M 0 0 L 21600 0 21600 21600 0 21600 0 0 Z N"/>
        </draw:custom-shape>
        <draw:frame draw:style-name="gr2" draw:text-style-name="P8" draw:layer="layout" svg:width="10.175cm" svg:height="0.878cm" svg:x="0.002cm" svg:y="0.022cm">
          <draw:text-box>
            <text:p><text:span text:style-name="T5">Глава 2. Стратегии экономии памяти</text:span></text:p>
          </draw:text-box>
        </draw:frame>
        <draw:custom-shape draw:style-name="gr6" draw:text-style-name="P9" draw:layer="layout" svg:width="26.592cm" svg:height="2.794cm" svg:x="0.586cm" svg:y="4.172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1.673cm" svg:x="1.036cm" svg:y="4.713cm">
          <draw:text-box>
            <text:p text:style-name="P6"><text:span text:style-name="T6">Неиспользуемые выражения (факты, вопросы, опровергнутые подформулы) </text:span></text:p>
            <text:p text:style-name="P6"><text:span text:style-name="T6">удаляются.</text:span></text:p>
          </draw:text-box>
        </draw:frame>
        <draw:frame draw:style-name="gr20" draw:layer="layout" svg:width="21.587cm" svg:height="2.323cm" svg:x="2.794cm" svg:y="7.738cm">
          <draw:object xlink:href="./Object 1" xlink:type="simple" xlink:show="embed" xlink:actuate="onLoad"/>
          <draw:image xlink:href="./ObjectReplacements/Object 1" xlink:type="simple" xlink:show="embed" xlink:actuate="onLoad"/>
        </draw:frame>
        <draw:frame draw:style-name="gr21" draw:text-style-name="P20" draw:layer="layout" svg:width="21.758cm" svg:height="1.072cm" svg:x="5.082cm" svg:y="10.299cm">
          <draw:text-box>
            <text:p><text:span text:style-name="T17">Очевидно, факт B(f(e)) никогда не используется. Его можно удалить.</text:span><text:span text:style-name="T12"> <text:s/></text:span><text:span text:style-name="T13"><text:s/></text:span></text:p>
          </draw:text-box>
        </draw:frame>
        <draw:custom-shape draw:style-name="gr6" draw:text-style-name="P9" draw:layer="layout" svg:width="26.592cm" svg:height="2.97cm" svg:x="0.586cm" svg:y="15.472cm">
          <text:p/>
          <draw:enhanced-geometry svg:viewBox="0 0 21600 21600" draw:mirror-horizontal="false" draw:mirror-vertical="false" draw:type="rectangle" draw:enhanced-path="M 0 0 L 21600 0 21600 21600 0 21600 0 0 Z N"/>
        </draw:custom-shape>
        <draw:frame draw:style-name="gr21" draw:text-style-name="P20" draw:layer="layout" svg:width="25.568cm" svg:height="2.494cm" svg:x="0.848cm" svg:y="15.748cm">
          <draw:text-box>
            <text:p><text:span text:style-name="T17">Выбор таких ответов, исполнение которых приводит к выражениям наименьшего веса. Под весом понимается количество узлов в древовидном представлении выражения.</text:span><text:span text:style-name="T12"> <text:s text:c="2"/></text:span><text:span text:style-name="T13"><text:s/></text:span></text:p>
          </draw:text-box>
        </draw:frame>
        <draw:custom-shape draw:style-name="gr5" draw:text-style-name="P7" draw:layer="layout" svg:width="27.991cm" svg:height="1.64cm" svg:x="0.003cm" svg:y="12.9cm">
          <text:p text:style-name="P6"><text:span text:style-name="T1">Формулы наименьшего веса</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custom-shape draw:style-name="gr5" draw:text-style-name="P7" draw:layer="layout" svg:width="27.991cm" svg:height="1.64cm" svg:x="0.002cm" svg:y="0.9cm">
          <text:p text:style-name="P6"><text:span text:style-name="T1">Неограниченные переменны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frame draw:style-name="gr20" draw:layer="layout" svg:width="18.621cm" svg:height="2.325cm" svg:x="2.286cm" svg:y="3.78cm">
          <draw:object xlink:href="./Object 2" xlink:type="simple" xlink:show="embed" xlink:actuate="onLoad"/>
          <draw:image xlink:href="./ObjectReplacements/Object 2" xlink:type="simple" xlink:show="embed" xlink:actuate="onLoad"/>
        </draw:frame>
        <draw:custom-shape draw:style-name="gr36" draw:text-style-name="P1" draw:layer="layout" svg:width="1.016cm" svg:height="1.016cm" svg:x="9.598cm" svg:y="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26.592cm" svg:height="2.97cm" svg:x="0.586cm" svg:y="9.984cm">
          <text:p/>
          <draw:enhanced-geometry svg:viewBox="0 0 21600 21600" draw:mirror-horizontal="false" draw:mirror-vertical="false" draw:type="rectangle" draw:enhanced-path="M 0 0 L 21600 0 21600 21600 0 21600 0 0 Z N"/>
        </draw:custom-shape>
        <draw:frame draw:style-name="gr21" draw:text-style-name="P23" draw:layer="layout" svg:width="26.416cm" svg:height="1.673cm" svg:x="1.016cm" svg:y="10.51cm">
          <draw:text-box>
            <text:p><text:span text:style-name="T17">Подстановкой для неограниченной переменной может быть любой элемент, в общем случае бесконечного эрбранова универса. </text:span><text:span text:style-name="T18">Какой именно элемент выбрать?</text:span></text:p>
          </draw:text-box>
        </draw:frame>
        <draw:frame draw:style-name="gr21" draw:text-style-name="P19" draw:layer="layout" svg:width="7.62cm" svg:height="0.988cm" svg:x="1.27cm" svg:y="6.772cm">
          <draw:text-box>
            <text:p><text:span text:style-name="T17">Эрбранов универс:</text:span><text:span text:style-name="T10"> </text:span><text:span text:style-name="T11"><text:s/></text:span></text:p>
          </draw:text-box>
        </draw:frame>
        <draw:frame draw:style-name="gr20" draw:layer="layout" svg:width="14.088cm" svg:height="0.928cm" svg:x="7.282cm" svg:y="6.811cm">
          <draw:object xlink:href="./Object 3" xlink:type="simple" xlink:show="embed" xlink:actuate="onLoad"/>
          <draw:image xlink:href="./ObjectReplacements/Object 3" xlink:type="simple" xlink:show="embed" xlink:actuate="onLoad"/>
        </draw:frame>
        <draw:frame draw:style-name="gr20" draw:layer="layout" svg:width="5.221cm" svg:height="0.894cm" svg:x="7.282cm" svg:y="8.011cm">
          <draw:object xlink:href="./Object 4" xlink:type="simple" xlink:show="embed" xlink:actuate="onLoad"/>
          <draw:image xlink:href="./ObjectReplacements/Object 4" xlink:type="simple" xlink:show="embed" xlink:actuate="onLoad"/>
        </draw:frame>
        <draw:frame draw:style-name="gr21" draw:text-style-name="P19" draw:layer="layout" svg:width="3.81cm" svg:height="0.988cm" svg:x="4.988cm" svg:y="7.902cm">
          <draw:text-box>
            <text:p><text:span text:style-name="T17">Ответ:</text:span><text:span text:style-name="T10"> </text:span><text:span text:style-name="T11"><text:s/></text:span></text:p>
          </draw:text-box>
        </draw:frame>
        <presentation:notes draw:style-name="dp2">
          <draw:page-thumbnail draw:style-name="gr4"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custom-shape draw:style-name="gr5" draw:text-style-name="P7" draw:layer="layout" svg:width="27.991cm" svg:height="1.64cm" svg:x="0.002cm" svg:y="0.9cm">
          <text:p text:style-name="P6"><text:span text:style-name="T1">Ленивая конкретизац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draw:custom-shape draw:style-name="gr6" draw:text-style-name="P9" draw:layer="layout" svg:width="26.592cm" svg:height="3.556cm" svg:x="0.586cm" svg:y="3.556cm">
          <text:p/>
          <draw:enhanced-geometry svg:viewBox="0 0 21600 21600" draw:mirror-horizontal="false" draw:mirror-vertical="false" draw:type="rectangle" draw:enhanced-path="M 0 0 L 21600 0 21600 21600 0 21600 0 0 Z N"/>
        </draw:custom-shape>
        <draw:frame draw:style-name="gr21" draw:text-style-name="P24" draw:layer="layout" svg:width="26.33cm" svg:height="1.673cm" svg:x="0.594cm" svg:y="5.142cm">
          <draw:text-box>
            <text:p><text:span text:style-name="T17">Вместо конкретного элемента эрбранова универса выбирается неопределённый эрбанов элемент (НЭЭ), который конкретизируется позднее по мере необходимости. </text:span><text:span text:style-name="T18"><text:s/></text:span></text:p>
          </draw:text-box>
        </draw:frame>
        <draw:frame draw:style-name="gr21" draw:text-style-name="P20" draw:layer="layout" svg:width="25.568cm" svg:height="1.072cm" svg:x="0.594cm" svg:y="8.542cm">
          <draw:text-box>
            <text:p><text:span text:style-name="T13">Пример:</text:span><text:span text:style-name="T12"> <text:s/></text:span><text:span text:style-name="T13"><text:s/></text:span></text:p>
          </draw:text-box>
        </draw:frame>
        <draw:frame draw:style-name="gr20" draw:layer="layout" svg:width="15.133cm" svg:height="3.528cm" svg:x="4.679cm" svg:y="8.857cm">
          <draw:object xlink:href="./Object 5" xlink:type="simple" xlink:show="embed" xlink:actuate="onLoad"/>
          <draw:image xlink:href="./ObjectReplacements/Object 5" xlink:type="simple" xlink:show="embed" xlink:actuate="onLoad"/>
        </draw:frame>
        <draw:frame draw:style-name="gr21" draw:text-style-name="P20" draw:layer="layout" svg:width="12.106cm" svg:height="1.072cm" svg:x="0.594cm" svg:y="13.681cm">
          <draw:text-box>
            <text:p><text:span text:style-name="T12">Ответ на первый вопрос: <text:s text:c="2"/></text:span><text:span text:style-name="T13"><text:s/></text:span></text:p>
          </draw:text-box>
        </draw:frame>
        <draw:frame draw:style-name="gr20" draw:layer="layout" svg:width="2.674cm" svg:height="0.971cm" svg:x="11.021cm" svg:y="13.859cm">
          <draw:object xlink:href="./Object 6" xlink:type="simple" xlink:show="embed" xlink:actuate="onLoad"/>
          <draw:image xlink:href="./ObjectReplacements/Object 6" xlink:type="simple" xlink:show="embed" xlink:actuate="onLoad"/>
        </draw:frame>
        <draw:frame draw:style-name="gr21" draw:text-style-name="P20" draw:layer="layout" svg:width="12.106cm" svg:height="1.072cm" svg:x="0.594cm" svg:y="15.181cm">
          <draw:text-box>
            <text:p><text:span text:style-name="T12">Ответ на второй вопрос: <text:s text:c="2"/></text:span><text:span text:style-name="T13"><text:s/></text:span></text:p>
          </draw:text-box>
        </draw:frame>
        <draw:frame draw:style-name="gr20" draw:layer="layout" svg:width="3.886cm" svg:height="0.991cm" svg:x="11.021cm" svg:y="15.359cm">
          <draw:object xlink:href="./Object 7" xlink:type="simple" xlink:show="embed" xlink:actuate="onLoad"/>
          <draw:image xlink:href="./ObjectReplacements/Object 7" xlink:type="simple" xlink:show="embed" xlink:actuate="onLoad"/>
        </draw:frame>
        <draw:frame draw:style-name="gr21" draw:text-style-name="P20" draw:layer="layout" svg:width="12.106cm" svg:height="1.072cm" svg:x="0.595cm" svg:y="16.782cm">
          <draw:text-box>
            <text:p><text:span text:style-name="T12">Ответ на третий вопрос: <text:s text:c="2"/></text:span><text:span text:style-name="T13"><text:s/></text:span></text:p>
          </draw:text-box>
        </draw:frame>
        <draw:frame draw:style-name="gr20" draw:layer="layout" svg:width="2.667cm" svg:height="0.974cm" svg:x="11.022cm" svg:y="16.96cm">
          <draw:object xlink:href="./Object 8" xlink:type="simple" xlink:show="embed" xlink:actuate="onLoad"/>
          <draw:image xlink:href="./ObjectReplacements/Object 8" xlink:type="simple" xlink:show="embed" xlink:actuate="onLoad"/>
        </draw:frame>
        <draw:frame draw:style-name="gr21" draw:text-style-name="P20" draw:layer="layout" svg:width="24.551cm" svg:height="1.072cm" svg:x="2.881cm" svg:y="18.865cm">
          <draw:text-box>
            <text:p><text:span text:style-name="T12">являются неопределёнными эрбрановыми элементами (НЭЭ) <text:s text:c="2"/></text:span><text:span text:style-name="T13"><text:s/></text:span></text:p>
          </draw:text-box>
        </draw:frame>
        <draw:frame draw:style-name="gr20" draw:layer="layout" svg:width="2.171cm" svg:height="0.974cm" svg:x="0.762cm" svg:y="19.007cm">
          <draw:object xlink:href="./Object 9" xlink:type="simple" xlink:show="embed" xlink:actuate="onLoad"/>
          <draw:image xlink:href="./ObjectReplacements/Object 9" xlink:type="simple" xlink:show="embed" xlink:actuate="onLoad"/>
        </draw:frame>
        <draw:frame draw:style-name="gr20" draw:layer="layout" svg:width="8.192cm" svg:height="0.928cm" svg:x="0.698cm" svg:y="12.385cm">
          <draw:object xlink:href="./Object 10" xlink:type="simple" xlink:show="embed" xlink:actuate="onLoad"/>
          <draw:image xlink:href="./ObjectReplacements/Object 10" xlink:type="simple" xlink:show="embed" xlink:actuate="onLoad"/>
        </draw:frame>
        <draw:custom-shape draw:style-name="gr7" draw:text-style-name="P12" draw:layer="layout" svg:width="26.592cm" svg:height="1.27cm" svg:x="0.586cm" svg:y="3.486cm">
          <text:p text:style-name="P6"><text:span text:style-name="T3">Идея</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custom-shape draw:style-name="gr5" draw:text-style-name="P7" draw:layer="layout" svg:width="27.991cm" svg:height="1.64cm" svg:x="0.002cm" svg:y="0.9cm">
          <text:p text:style-name="P6"><text:span text:style-name="T1">Ограничения</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custom-shape draw:style-name="gr5" draw:text-style-name="P7" draw:layer="layout" svg:width="27.991cm" svg:height="1.64cm" svg:x="0.002cm" svg:y="0.9cm">
          <text:p text:style-name="P6"><text:span text:style-name="T1">Фильтрация эрбранова универсума</text:span></text:p>
          <draw:enhanced-geometry svg:viewBox="0 0 21600 21600" draw:type="rectangle" draw:enhanced-path="M 0 0 L 21600 0 21600 21600 0 21600 0 0 Z N"/>
        </draw:custom-shape>
        <draw:frame draw:style-name="gr2" draw:text-style-name="P8" draw:layer="layout" svg:width="10.683cm" svg:height="0.878cm" svg:x="0.002cm" svg:y="0.022cm">
          <draw:text-box>
            <text:p><text:span text:style-name="T5">Глава 2. Неограниченные переменные</text:span></text:p>
          </draw:text-box>
        </draw:frame>
        <presentation:notes draw:style-name="dp2">
          <draw:page-thumbnail draw:style-name="gr4" draw:layer="layout" svg:width="13.968cm" svg:height="10.476cm" svg:x="3.81cm" svg:y="2.123cm" draw:page-number="29" presentation:class="page"/>
          <draw:frame presentation:style-name="pr2" draw:text-style-name="P11"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данных</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30" presentation:class="page"/>
          <draw:frame presentation:style-name="pr2" draw:text-style-name="P11"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 (path indexing)</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37" draw:text-style-name="P25" xml:id="id14" draw:id="id14" draw:layer="layout" svg:width="1.256cm" svg:height="1.255cm" svg:x="23.231cm" svg:y="5.955cm">
          <text:p text:style-name="P1"><text:span text:style-name="T19">B</text:span></text:p>
          <draw:enhanced-geometry svg:viewBox="0 0 21600 21600" draw:type="rectangle" draw:enhanced-path="M 0 0 L 21600 0 21600 21600 0 21600 0 0 Z N"/>
        </draw:custom-shape>
        <draw:custom-shape draw:style-name="gr37" draw:text-style-name="P25" xml:id="id15" draw:id="id15" draw:layer="layout" svg:width="1.256cm" svg:height="1.255cm" svg:x="20.717cm" svg:y="8.384cm">
          <text:p text:style-name="P1"><text:span text:style-name="T19">e</text:span></text:p>
          <draw:enhanced-geometry svg:viewBox="0 0 21600 21600" draw:type="rectangle" draw:enhanced-path="M 0 0 L 21600 0 21600 21600 0 21600 0 0 Z N"/>
        </draw:custom-shape>
        <draw:custom-shape draw:style-name="gr37" draw:text-style-name="P25" xml:id="id16" draw:id="id16" draw:layer="layout" svg:width="1.256cm" svg:height="1.255cm" svg:x="23.231cm" svg:y="8.384cm">
          <text:p text:style-name="P1"><text:span text:style-name="T19">f</text:span></text:p>
          <draw:enhanced-geometry svg:viewBox="0 0 21600 21600" draw:type="rectangle" draw:enhanced-path="M 0 0 L 21600 0 21600 21600 0 21600 0 0 Z N"/>
        </draw:custom-shape>
        <draw:custom-shape draw:style-name="gr37" draw:text-style-name="P25" xml:id="id17" draw:id="id17" draw:layer="layout" svg:width="1.256cm" svg:height="1.255cm" svg:x="25.743cm" svg:y="8.384cm">
          <text:p text:style-name="P1"><text:span text:style-name="T19">m</text:span></text:p>
          <draw:enhanced-geometry svg:viewBox="0 0 21600 21600" draw:type="rectangle" draw:enhanced-path="M 0 0 L 21600 0 21600 21600 0 21600 0 0 Z N"/>
        </draw:custom-shape>
        <draw:custom-shape draw:style-name="gr37" draw:text-style-name="P25" xml:id="id18" draw:id="id18" draw:layer="layout" svg:width="1.257cm" svg:height="1.256cm" svg:x="21.889cm" svg:y="10.812cm">
          <text:p text:style-name="P1"><text:span text:style-name="T19">f</text:span></text:p>
          <draw:enhanced-geometry svg:viewBox="0 0 21600 21600" draw:type="rectangle" draw:enhanced-path="M 0 0 L 21600 0 21600 21600 0 21600 0 0 Z N"/>
        </draw:custom-shape>
        <draw:custom-shape draw:style-name="gr37" draw:text-style-name="P25" xml:id="id19" draw:id="id19" draw:layer="layout" svg:width="1.256cm" svg:height="1.256cm" svg:x="24.487cm" svg:y="10.812cm">
          <text:p text:style-name="P1"><text:span text:style-name="T19">t</text:span></text:p>
          <draw:enhanced-geometry svg:viewBox="0 0 21600 21600" draw:type="rectangle" draw:enhanced-path="M 0 0 L 21600 0 21600 21600 0 21600 0 0 Z N"/>
        </draw:custom-shape>
        <draw:custom-shape draw:style-name="gr37" draw:text-style-name="P25" xml:id="id20" draw:id="id20" draw:layer="layout" svg:width="1.255cm" svg:height="1.255cm" svg:x="20.634cm" svg:y="13.089cm">
          <text:p text:style-name="P1"><text:span text:style-name="T19">c</text:span></text:p>
          <draw:enhanced-geometry svg:viewBox="0 0 21600 21600" draw:type="rectangle" draw:enhanced-path="M 0 0 L 21600 0 21600 21600 0 21600 0 0 Z N"/>
        </draw:custom-shape>
        <draw:custom-shape draw:style-name="gr37" draw:text-style-name="P25" xml:id="id21" draw:id="id21" draw:layer="layout" svg:width="1.256cm" svg:height="1.255cm" svg:x="22.979cm" svg:y="13.089cm">
          <text:p text:style-name="P1"><text:span text:style-name="T19">k</text:span></text:p>
          <draw:enhanced-geometry svg:viewBox="0 0 21600 21600" draw:type="rectangle" draw:enhanced-path="M 0 0 L 21600 0 21600 21600 0 21600 0 0 Z N"/>
        </draw:custom-shape>
        <draw:connector draw:style-name="gr38" draw:text-style-name="P1" draw:layer="layout" draw:type="line" svg:x1="23.859cm" svg:y1="7.21cm" svg:x2="21.345cm" svg:y2="8.384cm" draw:start-shape="id14" draw:start-glue-point="2" draw:end-shape="id15" draw:end-glue-point="0" svg:d="m23859 7210-2514 1174">
          <text:p/>
        </draw:connector>
        <draw:connector draw:style-name="gr38" draw:text-style-name="P1" draw:layer="layout" draw:type="line" svg:x1="23.859cm" svg:y1="7.21cm" svg:x2="23.859cm" svg:y2="8.384cm" draw:start-shape="id14" draw:start-glue-point="2" draw:end-shape="id16" draw:end-glue-point="0" svg:d="m23859 7210v1174">
          <text:p/>
        </draw:connector>
        <draw:connector draw:style-name="gr38" draw:text-style-name="P1" draw:layer="layout" draw:type="line" svg:x1="23.859cm" svg:y1="7.21cm" svg:x2="25.743cm" svg:y2="9.011cm" draw:start-shape="id14" draw:start-glue-point="2" draw:end-shape="id17" svg:d="m23859 7210 1884 1801">
          <text:p/>
        </draw:connector>
        <draw:connector draw:style-name="gr38" draw:text-style-name="P1" draw:layer="layout" draw:type="line" svg:x1="23.859cm" svg:y1="9.639cm" svg:x2="22.517cm" svg:y2="10.812cm" draw:start-shape="id16" draw:start-glue-point="2" draw:end-shape="id18" draw:end-glue-point="0" svg:d="m23859 9639-1342 1173">
          <text:p/>
        </draw:connector>
        <draw:connector draw:style-name="gr38" draw:text-style-name="P1" draw:layer="layout" draw:type="line" svg:x1="23.859cm" svg:y1="9.639cm" svg:x2="25.115cm" svg:y2="10.812cm" draw:start-shape="id16" draw:start-glue-point="2" draw:end-shape="id19" draw:end-glue-point="0" svg:d="m23859 9639 1256 1173">
          <text:p/>
        </draw:connector>
        <draw:connector draw:style-name="gr38" draw:text-style-name="P1" draw:layer="layout" draw:type="line" svg:x1="22.517cm" svg:y1="12.068cm" svg:x2="21.261cm" svg:y2="13.089cm" draw:end-shape="id20" draw:end-glue-point="0" svg:d="m22517 12068-1256 1021">
          <text:p/>
        </draw:connector>
        <draw:connector draw:style-name="gr38" draw:text-style-name="P1" draw:layer="layout" draw:type="line" svg:x1="22.517cm" svg:y1="12.068cm" svg:x2="23.607cm" svg:y2="13.089cm" draw:end-shape="id21" draw:end-glue-point="0" svg:d="m22517 12068 1090 1021">
          <text:p/>
        </draw:connector>
        <draw:frame draw:style-name="gr39" draw:text-style-name="P26" draw:layer="layout" svg:width="1.178cm" svg:height="1.222cm" svg:x="21.723cm" svg:y="6.798cm">
          <draw:text-box>
            <text:p><text:span text:style-name="T20">1</text:span></text:p>
          </draw:text-box>
        </draw:frame>
        <draw:frame draw:style-name="gr40" draw:text-style-name="P26" draw:layer="layout" svg:width="1.179cm" svg:height="1.222cm" svg:x="23.801cm" svg:y="7.496cm">
          <draw:text-box>
            <text:p><text:span text:style-name="T20">2</text:span></text:p>
          </draw:text-box>
        </draw:frame>
        <draw:frame draw:style-name="gr40" draw:text-style-name="P26" draw:layer="layout" svg:width="1.179cm" svg:height="1.222cm" svg:x="22.431cm" svg:y="9.626cm">
          <draw:text-box>
            <text:p><text:span text:style-name="T20">1</text:span></text:p>
          </draw:text-box>
        </draw:frame>
        <draw:frame draw:style-name="gr41" draw:text-style-name="P26" draw:layer="layout" svg:width="1.178cm" svg:height="1.223cm" svg:x="21.066cm" svg:y="11.9cm">
          <draw:text-box>
            <text:p><text:span text:style-name="T20">1</text:span></text:p>
          </draw:text-box>
        </draw:frame>
        <draw:frame draw:style-name="gr41" draw:text-style-name="P26" draw:layer="layout" svg:width="1.178cm" svg:height="1.223cm" svg:x="24.665cm" svg:y="7.241cm">
          <draw:text-box>
            <text:p><text:span text:style-name="T20">3</text:span></text:p>
          </draw:text-box>
        </draw:frame>
        <draw:frame draw:style-name="gr42" draw:text-style-name="P26" draw:layer="layout" svg:width="1.179cm" svg:height="1.223cm" svg:x="24.511cm" svg:y="9.716cm">
          <draw:text-box>
            <text:p><text:span text:style-name="T20">2</text:span></text:p>
          </draw:text-box>
        </draw:frame>
        <draw:frame draw:style-name="gr42" draw:text-style-name="P26" draw:layer="layout" svg:width="1.179cm" svg:height="1.223cm" svg:x="22.995cm" svg:y="11.943cm">
          <draw:text-box>
            <text:p><text:span text:style-name="T20">2</text:span></text:p>
          </draw:text-box>
        </draw:frame>
        <draw:frame draw:style-name="gr43" draw:text-style-name="P27" draw:layer="layout" svg:width="9.167cm" svg:height="1.704cm" svg:x="6.299cm" svg:y="6.398cm">
          <draw:text-box>
            <text:p><text:span text:style-name="T21">B(e,f(f(c,k),t),m)</text:span></text:p>
          </draw:text-box>
        </draw:frame>
        <draw:frame draw:style-name="gr44" draw:text-style-name="P28" draw:layer="layout" svg:width="4.666cm" svg:height="6.996cm" svg:x="16.269cm" svg:y="5.206cm">
          <draw:text-box>
            <text:p><text:span text:style-name="T22">B</text:span></text:p>
            <text:p><text:span text:style-name="T22">B1e</text:span></text:p>
            <text:p><text:span text:style-name="T22">B2f</text:span></text:p>
            <text:p><text:span text:style-name="T22">B2f1f</text:span></text:p>
            <text:p><text:span text:style-name="T22">B2f1f1c</text:span></text:p>
            <text:p><text:span text:style-name="T22">B2f1f2k</text:span></text:p>
            <text:p><text:span text:style-name="T22">B2f2t</text:span></text:p>
            <text:p><text:span text:style-name="T22">B3m</text:span></text:p>
          </draw:text-box>
        </draw:frame>
        <draw:custom-shape draw:style-name="gr45" draw:text-style-name="P1" draw:layer="layout" svg:width="3.033cm" svg:height="2.275cm" svg:x="12.616cm" svg:y="5.85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6" draw:text-style-name="P29" draw:layer="layout" svg:width="26.5cm" svg:height="1.8cm" svg:x="0.499cm" svg:y="2.902cm">
          <text:p><text:span text:style-name="T23">Каждый терм представляется как список так называемых путей</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9" draw:layer="layout" svg:width="26.5cm" svg:height="1.8cm" svg:x="0.499cm" svg:y="15.402cm">
          <text:p><text:span text:style-name="T23">Каждый путь указывает на множества соответствующих термов</text:span></text:p>
          <draw:enhanced-geometry svg:viewBox="0 0 21600 21600" draw:path-stretchpoint-x="10800" draw:path-stretchpoint-y="10800" draw:text-areas="?f3 ?f4 ?f5 ?f6" draw:type="round-rectangle" draw:modifiers="2017.480719794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7" draw:layer="layout" svg:width="2.628cm" svg:height="1.242cm" svg:x="1.071cm" svg:y="8.96cm">
          <draw:text-box>
            <text:p><text:span text:style-name="T21">A(e,t)</text:span></text:p>
          </draw:text-box>
        </draw:frame>
        <draw:frame draw:style-name="gr48" draw:text-style-name="P28" draw:layer="layout" svg:width="1.8cm" svg:height="3.435cm" svg:x="5.199cm" svg:y="8.167cm">
          <draw:text-box>
            <text:p><text:span text:style-name="T22">A</text:span></text:p>
            <text:p><text:span text:style-name="T22">A1e</text:span></text:p>
            <text:p><text:span text:style-name="T22">A2t</text:span></text:p>
            <text:p><text:span text:style-name="T22"/></text:p>
          </draw:text-box>
        </draw:frame>
        <draw:custom-shape draw:style-name="gr45" draw:text-style-name="P1" draw:layer="layout" svg:width="1.903cm" svg:height="1.428cm" svg:x="3.317cm" svg:y="8.90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49" draw:text-style-name="P27" draw:layer="layout" svg:width="3.165cm" svg:height="1.242cm" svg:x="0.799cm" svg:y="11.761cm">
          <draw:text-box>
            <text:p><text:span text:style-name="T21">A(f(c),t)</text:span></text:p>
          </draw:text-box>
        </draw:frame>
        <draw:frame draw:style-name="gr50" draw:text-style-name="P28" draw:layer="layout" svg:width="2.369cm" svg:height="4.231cm" svg:x="5.699cm" svg:y="11.068cm">
          <draw:text-box>
            <text:p><text:span text:style-name="T22">A</text:span></text:p>
            <text:p><text:span text:style-name="T22">A1f</text:span></text:p>
            <text:p><text:span text:style-name="T22">A1f1c</text:span></text:p>
            <text:p><text:span text:style-name="T22">A2t</text:span></text:p>
            <text:p><text:span text:style-name="T22"/></text:p>
          </draw:text-box>
        </draw:frame>
        <draw:custom-shape draw:style-name="gr45" draw:text-style-name="P1" draw:layer="layout" svg:width="1.903cm" svg:height="1.428cm" svg:x="3.817cm" svg:y="11.70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1" draw:text-style-name="P28" draw:layer="layout" svg:width="4cm" svg:height="3.435cm" svg:x="0.999cm" svg:y="17.706cm">
          <draw:text-box>
            <text:p><text:span text:style-name="T22">A: {2,3,4}; </text:span></text:p>
            <text:p><text:span text:style-name="T22">A2t: {2,3}; </text:span></text:p>
            <text:p><text:span text:style-name="T22">A1f: {3,4};</text:span></text:p>
            <text:p><text:span text:style-name="T22"/></text:p>
          </draw:text-box>
        </draw:frame>
        <draw:frame draw:style-name="gr47" draw:text-style-name="P27" draw:layer="layout" svg:width="3.283cm" svg:height="1.242cm" svg:x="7.671cm" svg:y="10.262cm">
          <draw:text-box>
            <text:p><text:span text:style-name="T21">A(f(c),e)</text:span></text:p>
          </draw:text-box>
        </draw:frame>
        <draw:frame draw:style-name="gr50" draw:text-style-name="P28" draw:layer="layout" svg:width="2.369cm" svg:height="3.435cm" svg:x="12.699cm" svg:y="9.569cm">
          <draw:text-box>
            <text:p><text:span text:style-name="T22">A</text:span></text:p>
            <text:p><text:span text:style-name="T22">A1f</text:span></text:p>
            <text:p><text:span text:style-name="T22">A1f1c</text:span></text:p>
            <text:p><text:span text:style-name="T22">A2e</text:span></text:p>
          </draw:text-box>
        </draw:frame>
        <draw:custom-shape draw:style-name="gr45" draw:text-style-name="P1" draw:layer="layout" svg:width="1.903cm" svg:height="1.428cm" svg:x="10.817cm" svg:y="10.204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1" draw:text-style-name="P28" draw:layer="layout" svg:width="4.49cm" svg:height="3.435cm" svg:x="5.599cm" svg:y="17.707cm">
          <draw:text-box>
            <text:p><text:span text:style-name="T22">A1f1c: {3,4}; </text:span></text:p>
            <text:p><text:span text:style-name="T22">A2t: {2,3}; </text:span></text:p>
            <text:p><text:span text:style-name="T22">B3m: {1};</text:span></text:p>
            <text:p><text:span text:style-name="T22"/></text:p>
          </draw:text-box>
        </draw:frame>
        <draw:frame draw:style-name="gr51" draw:text-style-name="P28" draw:layer="layout" svg:width="4.608cm" svg:height="3.435cm" svg:x="10.899cm" svg:y="17.708cm">
          <draw:text-box>
            <text:p><text:span text:style-name="T22">B2f1f2k: {1}; </text:span></text:p>
            <text:p><text:span text:style-name="T22">B2f2t: {1}; </text:span></text:p>
            <text:p><text:span text:style-name="T22">...</text:span></text:p>
            <text:p><text:span text:style-name="T22"/></text:p>
          </draw:text-box>
        </draw:frame>
        <draw:custom-shape draw:style-name="gr52"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1cm" svg:height="1cm" svg:x="0.499cm" svg:y="8.002cm">
          <text:p text:style-name="P1"><text:span text:style-name="T2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1cm" svg:height="1cm" svg:x="5.699cm" svg:y="5.502cm">
          <text:p text:style-name="P1"><text:span text:style-name="T2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1cm" svg:height="1cm" svg:x="0.499cm" svg:y="10.702cm">
          <text:p text:style-name="P1"><text:span text:style-name="T2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0" draw:layer="layout" svg:width="1cm" svg:height="1cm" svg:x="7.299cm" svg:y="9.402cm">
          <text:p text:style-name="P1"><text:span text:style-name="T2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1" presentation:class="page"/>
          <draw:frame presentation:style-name="pr2" draw:text-style-name="P11"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путями</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custom-shape draw:style-name="gr53" draw:text-style-name="P1" draw:layer="layout" svg:width="2.373cm" svg:height="1.779cm" svg:x="6.475cm" svg:y="4.60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54" draw:text-style-name="P31" draw:layer="layout" svg:width="4.558cm" svg:height="1.232cm" svg:x="2.055cm" svg:y="4.844cm">
          <draw:text-box>
            <text:p><text:span text:style-name="T25">A(e,x,f(m))</text:span></text:p>
          </draw:text-box>
        </draw:frame>
        <draw:frame draw:style-name="gr55" draw:text-style-name="P31" draw:layer="layout" svg:width="3.015cm" svg:height="2.164cm" svg:x="9.085cm" svg:y="4.425cm">
          <draw:text-box>
            <text:p><text:span text:style-name="T25">A1e</text:span></text:p>
            <text:p><text:span text:style-name="T25">A3f1m</text:span></text:p>
          </draw:text-box>
        </draw:frame>
        <draw:frame draw:style-name="gr56" draw:text-style-name="P27" xml:id="id23" draw:id="id23" draw:layer="layout" svg:width="4.97cm" svg:height="1.332cm" svg:x="1.856cm" svg:y="8.466cm">
          <draw:text-box>
            <text:p><text:span text:style-name="T21">A(e,k,f(m))</text:span></text:p>
          </draw:text-box>
        </draw:frame>
        <draw:frame draw:style-name="gr57" draw:text-style-name="P27" xml:id="id22" draw:id="id22" draw:layer="layout" svg:width="2.233cm" svg:height="1.332cm" svg:x="6.804cm" svg:y="11.668cm">
          <draw:text-box>
            <text:p><text:span text:style-name="T21">A1e</text:span></text:p>
          </draw:text-box>
        </draw:frame>
        <draw:frame draw:style-name="gr58" draw:text-style-name="P27" xml:id="id26" draw:id="id26" draw:layer="layout" svg:width="3.388cm" svg:height="1.332cm" svg:x="13.333cm" svg:y="11.668cm">
          <draw:text-box>
            <text:p><text:span text:style-name="T21">A3f1m</text:span></text:p>
          </draw:text-box>
        </draw:frame>
        <draw:frame draw:style-name="gr59" draw:text-style-name="P27" xml:id="id27" draw:id="id27" draw:layer="layout" svg:width="4.969cm" svg:height="1.332cm" svg:x="6.874cm" svg:y="8.465cm">
          <draw:text-box>
            <text:p><text:span text:style-name="T21">A(k,e,f(m))</text:span></text:p>
          </draw:text-box>
        </draw:frame>
        <draw:frame draw:style-name="gr60" draw:text-style-name="P27" xml:id="id24" draw:id="id24" draw:layer="layout" svg:width="4.688cm" svg:height="1.332cm" svg:x="12.331cm" svg:y="8.465cm">
          <draw:text-box>
            <text:p><text:span text:style-name="T21">A(e,e,f(k))</text:span></text:p>
          </draw:text-box>
        </draw:frame>
        <draw:frame draw:style-name="gr61" draw:text-style-name="P27" xml:id="id25" draw:id="id25" draw:layer="layout" svg:width="5cm" svg:height="1.332cm" svg:x="17.195cm" svg:y="8.465cm">
          <draw:text-box>
            <text:p><text:span text:style-name="T21">A(e,e,f(m))</text:span></text:p>
          </draw:text-box>
        </draw:frame>
        <draw:connector draw:style-name="gr62" draw:text-style-name="P1" draw:layer="layout" draw:type="line" svg:x1="7.92cm" svg:y1="11.668cm" svg:x2="4.341cm" svg:y2="9.798cm" draw:start-shape="id22" draw:start-glue-point="0" draw:end-shape="id23" draw:end-glue-point="2" svg:d="m7920 11668-3579-1870">
          <text:p/>
        </draw:connector>
        <draw:connector draw:style-name="gr62" draw:text-style-name="P1" draw:layer="layout" draw:type="line" svg:x1="7.92cm" svg:y1="11.668cm" svg:x2="14.675cm" svg:y2="9.797cm" draw:start-shape="id22" draw:start-glue-point="0" draw:end-shape="id24" draw:end-glue-point="2" svg:d="m7920 11668 6755-1871">
          <text:p/>
        </draw:connector>
        <draw:connector draw:style-name="gr62" draw:text-style-name="P1" draw:layer="layout" draw:type="line" svg:x1="7.92cm" svg:y1="11.668cm" svg:x2="19.695cm" svg:y2="9.797cm" draw:start-shape="id22" draw:start-glue-point="0" draw:end-shape="id25" draw:end-glue-point="2" svg:d="m7920 11668 11775-1871">
          <text:p/>
        </draw:connector>
        <draw:connector draw:style-name="gr38" draw:text-style-name="P1" draw:layer="layout" draw:type="line" svg:x1="15.027cm" svg:y1="11.668cm" svg:x2="4.341cm" svg:y2="9.798cm" draw:start-shape="id26" draw:start-glue-point="0" draw:end-shape="id23" draw:end-glue-point="2" svg:d="m15027 11668-10686-1870">
          <text:p/>
        </draw:connector>
        <draw:connector draw:style-name="gr38" draw:text-style-name="P1" draw:layer="layout" draw:type="line" svg:x1="15.027cm" svg:y1="11.668cm" svg:x2="9.358cm" svg:y2="9.797cm" draw:start-shape="id26" draw:start-glue-point="0" draw:end-shape="id27" draw:end-glue-point="2" svg:d="m15027 11668-5669-1871">
          <text:p/>
        </draw:connector>
        <draw:connector draw:style-name="gr38" draw:text-style-name="P1" draw:layer="layout" draw:type="line" svg:x1="15.027cm" svg:y1="11.668cm" svg:x2="19.695cm" svg:y2="9.797cm" draw:start-shape="id26" draw:start-glue-point="0" draw:end-shape="id25" draw:end-glue-point="2" svg:d="m15027 11668 4668-1871">
          <text:p/>
        </draw:connector>
        <draw:frame draw:style-name="gr20" draw:layer="layout" svg:width="18.816cm" svg:height="1.036cm" svg:x="2.213cm" svg:y="14.02cm">
          <draw:object xlink:href="./Object 11" xlink:type="simple" xlink:show="embed" xlink:actuate="onLoad"/>
          <draw:image xlink:href="./ObjectReplacements/Object 11" xlink:type="simple" xlink:show="embed" xlink:actuate="onLoad"/>
        </draw:frame>
        <draw:frame draw:style-name="gr63" draw:text-style-name="P32" draw:layer="layout" svg:width="4.658cm" svg:height="1.332cm" svg:x="1.952cm" svg:y="3.622cm">
          <draw:text-box>
            <text:p><text:span text:style-name="T26">Вопрос:</text:span></text:p>
          </draw:text-box>
        </draw:frame>
        <draw:frame draw:style-name="gr63" draw:text-style-name="P32" draw:layer="layout" svg:width="4.658cm" svg:height="1.332cm" svg:x="2.052cm" svg:y="7.222cm">
          <draw:text-box>
            <text:p><text:span text:style-name="T26">База:</text:span></text:p>
          </draw:text-box>
        </draw:frame>
        <draw:line draw:style-name="gr38" draw:text-style-name="P1" draw:layer="layout" svg:x1="13.001cm" svg:y1="17.2cm" svg:x2="11.501cm" svg:y2="15.2cm">
          <text:p/>
        </draw:line>
        <draw:line draw:style-name="gr38" draw:text-style-name="P1" draw:layer="layout" svg:x1="13.001cm" svg:y1="17.2cm" svg:x2="17.001cm" svg:y2="15.2cm">
          <text:p/>
        </draw:line>
        <draw:frame draw:style-name="gr64" draw:text-style-name="P33" draw:layer="layout" svg:width="19.337cm" svg:height="2.095cm" svg:x="5.301cm" svg:y="17.377cm">
          <draw:text-box>
            <text:p><text:span text:style-name="T23">Данные два терма являются примерами A(e,x,f(m))</text:span></text:p>
          </draw:text-box>
        </draw:frame>
        <presentation:notes draw:style-name="dp2">
          <draw:page-thumbnail draw:style-name="gr4" draw:layer="layout" svg:width="13.968cm" svg:height="10.476cm" svg:x="3.81cm" svg:y="2.123cm" draw:page-number="32" presentation:class="page"/>
          <draw:frame presentation:style-name="pr2" draw:text-style-name="P11"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custom-shape draw:style-name="gr5" draw:text-style-name="P7" draw:layer="layout" svg:width="27.991cm" svg:height="1.64cm" svg:x="0.002cm" svg:y="0.9cm">
          <text:p text:style-name="P6"><text:span text:style-name="T1">Индексирование и разделение данных</text:span></text:p>
          <draw:enhanced-geometry svg:viewBox="0 0 21600 21600" draw:type="rectangle" draw:enhanced-path="M 0 0 L 21600 0 21600 21600 0 21600 0 0 Z N"/>
        </draw:custom-shape>
        <draw:frame draw:style-name="gr2" draw:text-style-name="P8" draw:layer="layout" svg:width="9.303cm" svg:height="0.878cm" svg:x="0.002cm" svg:y="0.022cm">
          <draw:text-box>
            <text:p><text:span text:style-name="T5">Глава 2. Индексирование данных</text:span></text:p>
          </draw:text-box>
        </draw:frame>
        <draw:frame draw:style-name="gr35" draw:text-style-name="P1" draw:layer="layout" svg:width="12.603cm" svg:height="4.826cm" svg:x="0.975cm" svg:y="3.556cm">
          <draw:image xlink:href="Pictures/200000020000011A0000006CE91F82BA.eps" xlink:type="simple" xlink:show="embed" xlink:actuate="onLoad">
            <text:p/>
          </draw:image>
        </draw:frame>
        <draw:frame draw:style-name="gr35" draw:text-style-name="P1" draw:layer="layout" svg:width="21.961cm" svg:height="7.874cm" svg:x="2.794cm" svg:y="10.668cm">
          <draw:image xlink:href="Pictures/20000002000001C1000000A1E7D19AB4.eps"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2" draw:text-style-name="P11"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custom-shape draw:style-name="gr5" draw:text-style-name="P7" draw:layer="layout" svg:width="27.991cm" svg:height="1.64cm" svg:x="0.002cm" svg:y="0.9cm">
          <text:p text:style-name="P6"><text:span text:style-name="T1">Стратегия k,m-ограничения</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1" draw:layer="layout" svg:width="26.924cm" svg:height="3.78cm" svg:x="0.508cm" svg:y="4.856cm">
          <text:p/>
          <draw:enhanced-geometry svg:viewBox="0 0 21600 21600" draw:type="rectangle" draw:enhanced-path="M 0 0 L 21600 0 21600 21600 0 21600 0 0 Z N"/>
        </draw:custom-shape>
        <draw:custom-shape draw:style-name="gr7" draw:text-style-name="P12" draw:layer="layout" svg:width="26.924cm" svg:height="1.27cm" svg:x="0.508cm" svg:y="4.856cm">
          <text:p text:style-name="P6"><text:span text:style-name="T3">Идея</text:span></text:p>
          <draw:enhanced-geometry svg:viewBox="0 0 21600 21600" draw:type="rectangle" draw:enhanced-path="M 0 0 L 21600 0 21600 21600 0 21600 0 0 Z N"/>
        </draw:custom-shape>
        <draw:frame draw:style-name="gr9" draw:text-style-name="P15" draw:layer="layout" svg:width="26.608cm" svg:height="1.893cm" svg:x="0.57cm" svg:y="6.396cm">
          <draw:text-box>
            <text:p><text:span text:style-name="T27">Ответ на вопрос принимается, если за последующие k шагов вывода, заданное событие произойдёт m раз.</text:span></text:p>
          </draw:text-box>
        </draw:frame>
        <presentation:notes draw:style-name="dp2">
          <draw:page-thumbnail draw:style-name="gr4" draw:layer="layout" svg:width="13.968cm" svg:height="10.476cm" svg:x="3.81cm" svg:y="2.123cm" draw:page-number="34" presentation:class="page"/>
          <draw:frame presentation:style-name="pr2" draw:text-style-name="P11"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custom-shape draw:style-name="gr5" draw:text-style-name="P7" draw:layer="layout" svg:width="27.991cm" svg:height="1.64cm" svg:x="0.002cm" svg:y="0.9cm">
          <text:p text:style-name="P6"><text:span text:style-name="T1">Спецификации стратегии k,m-ограничения</text:span></text:p>
          <draw:enhanced-geometry svg:viewBox="0 0 21600 21600" draw:type="rectangle" draw:enhanced-path="M 0 0 L 21600 0 21600 21600 0 21600 0 0 Z N"/>
        </draw:custom-shape>
        <draw:frame draw:style-name="gr2" draw:text-style-name="P8" draw:layer="layout" svg:width="10.04cm" svg:height="0.878cm" svg:x="0.002cm" svg:y="0.022cm">
          <draw:text-box>
            <text:p><text:span text:style-name="T5">Глава 2. Стратегия k,m-ограничения</text:span></text:p>
          </draw:text-box>
        </draw:frame>
        <draw:custom-shape draw:style-name="gr6" draw:text-style-name="P9" draw:layer="layout" svg:width="26.084cm" svg:height="2.257cm" svg:x="1.075cm" svg:y="4.601cm">
          <text:p/>
          <draw:enhanced-geometry svg:viewBox="0 0 21600 21600" draw:mirror-horizontal="false" draw:mirror-vertical="false" draw:type="rectangle" draw:enhanced-path="M 0 0 L 21600 0 21600 21600 0 21600 0 0 Z N"/>
        </draw:custom-shape>
        <draw:frame draw:style-name="gr65" draw:text-style-name="P34" draw:layer="layout" svg:width="24.383cm" svg:height="1.673cm" svg:x="2.033cm" svg:y="4.812cm">
          <draw:text-box>
            <text:p><text:span text:style-name="T17">k,m-опровержение. Если за k щагов будет опровергнуто по меньшей мере m базовых подформул.</text:span></text:p>
          </draw:text-box>
        </draw:frame>
        <draw:custom-shape draw:style-name="gr7" draw:text-style-name="P14" draw:layer="layout" svg:width="1.016cm" svg:height="1.016cm" svg:x="0.588cm" svg:y="4.027cm">
          <text:p text:style-name="P1"><text:span text:style-name="T7">1</text:span></text:p>
          <draw:enhanced-geometry svg:viewBox="0 0 21600 21600" draw:type="rectangle" draw:enhanced-path="M 0 0 L 21600 0 21600 21600 0 21600 0 0 Z N"/>
        </draw:custom-shape>
        <draw:custom-shape draw:style-name="gr6" draw:text-style-name="P9" draw:layer="layout" svg:width="26.084cm" svg:height="2.395cm" svg:x="1.076cm" svg:y="9.101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1.673cm" svg:x="2.034cm" svg:y="9.312cm">
          <draw:text-box>
            <text:p text:style-name="P6"><text:span text:style-name="T6">k,m-неопровержимость. Если за k шагов, при ответе только на вопросы без</text:span></text:p>
            <text:p text:style-name="P6"><text:span text:style-name="T6">Дизъюнктивного ветвления не будет опровергнута текущая база.</text:span></text:p>
          </draw:text-box>
        </draw:frame>
        <draw:custom-shape draw:style-name="gr7" draw:text-style-name="P14" draw:layer="layout" svg:width="1.016cm" svg:height="1.016cm" svg:x="0.589cm" svg:y="8.527cm">
          <text:p text:style-name="P1"><text:span text:style-name="T7">2</text:span></text:p>
          <draw:enhanced-geometry svg:viewBox="0 0 21600 21600" draw:type="rectangle" draw:enhanced-path="M 0 0 L 21600 0 21600 21600 0 21600 0 0 Z N"/>
        </draw:custom-shape>
        <draw:custom-shape draw:style-name="gr6" draw:text-style-name="P9" draw:layer="layout" svg:width="26.084cm" svg:height="1.538cm" svg:x="1.077cm" svg:y="13.702cm">
          <text:p/>
          <draw:enhanced-geometry svg:viewBox="0 0 21600 21600" draw:mirror-horizontal="false" draw:mirror-vertical="false" draw:type="rectangle" draw:enhanced-path="M 0 0 L 21600 0 21600 21600 0 21600 0 0 Z N"/>
        </draw:custom-shape>
        <draw:frame draw:style-name="gr8" draw:text-style-name="P13" draw:layer="layout" svg:width="24.89cm" svg:height="0.962cm" svg:x="2.035cm" svg:y="13.913cm">
          <draw:text-box>
            <text:p text:style-name="P6"><text:span text:style-name="T6">k,m-конкретизация. Если за k шагов будет конкретизировано m НЭЭ.</text:span></text:p>
          </draw:text-box>
        </draw:frame>
        <draw:custom-shape draw:style-name="gr7" draw:text-style-name="P14" draw:layer="layout" svg:width="1.016cm" svg:height="1.016cm" svg:x="0.59cm" svg:y="13.128cm">
          <text:p text:style-name="P1"><text:span text:style-name="T7">3</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5" presentation:class="page"/>
          <draw:frame presentation:style-name="pr2" draw:text-style-name="P11" draw:layer="layout" svg:width="17.271cm" svg:height="12.572cm" svg:x="2.159cm" svg:y="13.271cm" presentation:class="notes" presentation:placeholder="true">
            <draw:text-box/>
          </draw:frame>
        </presentation:notes>
      </draw:page>
      <draw:page draw:name="page36" draw:style-name="dp1" draw:master-page-name="Default">
        <office:forms form:automatic-focus="false" form:apply-design-mode="false"/>
        <draw:custom-shape draw:style-name="gr5" draw:text-style-name="P7" draw:layer="layout" svg:width="27.991cm" svg:height="1.64cm" svg:x="0.002cm" svg:y="0.9cm">
          <text:p text:style-name="P6"><text:span text:style-name="T1">Параллельные стратегии</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draw:custom-shape draw:style-name="gr6" draw:text-style-name="P9" draw:layer="layout" svg:width="26.084cm" svg:height="3.048cm" svg:x="1.075cm" svg:y="5.08cm">
          <text:p/>
          <draw:enhanced-geometry svg:viewBox="0 0 21600 21600" draw:mirror-horizontal="false" draw:mirror-vertical="false" draw:type="rectangle" draw:enhanced-path="M 0 0 L 21600 0 21600 21600 0 21600 0 0 Z N"/>
        </draw:custom-shape>
        <draw:frame draw:style-name="gr66" draw:text-style-name="P34" draw:layer="layout" svg:width="24.383cm" svg:height="1.784cm" svg:x="1.333cm" svg:y="6.674cm">
          <draw:text-box>
            <text:p><text:span text:style-name="T17">Независимые процессы</text:span></text:p>
          </draw:text-box>
        </draw:frame>
        <draw:custom-shape draw:style-name="gr7" draw:text-style-name="P12" draw:layer="layout" svg:width="26.084cm" svg:height="1.27cm" svg:x="1.075cm" svg:y="5.034cm">
          <text:p text:style-name="P6"><text:span text:style-name="T3">Используемый подход</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6" presentation:class="page"/>
          <draw:frame presentation:style-name="pr2" draw:text-style-name="P11" draw:layer="layout" svg:width="17.271cm" svg:height="12.572cm" svg:x="2.159cm" svg:y="13.271cm" presentation:class="notes" presentation:placeholder="true">
            <draw:text-box/>
          </draw:frame>
        </presentation:notes>
      </draw:page>
      <draw:page draw:name="page37"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ое опровержение баз</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7" draw:text-style-name="P1" xml:id="id28" draw:id="id28" draw:layer="layout" svg:width="1.524cm" svg:height="1.524cm" svg:x="1.194cm" svg:y="10.498cm">
          <text:p/>
          <draw:enhanced-geometry svg:viewBox="0 0 21600 21600" draw:type="rectangle" draw:enhanced-path="M 0 0 L 21600 0 21600 21600 0 21600 0 0 Z N"/>
        </draw:custom-shape>
        <draw:custom-shape draw:style-name="gr68" draw:text-style-name="P1" xml:id="id29" draw:id="id29" draw:layer="layout" svg:width="1.524cm" svg:height="1.524cm" svg:x="6.094cm" svg:y="5.098cm">
          <text:p/>
          <draw:enhanced-geometry svg:viewBox="0 0 21600 21600" draw:type="rectangle" draw:enhanced-path="M 0 0 L 21600 0 21600 21600 0 21600 0 0 Z N"/>
        </draw:custom-shape>
        <draw:custom-shape draw:style-name="gr68" draw:text-style-name="P1" xml:id="id30" draw:id="id30" draw:layer="layout" svg:width="1.524cm" svg:height="1.524cm" svg:x="8.294cm" svg:y="10.398cm">
          <text:p/>
          <draw:enhanced-geometry svg:viewBox="0 0 21600 21600" draw:type="rectangle" draw:enhanced-path="M 0 0 L 21600 0 21600 21600 0 21600 0 0 Z N"/>
        </draw:custom-shape>
        <draw:custom-shape draw:style-name="gr68" draw:text-style-name="P1" xml:id="id31" draw:id="id31" draw:layer="layout" svg:width="1.524cm" svg:height="1.524cm" svg:x="6.094cm" svg:y="16.498cm">
          <text:p/>
          <draw:enhanced-geometry svg:viewBox="0 0 21600 21600" draw:type="rectangle" draw:enhanced-path="M 0 0 L 21600 0 21600 21600 0 21600 0 0 Z N"/>
        </draw:custom-shape>
        <draw:custom-shape draw:style-name="gr69" draw:text-style-name="P1" xml:id="id32" draw:id="id32" draw:layer="layout" svg:width="1.524cm" svg:height="1.524cm" svg:x="9.794cm" svg:y="3.998cm">
          <text:p/>
          <draw:enhanced-geometry svg:viewBox="0 0 21600 21600" draw:type="rectangle" draw:enhanced-path="M 0 0 L 21600 0 21600 21600 0 21600 0 0 Z N"/>
        </draw:custom-shape>
        <draw:custom-shape draw:style-name="gr69" draw:text-style-name="P1" xml:id="id33" draw:id="id33" draw:layer="layout" svg:width="1.524cm" svg:height="1.524cm" svg:x="9.794cm" svg:y="6.098cm">
          <text:p/>
          <draw:enhanced-geometry svg:viewBox="0 0 21600 21600" draw:type="rectangle" draw:enhanced-path="M 0 0 L 21600 0 21600 21600 0 21600 0 0 Z N"/>
        </draw:custom-shape>
        <draw:connector draw:style-name="gr70" draw:text-style-name="P1" draw:layer="layout" draw:type="line" svg:x1="2.718cm" svg:y1="11.26cm" svg:x2="6.094cm" svg:y2="5.86cm" draw:start-shape="id28" draw:start-glue-point="1" draw:end-shape="id29" draw:end-glue-point="3" svg:d="m2718 11260 3376-5400">
          <text:p/>
        </draw:connector>
        <draw:connector draw:style-name="gr70" draw:text-style-name="P1" draw:layer="layout" draw:type="line" svg:x1="2.718cm" svg:y1="11.26cm" svg:x2="8.294cm" svg:y2="11.16cm" draw:start-shape="id28" draw:start-glue-point="1" draw:end-shape="id30" draw:end-glue-point="3" svg:d="m2718 11260 5576-100">
          <text:p/>
        </draw:connector>
        <draw:connector draw:style-name="gr70" draw:text-style-name="P1" draw:layer="layout" draw:type="line" svg:x1="2.718cm" svg:y1="11.26cm" svg:x2="6.094cm" svg:y2="17.26cm" draw:start-shape="id28" draw:start-glue-point="1" draw:end-shape="id31" draw:end-glue-point="3" svg:d="m2718 11260 3376 6000">
          <text:p/>
        </draw:connector>
        <draw:connector draw:style-name="gr70" draw:text-style-name="P1" draw:layer="layout" draw:type="line" svg:x1="7.618cm" svg:y1="5.86cm" svg:x2="9.794cm" svg:y2="4.76cm" draw:start-shape="id29" draw:start-glue-point="1" draw:end-shape="id32" draw:end-glue-point="3" svg:d="m7618 5860 2176-1100">
          <text:p/>
        </draw:connector>
        <draw:connector draw:style-name="gr70" draw:text-style-name="P1" draw:layer="layout" draw:type="line" svg:x1="7.618cm" svg:y1="5.86cm" svg:x2="9.794cm" svg:y2="6.86cm" draw:start-shape="id29" draw:start-glue-point="1" draw:end-shape="id33" draw:end-glue-point="3" svg:d="m7618 5860 2176 1000">
          <text:p/>
        </draw:connector>
        <draw:custom-shape draw:style-name="gr69" draw:text-style-name="P1" xml:id="id34" draw:id="id34" draw:layer="layout" svg:width="1.524cm" svg:height="1.524cm" svg:x="12.694cm" svg:y="9.098cm">
          <text:p/>
          <draw:enhanced-geometry svg:viewBox="0 0 21600 21600" draw:type="rectangle" draw:enhanced-path="M 0 0 L 21600 0 21600 21600 0 21600 0 0 Z N"/>
        </draw:custom-shape>
        <draw:custom-shape draw:style-name="gr69" draw:text-style-name="P1" xml:id="id35" draw:id="id35" draw:layer="layout" svg:width="1.524cm" svg:height="1.524cm" svg:x="12.694cm" svg:y="11.198cm">
          <text:p/>
          <draw:enhanced-geometry svg:viewBox="0 0 21600 21600" draw:type="rectangle" draw:enhanced-path="M 0 0 L 21600 0 21600 21600 0 21600 0 0 Z N"/>
        </draw:custom-shape>
        <draw:custom-shape draw:style-name="gr69" draw:text-style-name="P1" xml:id="id36" draw:id="id36" draw:layer="layout" svg:width="1.524cm" svg:height="1.524cm" svg:x="12.694cm" svg:y="13.398cm">
          <text:p/>
          <draw:enhanced-geometry svg:viewBox="0 0 21600 21600" draw:type="rectangle" draw:enhanced-path="M 0 0 L 21600 0 21600 21600 0 21600 0 0 Z N"/>
        </draw:custom-shape>
        <draw:connector draw:style-name="gr70" draw:text-style-name="P1" draw:layer="layout" draw:type="line" svg:x1="9.818cm" svg:y1="11.16cm" svg:x2="12.694cm" svg:y2="9.86cm" draw:start-shape="id30" draw:start-glue-point="1" draw:end-shape="id34" draw:end-glue-point="3" svg:d="m9818 11160 2876-1300">
          <text:p/>
        </draw:connector>
        <draw:connector draw:style-name="gr70" draw:text-style-name="P1" draw:layer="layout" draw:type="line" svg:x1="9.818cm" svg:y1="11.16cm" svg:x2="12.694cm" svg:y2="11.96cm" draw:start-shape="id30" draw:start-glue-point="1" draw:end-shape="id35" draw:end-glue-point="3" svg:d="m9818 11160 2876 800">
          <text:p/>
        </draw:connector>
        <draw:connector draw:style-name="gr70" draw:text-style-name="P1" draw:layer="layout" draw:type="line" svg:x1="9.818cm" svg:y1="11.16cm" svg:x2="12.694cm" svg:y2="14.16cm" draw:start-shape="id30" draw:start-glue-point="1" draw:end-shape="id36" draw:end-glue-point="3" svg:d="m9818 11160 2876 3000">
          <text:p/>
        </draw:connector>
        <draw:custom-shape draw:style-name="gr68" draw:text-style-name="P1" xml:id="id37" draw:id="id37" draw:layer="layout" svg:width="1.524cm" svg:height="1.524cm" svg:x="13.094cm" svg:y="3.998cm">
          <text:p/>
          <draw:enhanced-geometry svg:viewBox="0 0 21600 21600" draw:type="rectangle" draw:enhanced-path="M 0 0 L 21600 0 21600 21600 0 21600 0 0 Z N"/>
        </draw:custom-shape>
        <draw:connector draw:style-name="gr70" draw:text-style-name="P1" draw:layer="layout" draw:type="line" svg:x1="11.318cm" svg:y1="4.76cm" svg:x2="13.094cm" svg:y2="4.76cm" draw:start-shape="id32" draw:start-glue-point="1" draw:end-shape="id37" draw:end-glue-point="3" svg:d="m11318 4760h1776">
          <text:p/>
        </draw:connector>
        <draw:custom-shape draw:style-name="gr68" draw:text-style-name="P1" xml:id="id38" draw:id="id38" draw:layer="layout" svg:width="1.524cm" svg:height="1.524cm" svg:x="13.094cm" svg:y="6.098cm">
          <text:p/>
          <draw:enhanced-geometry svg:viewBox="0 0 21600 21600" draw:type="rectangle" draw:enhanced-path="M 0 0 L 21600 0 21600 21600 0 21600 0 0 Z N"/>
        </draw:custom-shape>
        <draw:connector draw:style-name="gr70" draw:text-style-name="P1" draw:layer="layout" draw:type="line" svg:x1="11.318cm" svg:y1="6.86cm" svg:x2="13.094cm" svg:y2="6.86cm" draw:start-shape="id33" draw:start-glue-point="1" draw:end-shape="id38" draw:end-glue-point="3" svg:d="m11318 6860h1776">
          <text:p/>
        </draw:connector>
        <draw:custom-shape draw:style-name="gr68" draw:text-style-name="P1" xml:id="id39" draw:id="id39" draw:layer="layout" svg:width="1.524cm" svg:height="1.524cm" svg:x="18.094cm" svg:y="10.098cm">
          <text:p/>
          <draw:enhanced-geometry svg:viewBox="0 0 21600 21600" draw:type="rectangle" draw:enhanced-path="M 0 0 L 21600 0 21600 21600 0 21600 0 0 Z N"/>
        </draw:custom-shape>
        <draw:custom-shape draw:style-name="gr68" draw:text-style-name="P1" xml:id="id40" draw:id="id40" draw:layer="layout" svg:width="1.524cm" svg:height="1.524cm" svg:x="18.094cm" svg:y="12.198cm">
          <text:p/>
          <draw:enhanced-geometry svg:viewBox="0 0 21600 21600" draw:type="rectangle" draw:enhanced-path="M 0 0 L 21600 0 21600 21600 0 21600 0 0 Z N"/>
        </draw:custom-shape>
        <draw:connector draw:style-name="gr70" draw:text-style-name="P1" draw:layer="layout" draw:type="line" svg:x1="14.218cm" svg:y1="11.96cm" svg:x2="18.094cm" svg:y2="10.86cm" draw:start-shape="id35" draw:start-glue-point="1" draw:end-shape="id39" draw:end-glue-point="3" svg:d="m14218 11960 3876-1100">
          <text:p/>
        </draw:connector>
        <draw:connector draw:style-name="gr70" draw:text-style-name="P1" draw:layer="layout" draw:type="line" svg:x1="14.218cm" svg:y1="11.96cm" svg:x2="18.094cm" svg:y2="12.96cm" draw:start-shape="id35" draw:start-glue-point="1" draw:end-shape="id40" draw:end-glue-point="3" svg:d="m14218 11960 3876 1000">
          <text:p/>
        </draw:connector>
        <draw:custom-shape draw:style-name="gr68" draw:text-style-name="P1" xml:id="id42" draw:id="id42" draw:layer="layout" svg:width="1.524cm" svg:height="1.524cm" svg:x="15.494cm" svg:y="8.598cm">
          <text:p/>
          <draw:enhanced-geometry svg:viewBox="0 0 21600 21600" draw:type="rectangle" draw:enhanced-path="M 0 0 L 21600 0 21600 21600 0 21600 0 0 Z N"/>
        </draw:custom-shape>
        <draw:custom-shape draw:style-name="gr68" draw:text-style-name="P1" xml:id="id41" draw:id="id41" draw:layer="layout" svg:width="1.524cm" svg:height="1.524cm" svg:x="15.494cm" svg:y="13.698cm">
          <text:p/>
          <draw:enhanced-geometry svg:viewBox="0 0 21600 21600" draw:type="rectangle" draw:enhanced-path="M 0 0 L 21600 0 21600 21600 0 21600 0 0 Z N"/>
        </draw:custom-shape>
        <draw:connector draw:style-name="gr70" draw:text-style-name="P1" draw:layer="layout" draw:type="line" svg:x1="14.218cm" svg:y1="14.16cm" svg:x2="15.494cm" svg:y2="14.46cm" draw:start-shape="id36" draw:start-glue-point="1" draw:end-shape="id41" svg:d="m14218 14160 1276 300">
          <text:p/>
        </draw:connector>
        <draw:connector draw:style-name="gr70" draw:text-style-name="P1" draw:layer="layout" draw:type="line" svg:x1="14.218cm" svg:y1="9.86cm" svg:x2="15.494cm" svg:y2="9.36cm" draw:start-shape="id34" draw:start-glue-point="1" draw:end-shape="id42" draw:end-glue-point="3" svg:d="m14218 9860 1276-500">
          <text:p/>
        </draw:connector>
        <draw:connector draw:style-name="gr70" draw:text-style-name="P1" draw:layer="layout" draw:type="line" svg:x1="7.618cm" svg:y1="17.26cm" svg:x2="12.094cm" svg:y2="17.76cm" draw:start-shape="id31" draw:start-glue-point="1" draw:end-shape="id43" draw:end-glue-point="3" svg:d="m7618 17260 4476 500">
          <text:p/>
        </draw:connector>
        <draw:custom-shape draw:style-name="gr69" draw:text-style-name="P1" xml:id="id43" draw:id="id43" draw:layer="layout" svg:width="1.524cm" svg:height="1.524cm" svg:x="12.094cm" svg:y="16.998cm">
          <text:p/>
          <draw:enhanced-geometry svg:viewBox="0 0 21600 21600" draw:type="rectangle" draw:enhanced-path="M 0 0 L 21600 0 21600 21600 0 21600 0 0 Z N"/>
        </draw:custom-shape>
        <draw:custom-shape draw:style-name="gr68" draw:text-style-name="P1" xml:id="id44" draw:id="id44" draw:layer="layout" svg:width="1.524cm" svg:height="1.524cm" svg:x="16.394cm" svg:y="16.898cm">
          <text:p/>
          <draw:enhanced-geometry svg:viewBox="0 0 21600 21600" draw:type="rectangle" draw:enhanced-path="M 0 0 L 21600 0 21600 21600 0 21600 0 0 Z N"/>
        </draw:custom-shape>
        <draw:connector draw:style-name="gr70" draw:text-style-name="P1" draw:layer="layout" draw:type="line" svg:x1="13.618cm" svg:y1="17.76cm" svg:x2="16.394cm" svg:y2="17.66cm" draw:start-shape="id43" draw:start-glue-point="1" draw:end-shape="id44" draw:end-glue-point="3" svg:d="m13618 17760 2776-100">
          <text:p/>
        </draw:connector>
        <draw:custom-shape draw:style-name="gr71" draw:text-style-name="P1" draw:layer="layout" svg:width="13.716cm" svg:height="5.6cm" svg:x="4.064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17.258cm" svg:height="7.1cm" svg:x="6.764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1" draw:layer="layout" svg:width="16.656cm" svg:height="3.248cm" svg:x="4.164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7" presentation:class="page"/>
          <draw:frame presentation:style-name="pr2" draw:text-style-name="P11" draw:layer="layout" svg:width="17.271cm" svg:height="12.572cm" svg:x="2.159cm" svg:y="13.271cm" presentation:class="notes" presentation:placeholder="true">
            <draw:text-box/>
          </draw:frame>
        </presentation:notes>
      </draw:page>
      <draw:page draw:name="page38" draw:style-name="dp1" draw:master-page-name="Default">
        <office:forms form:automatic-focus="false" form:apply-design-mode="false"/>
        <draw:custom-shape draw:style-name="gr5" draw:text-style-name="P7" draw:layer="layout" svg:width="27.991cm" svg:height="1.64cm" svg:x="0.002cm" svg:y="0.9cm">
          <text:p text:style-name="P6"><text:span text:style-name="T1">Независимый поиск ответов на вопросы</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custom-shape draw:style-name="gr67" draw:text-style-name="P1" xml:id="id45" draw:id="id45" draw:layer="layout" svg:width="1.524cm" svg:height="1.524cm" svg:x="1.194cm" svg:y="10.498cm">
          <text:p/>
          <draw:enhanced-geometry svg:viewBox="0 0 21600 21600" draw:type="rectangle" draw:enhanced-path="M 0 0 L 21600 0 21600 21600 0 21600 0 0 Z N"/>
        </draw:custom-shape>
        <draw:custom-shape draw:style-name="gr68" draw:text-style-name="P1" xml:id="id46" draw:id="id46" draw:layer="layout" svg:width="1.524cm" svg:height="1.524cm" svg:x="6.094cm" svg:y="5.098cm">
          <text:p/>
          <draw:enhanced-geometry svg:viewBox="0 0 21600 21600" draw:type="rectangle" draw:enhanced-path="M 0 0 L 21600 0 21600 21600 0 21600 0 0 Z N"/>
        </draw:custom-shape>
        <draw:custom-shape draw:style-name="gr68" draw:text-style-name="P1" xml:id="id47" draw:id="id47" draw:layer="layout" svg:width="1.524cm" svg:height="1.524cm" svg:x="8.294cm" svg:y="10.398cm">
          <text:p/>
          <draw:enhanced-geometry svg:viewBox="0 0 21600 21600" draw:type="rectangle" draw:enhanced-path="M 0 0 L 21600 0 21600 21600 0 21600 0 0 Z N"/>
        </draw:custom-shape>
        <draw:custom-shape draw:style-name="gr68" draw:text-style-name="P1" xml:id="id48" draw:id="id48" draw:layer="layout" svg:width="1.524cm" svg:height="1.524cm" svg:x="6.094cm" svg:y="16.498cm">
          <text:p/>
          <draw:enhanced-geometry svg:viewBox="0 0 21600 21600" draw:type="rectangle" draw:enhanced-path="M 0 0 L 21600 0 21600 21600 0 21600 0 0 Z N"/>
        </draw:custom-shape>
        <draw:custom-shape draw:style-name="gr69" draw:text-style-name="P1" xml:id="id49" draw:id="id49" draw:layer="layout" svg:width="1.524cm" svg:height="1.524cm" svg:x="9.794cm" svg:y="3.998cm">
          <text:p/>
          <draw:enhanced-geometry svg:viewBox="0 0 21600 21600" draw:type="rectangle" draw:enhanced-path="M 0 0 L 21600 0 21600 21600 0 21600 0 0 Z N"/>
        </draw:custom-shape>
        <draw:custom-shape draw:style-name="gr69" draw:text-style-name="P1" xml:id="id50" draw:id="id50" draw:layer="layout" svg:width="1.524cm" svg:height="1.524cm" svg:x="9.794cm" svg:y="6.098cm">
          <text:p/>
          <draw:enhanced-geometry svg:viewBox="0 0 21600 21600" draw:type="rectangle" draw:enhanced-path="M 0 0 L 21600 0 21600 21600 0 21600 0 0 Z N"/>
        </draw:custom-shape>
        <draw:connector draw:style-name="gr70" draw:text-style-name="P1" draw:layer="layout" draw:type="line" svg:x1="2.718cm" svg:y1="11.26cm" svg:x2="6.094cm" svg:y2="5.86cm" draw:start-shape="id45" draw:start-glue-point="1" draw:end-shape="id46" draw:end-glue-point="3" svg:d="m2718 11260 3376-5400">
          <text:p/>
        </draw:connector>
        <draw:connector draw:style-name="gr70" draw:text-style-name="P1" draw:layer="layout" draw:type="line" svg:x1="2.718cm" svg:y1="11.26cm" svg:x2="8.294cm" svg:y2="11.16cm" draw:start-shape="id45" draw:start-glue-point="1" draw:end-shape="id47" draw:end-glue-point="3" svg:d="m2718 11260 5576-100">
          <text:p/>
        </draw:connector>
        <draw:connector draw:style-name="gr70" draw:text-style-name="P1" draw:layer="layout" draw:type="line" svg:x1="2.718cm" svg:y1="11.26cm" svg:x2="6.094cm" svg:y2="17.26cm" draw:start-shape="id45" draw:start-glue-point="1" draw:end-shape="id48" draw:end-glue-point="3" svg:d="m2718 11260 3376 6000">
          <text:p/>
        </draw:connector>
        <draw:connector draw:style-name="gr70" draw:text-style-name="P1" draw:layer="layout" draw:type="line" svg:x1="7.618cm" svg:y1="5.86cm" svg:x2="9.794cm" svg:y2="4.76cm" draw:start-shape="id46" draw:start-glue-point="1" draw:end-shape="id49" draw:end-glue-point="3" svg:d="m7618 5860 2176-1100">
          <text:p/>
        </draw:connector>
        <draw:connector draw:style-name="gr70" draw:text-style-name="P1" draw:layer="layout" draw:type="line" svg:x1="7.618cm" svg:y1="5.86cm" svg:x2="9.794cm" svg:y2="6.86cm" draw:start-shape="id46" draw:start-glue-point="1" draw:end-shape="id50" draw:end-glue-point="3" svg:d="m7618 5860 2176 1000">
          <text:p/>
        </draw:connector>
        <draw:custom-shape draw:style-name="gr69" draw:text-style-name="P1" xml:id="id51" draw:id="id51" draw:layer="layout" svg:width="1.524cm" svg:height="1.524cm" svg:x="12.694cm" svg:y="9.098cm">
          <text:p/>
          <draw:enhanced-geometry svg:viewBox="0 0 21600 21600" draw:type="rectangle" draw:enhanced-path="M 0 0 L 21600 0 21600 21600 0 21600 0 0 Z N"/>
        </draw:custom-shape>
        <draw:custom-shape draw:style-name="gr69" draw:text-style-name="P1" xml:id="id52" draw:id="id52" draw:layer="layout" svg:width="1.524cm" svg:height="1.524cm" svg:x="12.694cm" svg:y="11.198cm">
          <text:p/>
          <draw:enhanced-geometry svg:viewBox="0 0 21600 21600" draw:type="rectangle" draw:enhanced-path="M 0 0 L 21600 0 21600 21600 0 21600 0 0 Z N"/>
        </draw:custom-shape>
        <draw:custom-shape draw:style-name="gr69" draw:text-style-name="P1" xml:id="id53" draw:id="id53" draw:layer="layout" svg:width="1.524cm" svg:height="1.524cm" svg:x="12.694cm" svg:y="13.398cm">
          <text:p/>
          <draw:enhanced-geometry svg:viewBox="0 0 21600 21600" draw:type="rectangle" draw:enhanced-path="M 0 0 L 21600 0 21600 21600 0 21600 0 0 Z N"/>
        </draw:custom-shape>
        <draw:connector draw:style-name="gr70" draw:text-style-name="P1" draw:layer="layout" draw:type="line" svg:x1="9.818cm" svg:y1="11.16cm" svg:x2="12.694cm" svg:y2="9.86cm" draw:start-shape="id47" draw:start-glue-point="1" draw:end-shape="id51" draw:end-glue-point="3" svg:d="m9818 11160 2876-1300">
          <text:p/>
        </draw:connector>
        <draw:connector draw:style-name="gr70" draw:text-style-name="P1" draw:layer="layout" draw:type="line" svg:x1="9.818cm" svg:y1="11.16cm" svg:x2="12.694cm" svg:y2="11.96cm" draw:start-shape="id47" draw:start-glue-point="1" draw:end-shape="id52" draw:end-glue-point="3" svg:d="m9818 11160 2876 800">
          <text:p/>
        </draw:connector>
        <draw:connector draw:style-name="gr70" draw:text-style-name="P1" draw:layer="layout" draw:type="line" svg:x1="9.818cm" svg:y1="11.16cm" svg:x2="12.694cm" svg:y2="14.16cm" draw:start-shape="id47" draw:start-glue-point="1" draw:end-shape="id53" draw:end-glue-point="3" svg:d="m9818 11160 2876 3000">
          <text:p/>
        </draw:connector>
        <draw:custom-shape draw:style-name="gr68" draw:text-style-name="P1" xml:id="id54" draw:id="id54" draw:layer="layout" svg:width="1.524cm" svg:height="1.524cm" svg:x="13.094cm" svg:y="3.998cm">
          <text:p/>
          <draw:enhanced-geometry svg:viewBox="0 0 21600 21600" draw:type="rectangle" draw:enhanced-path="M 0 0 L 21600 0 21600 21600 0 21600 0 0 Z N"/>
        </draw:custom-shape>
        <draw:connector draw:style-name="gr70" draw:text-style-name="P1" draw:layer="layout" draw:type="line" svg:x1="11.318cm" svg:y1="4.76cm" svg:x2="13.094cm" svg:y2="4.76cm" draw:start-shape="id49" draw:start-glue-point="1" draw:end-shape="id54" draw:end-glue-point="3" svg:d="m11318 4760h1776">
          <text:p/>
        </draw:connector>
        <draw:custom-shape draw:style-name="gr68" draw:text-style-name="P1" xml:id="id55" draw:id="id55" draw:layer="layout" svg:width="1.524cm" svg:height="1.524cm" svg:x="13.094cm" svg:y="6.098cm">
          <text:p/>
          <draw:enhanced-geometry svg:viewBox="0 0 21600 21600" draw:type="rectangle" draw:enhanced-path="M 0 0 L 21600 0 21600 21600 0 21600 0 0 Z N"/>
        </draw:custom-shape>
        <draw:connector draw:style-name="gr70" draw:text-style-name="P1" draw:layer="layout" draw:type="line" svg:x1="11.318cm" svg:y1="6.86cm" svg:x2="13.094cm" svg:y2="6.86cm" draw:start-shape="id50" draw:start-glue-point="1" draw:end-shape="id55" draw:end-glue-point="3" svg:d="m11318 6860h1776">
          <text:p/>
        </draw:connector>
        <draw:custom-shape draw:style-name="gr68" draw:text-style-name="P1" xml:id="id56" draw:id="id56" draw:layer="layout" svg:width="1.524cm" svg:height="1.524cm" svg:x="18.094cm" svg:y="10.098cm">
          <text:p/>
          <draw:enhanced-geometry svg:viewBox="0 0 21600 21600" draw:type="rectangle" draw:enhanced-path="M 0 0 L 21600 0 21600 21600 0 21600 0 0 Z N"/>
        </draw:custom-shape>
        <draw:custom-shape draw:style-name="gr68" draw:text-style-name="P1" xml:id="id57" draw:id="id57" draw:layer="layout" svg:width="1.524cm" svg:height="1.524cm" svg:x="18.094cm" svg:y="12.198cm">
          <text:p/>
          <draw:enhanced-geometry svg:viewBox="0 0 21600 21600" draw:type="rectangle" draw:enhanced-path="M 0 0 L 21600 0 21600 21600 0 21600 0 0 Z N"/>
        </draw:custom-shape>
        <draw:connector draw:style-name="gr70" draw:text-style-name="P1" draw:layer="layout" draw:type="line" svg:x1="14.218cm" svg:y1="11.96cm" svg:x2="18.094cm" svg:y2="10.86cm" draw:start-shape="id52" draw:start-glue-point="1" draw:end-shape="id56" draw:end-glue-point="3" svg:d="m14218 11960 3876-1100">
          <text:p/>
        </draw:connector>
        <draw:connector draw:style-name="gr70" draw:text-style-name="P1" draw:layer="layout" draw:type="line" svg:x1="14.218cm" svg:y1="11.96cm" svg:x2="18.094cm" svg:y2="12.96cm" draw:start-shape="id52" draw:start-glue-point="1" draw:end-shape="id57" draw:end-glue-point="3" svg:d="m14218 11960 3876 1000">
          <text:p/>
        </draw:connector>
        <draw:custom-shape draw:style-name="gr68" draw:text-style-name="P1" xml:id="id59" draw:id="id59" draw:layer="layout" svg:width="1.524cm" svg:height="1.524cm" svg:x="15.494cm" svg:y="8.598cm">
          <text:p/>
          <draw:enhanced-geometry svg:viewBox="0 0 21600 21600" draw:type="rectangle" draw:enhanced-path="M 0 0 L 21600 0 21600 21600 0 21600 0 0 Z N"/>
        </draw:custom-shape>
        <draw:custom-shape draw:style-name="gr68" draw:text-style-name="P1" xml:id="id58" draw:id="id58" draw:layer="layout" svg:width="1.524cm" svg:height="1.524cm" svg:x="15.494cm" svg:y="13.698cm">
          <text:p/>
          <draw:enhanced-geometry svg:viewBox="0 0 21600 21600" draw:type="rectangle" draw:enhanced-path="M 0 0 L 21600 0 21600 21600 0 21600 0 0 Z N"/>
        </draw:custom-shape>
        <draw:connector draw:style-name="gr70" draw:text-style-name="P1" draw:layer="layout" draw:type="line" svg:x1="14.218cm" svg:y1="14.16cm" svg:x2="15.494cm" svg:y2="14.46cm" draw:start-shape="id53" draw:start-glue-point="1" draw:end-shape="id58" svg:d="m14218 14160 1276 300">
          <text:p/>
        </draw:connector>
        <draw:connector draw:style-name="gr70" draw:text-style-name="P1" draw:layer="layout" draw:type="line" svg:x1="14.218cm" svg:y1="9.86cm" svg:x2="15.494cm" svg:y2="9.36cm" draw:start-shape="id51" draw:start-glue-point="1" draw:end-shape="id59" draw:end-glue-point="3" svg:d="m14218 9860 1276-500">
          <text:p/>
        </draw:connector>
        <draw:connector draw:style-name="gr70" draw:text-style-name="P1" draw:layer="layout" draw:type="line" svg:x1="7.618cm" svg:y1="17.26cm" svg:x2="12.094cm" svg:y2="17.76cm" draw:start-shape="id48" draw:start-glue-point="1" draw:end-shape="id60" draw:end-glue-point="3" svg:d="m7618 17260 4476 500">
          <text:p/>
        </draw:connector>
        <draw:custom-shape draw:style-name="gr69" draw:text-style-name="P1" xml:id="id60" draw:id="id60" draw:layer="layout" svg:width="1.524cm" svg:height="1.524cm" svg:x="12.094cm" svg:y="16.998cm">
          <text:p/>
          <draw:enhanced-geometry svg:viewBox="0 0 21600 21600" draw:type="rectangle" draw:enhanced-path="M 0 0 L 21600 0 21600 21600 0 21600 0 0 Z N"/>
        </draw:custom-shape>
        <draw:custom-shape draw:style-name="gr68" draw:text-style-name="P1" xml:id="id61" draw:id="id61" draw:layer="layout" svg:width="1.524cm" svg:height="1.524cm" svg:x="16.394cm" svg:y="16.898cm">
          <text:p/>
          <draw:enhanced-geometry svg:viewBox="0 0 21600 21600" draw:type="rectangle" draw:enhanced-path="M 0 0 L 21600 0 21600 21600 0 21600 0 0 Z N"/>
        </draw:custom-shape>
        <draw:connector draw:style-name="gr70" draw:text-style-name="P1" draw:layer="layout" draw:type="line" svg:x1="13.618cm" svg:y1="17.76cm" svg:x2="16.394cm" svg:y2="17.66cm" draw:start-shape="id60" draw:start-glue-point="1" draw:end-shape="id61" draw:end-glue-point="3" svg:d="m13618 17760 2776-100">
          <text:p/>
        </draw:connector>
        <draw:custom-shape draw:style-name="gr71" draw:text-style-name="P1" draw:layer="layout" svg:width="9.144cm" svg:height="2.22cm" svg:x="7.566cm" svg:y="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9.652cm" svg:height="2.728cm" svg:x="10.26cm" svg:y="16.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9.144cm" svg:height="2.22cm" svg:x="7.566cm" svg:y="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7.222cm" svg:height="2.548cm" draw:transform="rotate (0.222878545479676) translate (10.974cm 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10.922cm" svg:height="4.572cm" svg:x="11.68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8.282cm" svg:height="2.728cm" draw:transform="rotate (-0.245742358680802) translate (11.516cm 12.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38" presentation:class="page"/>
          <draw:frame presentation:style-name="pr2" draw:text-style-name="P11" draw:layer="layout" svg:width="17.271cm" svg:height="12.572cm" svg:x="2.159cm" svg:y="13.271cm" presentation:class="notes" presentation:placeholder="true">
            <draw:text-box/>
          </draw:frame>
        </presentation:notes>
      </draw:page>
      <draw:page draw:name="page39" draw:style-name="dp1" draw:master-page-name="Default">
        <office:forms form:automatic-focus="false" form:apply-design-mode="false"/>
        <draw:custom-shape draw:style-name="gr5" draw:text-style-name="P7" draw:layer="layout" svg:width="27.991cm" svg:height="1.64cm" svg:x="0.002cm" svg:y="0.9cm">
          <text:p text:style-name="P6"><text:span text:style-name="T1">Масштабируемость</text:span></text:p>
          <draw:enhanced-geometry svg:viewBox="0 0 21600 21600" draw:type="rectangle" draw:enhanced-path="M 0 0 L 21600 0 21600 21600 0 21600 0 0 Z N"/>
        </draw:custom-shape>
        <draw:frame draw:style-name="gr2" draw:text-style-name="P8" draw:layer="layout" svg:width="9.481cm" svg:height="0.878cm" svg:x="0.002cm" svg:y="0.022cm">
          <draw:text-box>
            <text:p><text:span text:style-name="T5">Глава 2. Параллельные стратегии</text:span></text:p>
          </draw:text-box>
        </draw:frame>
        <draw:frame draw:style-name="gr35" draw:text-style-name="P1" draw:layer="layout" svg:width="25.502cm" svg:height="12.216cm" svg:x="1.152cm" svg:y="4.783cm">
          <draw:image xlink:href="Pictures/200000020000031300000179D6FE9F2D.eps" xlink:type="simple" xlink:show="embed" xlink:actuate="onLoad">
            <text:p/>
          </draw:image>
        </draw:frame>
        <presentation:notes draw:style-name="dp2">
          <draw:page-thumbnail draw:style-name="gr4" draw:layer="layout" svg:width="13.968cm" svg:height="10.476cm" svg:x="3.81cm" svg:y="2.123cm" draw:page-number="39" presentation:class="page"/>
          <draw:frame presentation:style-name="pr2" draw:text-style-name="P11" draw:layer="layout" svg:width="17.271cm" svg:height="12.572cm" svg:x="2.159cm" svg:y="13.271cm" presentation:class="notes" presentation:placeholder="true">
            <draw:text-box/>
          </draw:frame>
        </presentation:notes>
      </draw:page>
      <draw:page draw:name="page40" draw:style-name="dp1" draw:master-page-name="Default">
        <office:forms form:automatic-focus="false" form:apply-design-mode="false"/>
        <draw:custom-shape draw:style-name="gr5" draw:text-style-name="P7" draw:layer="layout" svg:width="27.991cm" svg:height="1.64cm" svg:x="0.002cm" svg:y="0.9cm">
          <text:p text:style-name="P6"><text:span text:style-name="T1">Дерево состояний вывода</text:span></text:p>
          <draw:enhanced-geometry svg:viewBox="0 0 21600 21600" draw:type="rectangle" draw:enhanced-path="M 0 0 L 21600 0 21600 21600 0 21600 0 0 Z N"/>
        </draw:custom-shape>
        <draw:frame draw:style-name="gr2" draw:text-style-name="P8" draw:layer="layout" svg:width="7.699cm" svg:height="0.878cm" svg:x="0.002cm" svg:y="0.022cm">
          <draw:text-box>
            <text:p><text:span text:style-name="T5">Глава 2. Структуры данных</text:span></text:p>
          </draw:text-box>
        </draw:frame>
        <draw:frame draw:style-name="gr35" draw:text-style-name="P1" draw:layer="layout" svg:width="14.986cm" svg:height="8.785cm" svg:x="1.27cm" svg:y="2.794cm">
          <draw:image xlink:href="Pictures/200000020000015C000000CC2D3BA408.eps" xlink:type="simple" xlink:show="embed" xlink:actuate="onLoad">
            <text:p/>
          </draw:image>
        </draw:frame>
        <draw:frame draw:style-name="gr35" draw:text-style-name="P1" draw:layer="layout" svg:width="16.002cm" svg:height="8.181cm" svg:x="8.128cm" svg:y="12.192cm">
          <draw:image xlink:href="Pictures/2000000200000162000000B5B72BE7BF.eps"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2" draw:text-style-name="P11" draw:layer="layout" svg:width="17.271cm" svg:height="12.572cm" svg:x="2.159cm" svg:y="13.271cm" presentation:class="notes" presentation:placeholder="true">
            <draw:text-box/>
          </draw:frame>
        </presentation:notes>
      </draw:page>
      <draw:page draw:name="page41" draw:style-name="dp1" draw:master-page-name="Default">
        <office:forms form:automatic-focus="false" form:apply-design-mode="false"/>
        <draw:custom-shape draw:style-name="gr5" draw:text-style-name="P7" draw:layer="layout" svg:width="27.991cm" svg:height="1.64cm" svg:x="0.002cm" svg:y="0.9cm">
          <text:p text:style-name="P6"><text:span text:style-name="T1">Равенства</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2</text:span></text:p>
          </draw:text-box>
        </draw:frame>
        <presentation:notes draw:style-name="dp2">
          <draw:page-thumbnail draw:style-name="gr4" draw:layer="layout" svg:width="13.968cm" svg:height="10.476cm" svg:x="3.81cm" svg:y="2.123cm" draw:page-number="41" presentation:class="page"/>
          <draw:frame presentation:style-name="pr2" draw:text-style-name="P11" draw:layer="layout" svg:width="17.271cm" svg:height="12.572cm" svg:x="2.159cm" svg:y="13.271cm" presentation:class="notes" presentation:placeholder="true">
            <draw:text-box/>
          </draw:frame>
        </presentation:notes>
      </draw:page>
      <draw:page draw:name="page42" draw:style-name="dp1" draw:master-page-name="Default">
        <office:forms form:automatic-focus="false" form:apply-design-mode="false"/>
        <draw:custom-shape draw:style-name="gr5" draw:text-style-name="P7" draw:layer="layout" svg:width="27.991cm" svg:height="1.64cm" svg:x="0.002cm" svg:y="0.9cm">
          <text:p text:style-name="P6"><text:span text:style-name="T1">Архитектура системы</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gr35" draw:text-style-name="P1" draw:layer="layout" svg:width="21.253cm" svg:height="12.446cm" svg:x="3.385cm" svg:y="4.826cm">
          <draw:image xlink:href="Pictures/20000002000001B0000000FDE2804E23.eps" xlink:type="simple" xlink:show="embed" xlink:actuate="onLoad">
            <text:p/>
          </draw:image>
        </draw:frame>
        <presentation:notes draw:style-name="dp2">
          <draw:page-thumbnail draw:style-name="gr4" draw:layer="layout" svg:width="13.968cm" svg:height="10.476cm" svg:x="3.81cm" svg:y="2.123cm" draw:page-number="42" presentation:class="page"/>
          <draw:frame presentation:style-name="pr2" draw:text-style-name="P11" draw:layer="layout" svg:width="17.271cm" svg:height="12.572cm" svg:x="2.159cm" svg:y="13.271cm" presentation:class="notes" presentation:placeholder="true">
            <draw:text-box/>
          </draw:frame>
        </presentation:notes>
      </draw:page>
      <draw:page draw:name="page43" draw:style-name="dp1" draw:master-page-name="Default">
        <office:forms form:automatic-focus="false" form:apply-design-mode="false"/>
        <draw:custom-shape draw:style-name="gr5" draw:text-style-name="P7" draw:layer="layout" svg:width="27.991cm" svg:height="1.64cm" svg:x="0.002cm" svg:y="0.9cm">
          <text:p text:style-name="P6"><text:span text:style-name="T1">Выборщик стратегий</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draw:frame draw:style-name="standard" draw:layer="layout" svg:width="25.904cm" svg:height="12.955cm" svg:x="1.019cm" svg:y="4.093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Название стратегии</text:span></text:p>
              </table:table-cell>
              <table:table-cell>
                <text:p><text:span text:style-name="T6">Уровень применения</text:span></text:p>
              </table:table-cell>
              <table:table-cell>
                <text:p><text:span text:style-name="T6">Условие применения</text:span></text:p>
              </table:table-cell>
            </table:table-row>
            <table:table-row table:style-name="ro1" table:default-cell-style-name="ce2">
              <table:table-cell>
                <text:p>k,m-опровержение</text:p>
              </table:table-cell>
              <table:table-cell>
                <text:p>подформула-вопрос</text:p>
              </table:table-cell>
              <table:table-cell>
                <text:p>дизъюнктивере ветвление</text:p>
              </table:table-cell>
            </table:table-row>
            <table:table-row table:style-name="ro1" table:default-cell-style-name="ce2">
              <table:table-cell>
                <text:p>Ленивая конкретизация</text:p>
              </table:table-cell>
              <table:table-cell>
                <text:p>подформула-вопрос</text:p>
              </table:table-cell>
              <table:table-cell>
                <text:p>неограниченные переменные</text:p>
              </table:table-cell>
            </table:table-row>
            <table:table-row table:style-name="ro1" table:default-cell-style-name="ce2">
              <table:table-cell>
                <text:p>Параллельная стратегия 1</text:p>
              </table:table-cell>
              <table:table-cell>
                <text:p>вся формула</text:p>
              </table:table-cell>
              <table:table-cell>
                <text:p>дизъюнктивное ветвление</text:p>
              </table:table-cell>
            </table:table-row>
            <table:table-row table:style-name="ro1" table:default-cell-style-name="ce2">
              <table:table-cell>
                <text:p>Удаление излишков</text:p>
              </table:table-cell>
              <table:table-cell>
                <text:p>вся формула</text:p>
              </table:table-cell>
              <table:table-cell>
                <text:p>достигнут предел памяти</text:p>
              </table:table-cell>
            </table:table-row>
            <table:table-row table:style-name="ro1" table:default-cell-style-name="ce2">
              <table:table-cell/>
              <table:table-cell/>
              <table:table-cell/>
            </table:table-row>
            <table:table-row table:style-name="ro1" table:default-cell-style-name="ce2">
              <table:table-cell/>
              <table:table-cell/>
              <table:table-cell/>
            </table:table-row>
            <table:table-row table:style-name="ro1" table:default-cell-style-name="ce2">
              <table:table-cell/>
              <table:table-cell/>
              <table:table-cell/>
            </table:table-row>
            <table:table-row table:style-name="ro1" table:default-cell-style-name="ce2">
              <table:table-cell/>
              <table:table-cell/>
              <table:table-cell/>
            </table:table-row>
            <table:table-row table:style-name="ro2" table:default-cell-style-name="ce2">
              <table:table-cell/>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43" presentation:class="page"/>
          <draw:frame presentation:style-name="pr2" draw:text-style-name="P11" draw:layer="layout" svg:width="17.271cm" svg:height="12.572cm" svg:x="2.159cm" svg:y="13.271cm" presentation:class="notes" presentation:placeholder="true">
            <draw:text-box/>
          </draw:frame>
        </presentation:notes>
      </draw:page>
      <draw:page draw:name="page44" draw:style-name="dp1" draw:master-page-name="Default">
        <draw:custom-shape draw:style-name="gr5" draw:text-style-name="P7" draw:layer="layout" svg:width="27.991cm" svg:height="1.64cm" svg:x="0.002cm" svg:y="0.9cm">
          <text:p text:style-name="P6"><text:span text:style-name="T1">Транслятор</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3</text:span></text:p>
          </draw:text-box>
        </draw:frame>
        <presentation:notes draw:style-name="dp2">
          <draw:page-thumbnail draw:style-name="gr4" draw:layer="layout" svg:width="13.968cm" svg:height="10.476cm" svg:x="3.81cm" svg:y="2.123cm" draw:page-number="44" presentation:class="page"/>
          <draw:frame presentation:style-name="pr2" draw:text-style-name="P11" draw:layer="layout" svg:width="17.271cm" svg:height="12.572cm" svg:x="2.159cm" svg:y="13.271cm" presentation:class="notes" presentation:placeholder="true">
            <draw:text-box/>
          </draw:frame>
        </presentation:notes>
      </draw:page>
      <draw:page draw:name="page45" draw:style-name="dp1" draw:master-page-name="Default">
        <draw:custom-shape draw:style-name="gr5" draw:text-style-name="P7" draw:layer="layout" svg:width="27.991cm" svg:height="1.64cm" svg:x="0.002cm" svg:y="0.9cm">
          <text:p text:style-name="P6"><text:span text:style-name="T1">Тестирование и сравнение</text:span></text:p>
          <draw:enhanced-geometry svg:viewBox="0 0 21600 21600" draw:type="rectangle" draw:enhanced-path="M 0 0 L 21600 0 21600 21600 0 21600 0 0 Z N"/>
        </draw:custom-shape>
        <draw:frame draw:style-name="gr2" draw:text-style-name="P8" draw:layer="layout" svg:width="2.5cm" svg:height="0.878cm" svg:x="0.002cm" svg:y="0.022cm">
          <draw:text-box>
            <text:p><text:span text:style-name="T5">Глава 4</text:span></text:p>
          </draw:text-box>
        </draw:frame>
        <presentation:notes draw:style-name="dp2">
          <draw:page-thumbnail draw:style-name="gr4" draw:layer="layout" svg:width="13.968cm" svg:height="10.476cm" svg:x="3.81cm" svg:y="2.123cm" draw:page-number="45" presentation:class="page"/>
          <draw:frame presentation:style-name="pr2" draw:text-style-name="P11" draw:layer="layout" svg:width="17.271cm" svg:height="12.572cm" svg:x="2.159cm" svg:y="13.271cm" presentation:class="notes" presentation:placeholder="true">
            <draw:text-box/>
          </draw:frame>
        </presentation:notes>
      </draw:page>
      <draw:page draw:name="page46" draw:style-name="dp1" draw:master-page-name="Default">
        <draw:custom-shape draw:style-name="gr5" draw:text-style-name="P7" draw:layer="layout" svg:width="27.991cm" svg:height="1.64cm" svg:x="0.003cm" svg:y="0.9cm">
          <text:p text:style-name="P6"><text:span text:style-name="T1">Библиотека TPTP</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custom-shape draw:style-name="gr6" draw:text-style-name="P9" draw:layer="layout" svg:width="26.084cm" svg:height="2.44cm" svg:x="0.508cm" svg:y="3.402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3.612cm" svg:x="0.508cm" svg:y="6.602cm">
          <text:p/>
          <draw:enhanced-geometry svg:viewBox="0 0 21600 21600" draw:mirror-horizontal="false" draw:mirror-vertical="false" draw:type="rectangle" draw:enhanced-path="M 0 0 L 21600 0 21600 21600 0 21600 0 0 Z N"/>
        </draw:custom-shape>
        <draw:frame draw:style-name="gr21" draw:text-style-name="P35" draw:layer="layout" svg:width="25.568cm" svg:height="6.547cm" svg:x="0.594cm" svg:y="3.543cm">
          <draw:text-box>
            <text:p><text:span text:style-name="T28">Библиотека TPTP (Thousands of Problems for Theorem Provers, www.tptp.org).</text:span></text:p>
            <text:p><text:span text:style-name="T28"><text:s/></text:span></text:p>
            <text:p><text:span text:style-name="T28"/></text:p>
            <text:p><text:span text:style-name="T28">Рейтинг. В библиотеку включены лучшие системы АДТ мирового уровня (“state-of-the-art systems”). Если ни одна из систем не может решить задачу, значит рейтинг задачи 1.0, если все решают, то 0.0. К классу сложных (“difficult”) относятся задачи с рейтингом от 0.04.</text:span></text:p>
          </draw:text-box>
        </draw:frame>
        <presentation:notes draw:style-name="dp2">
          <draw:page-thumbnail draw:style-name="gr4"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draw:custom-shape draw:style-name="gr5" draw:text-style-name="P7" draw:layer="layout" svg:width="27.991cm" svg:height="1.64cm" svg:x="0.002cm" svg:y="0.9cm">
          <text:p text:style-name="P6"><text:span text:style-name="T1">Сводная таблица</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standard" draw:layer="layout" svg:width="22.094cm" svg:height="6.405cm" svg:x="2.819cm" svg:y="3.294cm">
          <table:table table:template-name="default" table:use-first-row-styles="true" table:use-banding-rows-styles="true">
            <table:table-column table:style-name="co3"/>
            <table:table-column table:style-name="co3"/>
            <table:table-column table:style-name="co4"/>
            <table:table-row table:style-name="ro3" table:default-cell-style-name="ce3">
              <table:table-cell>
                <text:p><text:span text:style-name="T29">Рейтинг</text:span></text:p>
              </table:table-cell>
              <table:table-cell>
                <text:p><text:span text:style-name="T29">Всего задач</text:span></text:p>
              </table:table-cell>
              <table:table-cell>
                <text:p><text:span text:style-name="T29">Решено</text:span></text:p>
              </table:table-cell>
            </table:table-row>
            <table:table-row table:style-name="ro3" table:default-cell-style-name="ce4">
              <table:table-cell>
                <text:p><text:span text:style-name="T30">0.0-0.03</text:span></text:p>
              </table:table-cell>
              <table:table-cell>
                <text:p><text:span text:style-name="T30">192</text:span></text:p>
              </table:table-cell>
              <table:table-cell>
                <text:p><text:span text:style-name="T30">181</text:span></text:p>
              </table:table-cell>
            </table:table-row>
            <table:table-row table:style-name="ro3" table:default-cell-style-name="ce4">
              <table:table-cell>
                <text:p><text:span text:style-name="T30">0.04-0.20</text:span></text:p>
              </table:table-cell>
              <table:table-cell>
                <text:p><text:span text:style-name="T30">435</text:span></text:p>
              </table:table-cell>
              <table:table-cell>
                <text:p><text:span text:style-name="T30">373</text:span></text:p>
              </table:table-cell>
            </table:table-row>
            <table:table-row table:style-name="ro3" table:default-cell-style-name="ce4">
              <table:table-cell>
                <text:p><text:span text:style-name="T30">0.21-0.32</text:span></text:p>
              </table:table-cell>
              <table:table-cell>
                <text:p><text:span text:style-name="T30">128</text:span></text:p>
              </table:table-cell>
              <table:table-cell>
                <text:p><text:span text:style-name="T30">79</text:span></text:p>
              </table:table-cell>
            </table:table-row>
            <table:table-row table:style-name="ro3" table:default-cell-style-name="ce4">
              <table:table-cell>
                <text:p><text:span text:style-name="T30">0.33-0.49</text:span></text:p>
              </table:table-cell>
              <table:table-cell>
                <text:p><text:span text:style-name="T30">115</text:span></text:p>
              </table:table-cell>
              <table:table-cell>
                <text:p><text:span text:style-name="T30">44</text:span></text:p>
              </table:table-cell>
            </table:table-row>
            <table:table-row table:style-name="ro4" table:default-cell-style-name="ce4">
              <table:table-cell>
                <text:p><text:span text:style-name="T30">0.5-0.92</text:span></text:p>
              </table:table-cell>
              <table:table-cell>
                <text:p><text:span text:style-name="T30">295</text:span></text:p>
              </table:table-cell>
              <table:table-cell>
                <text:p><text:span text:style-name="T30">27</text:span></text:p>
              </table:table-cell>
            </table:table-row>
          </table:table>
          <draw:image xlink:href="Pictures/TablePreview2.svm" xlink:type="simple" xlink:show="embed" xlink:actuate="onLoad"/>
        </draw:frame>
        <draw:frame draw:style-name="standard" draw:layer="layout" svg:width="22.094cm" svg:height="5.337cm" svg:x="2.819cm" svg:y="11.495cm">
          <table:table table:template-name="default" table:use-first-row-styles="true" table:use-banding-rows-styles="true">
            <table:table-column table:style-name="co3"/>
            <table:table-column table:style-name="co3"/>
            <table:table-column table:style-name="co4"/>
            <table:table-row table:style-name="ro3" table:default-cell-style-name="ce3">
              <table:table-cell>
                <text:p><text:span text:style-name="T29">Предметная область</text:span></text:p>
              </table:table-cell>
              <table:table-cell>
                <text:p><text:span text:style-name="T29">Всего задач</text:span></text:p>
              </table:table-cell>
              <table:table-cell>
                <text:p><text:span text:style-name="T29">Решено</text:span></text:p>
              </table:table-cell>
            </table:table-row>
            <table:table-row table:style-name="ro3" table:default-cell-style-name="ce4">
              <table:table-cell>
                <text:p><text:span text:style-name="T30">Геометрия</text:span></text:p>
              </table:table-cell>
              <table:table-cell>
                <text:p><text:span text:style-name="T30">242</text:span></text:p>
              </table:table-cell>
              <table:table-cell>
                <text:p><text:span text:style-name="T30">204</text:span></text:p>
              </table:table-cell>
            </table:table-row>
            <table:table-row table:style-name="ro3" table:default-cell-style-name="ce4">
              <table:table-cell>
                <text:p><text:span text:style-name="T30">Менеджмент</text:span></text:p>
              </table:table-cell>
              <table:table-cell>
                <text:p><text:span text:style-name="T30">22</text:span></text:p>
              </table:table-cell>
              <table:table-cell>
                <text:p><text:span text:style-name="T30">22</text:span></text:p>
              </table:table-cell>
            </table:table-row>
            <table:table-row table:style-name="ro3" table:default-cell-style-name="ce4">
              <table:table-cell>
                <text:p><text:span text:style-name="T30">Синтаксис</text:span></text:p>
              </table:table-cell>
              <table:table-cell>
                <text:p><text:span text:style-name="T30">275</text:span></text:p>
              </table:table-cell>
              <table:table-cell>
                <text:p><text:span text:style-name="T30">180</text:span></text:p>
              </table:table-cell>
            </table:table-row>
            <table:table-row table:style-name="ro4" table:default-cell-style-name="ce4">
              <table:table-cell>
                <text:p><text:span text:style-name="T30">Семантический веб</text:span></text:p>
              </table:table-cell>
              <table:table-cell>
                <text:p>25</text:p>
              </table:table-cell>
              <table:table-cell>
                <text:p><text:span text:style-name="T30">22</text:span></text:p>
              </table:table-cell>
            </table:table-row>
          </table:table>
          <draw:image xlink:href="Pictures/TablePreview3.svm" xlink:type="simple" xlink:show="embed" xlink:actuate="onLoad"/>
        </draw:frame>
        <presentation:notes draw:style-name="dp2">
          <draw:page-thumbnail draw:style-name="gr4" draw:layer="layout" svg:width="13.968cm" svg:height="10.476cm" svg:x="3.81cm" svg:y="2.123cm" draw:page-number="47" presentation:class="page"/>
          <draw:frame presentation:style-name="pr2" draw:text-style-name="P11" draw:layer="layout" svg:width="17.271cm" svg:height="12.572cm" svg:x="2.159cm" svg:y="13.271cm" presentation:class="notes" presentation:placeholder="true">
            <draw:text-box/>
          </draw:frame>
        </presentation:notes>
      </draw:page>
      <draw:page draw:name="page48" draw:style-name="dp1" draw:master-page-name="Default">
        <draw:custom-shape draw:style-name="gr6" draw:text-style-name="P9" draw:layer="layout" svg:width="4.318cm" svg:height="6.758cm" svg:x="0.508cm" svg:y="3.402cm">
          <text:p/>
          <draw:enhanced-geometry svg:viewBox="0 0 21600 21600" draw:mirror-horizontal="false" draw:mirror-vertical="false" draw:type="rectangle" draw:enhanced-path="M 0 0 L 21600 0 21600 21600 0 21600 0 0 Z N"/>
        </draw:custom-shape>
        <draw:custom-shape draw:style-name="gr5" draw:text-style-name="P7" draw:layer="layout" svg:width="27.991cm" svg:height="1.64cm" svg:x="0.002cm" svg:y="0.9cm">
          <text:p text:style-name="P6"><text:span text:style-name="T1">Сравнение с другими системами АДТ</text:span></text:p>
          <draw:enhanced-geometry svg:viewBox="0 0 21600 21600" draw:type="rectangle" draw:enhanced-path="M 0 0 L 21600 0 21600 21600 0 21600 0 0 Z N"/>
        </draw:custom-shape>
        <draw:frame draw:style-name="gr2" draw:text-style-name="P8" draw:layer="layout" svg:width="9.862cm" svg:height="0.878cm" svg:x="0.002cm" svg:y="0.022cm">
          <draw:text-box>
            <text:p><text:span text:style-name="T5">Глава 4. Тестирование и сравнение</text:span></text:p>
          </draw:text-box>
        </draw:frame>
        <draw:frame draw:style-name="gr21" draw:text-style-name="P35" draw:layer="layout" svg:width="3.978cm" svg:height="6.547cm" svg:x="0.594cm" svg:y="3.544cm">
          <draw:text-box>
            <text:list text:style-name="L1">
              <text:list-item>
                <text:p><text:span text:style-name="T28">Vampire</text:span></text:p>
              </text:list-item>
              <text:list-item>
                <text:p><text:span text:style-name="T28">EP</text:span></text:p>
              </text:list-item>
              <text:list-item>
                <text:p><text:span text:style-name="T28">iProver</text:span></text:p>
              </text:list-item>
              <text:list-item>
                <text:p><text:span text:style-name="T28">SPASS</text:span></text:p>
              </text:list-item>
              <text:list-item>
                <text:p><text:span text:style-name="T28">Zenon</text:span></text:p>
              </text:list-item>
              <text:list-item>
                <text:p><text:span text:style-name="T28">Ayane</text:span></text:p>
              </text:list-item>
              <text:list-item>
                <text:p><text:span text:style-name="T28">Otter</text:span></text:p>
              </text:list-item>
            </text:list>
            <text:p><text:span text:style-name="T28">и др.</text:span></text:p>
          </draw:text-box>
        </draw:frame>
        <presentation:notes draw:style-name="dp2">
          <draw:page-thumbnail draw:style-name="gr4" draw:layer="layout" svg:width="13.968cm" svg:height="10.476cm" svg:x="3.81cm" svg:y="2.123cm" draw:page-number="48" presentation:class="page"/>
          <draw:frame presentation:style-name="pr2" draw:text-style-name="P11" draw:layer="layout" svg:width="17.271cm" svg:height="12.572cm" svg:x="2.159cm" svg:y="13.271cm" presentation:class="notes" presentation:placeholder="true">
            <draw:text-box/>
          </draw:frame>
        </presentation:notes>
      </draw:page>
      <draw:page draw:name="page49" draw:style-name="dp1" draw:master-page-name="Default">
        <draw:custom-shape draw:style-name="gr5" draw:text-style-name="P7" draw:layer="layout" svg:width="27.991cm" svg:height="1.64cm" svg:x="0.002cm" svg:y="0.9cm">
          <text:p text:style-name="P6"><text:span text:style-name="T1">Заключение</text:span></text:p>
          <draw:enhanced-geometry svg:viewBox="0 0 21600 21600" draw:type="rectangle" draw:enhanced-path="M 0 0 L 21600 0 21600 21600 0 21600 0 0 Z N"/>
        </draw:custom-shape>
        <draw:custom-shape draw:style-name="gr6" draw:text-style-name="P9" draw:layer="layout" svg:width="26.084cm" svg:height="3.964cm" svg:x="1.094cm" svg:y="3.656cm">
          <text:p/>
          <draw:enhanced-geometry svg:viewBox="0 0 21600 21600" draw:mirror-horizontal="false" draw:mirror-vertical="false" draw:type="rectangle" draw:enhanced-path="M 0 0 L 21600 0 21600 21600 0 21600 0 0 Z N"/>
        </draw:custom-shape>
        <draw:frame draw:style-name="gr12" draw:text-style-name="P17" draw:layer="layout" svg:width="25.654cm" svg:height="3.386cm" svg:x="2.032cm" svg:y="3.81cm">
          <draw:text-box>
            <text:p text:style-name="P6"><text:span text:style-name="T8">Разработаны новые программные методики и технологии эффективного поиска ЛВ в исчислении ПО-формул</text:span><text:span text:style-name="T5">: специальные структуры представления ПО-формул, стратегии поддержки неограниченных переменных, k,m-ограничение, алгоритмическая поддержка предиката равенства без явного использования аксиом равенства. Разработанные методики реализуют полезные свойства исчислений ПО-формул в программных системах АДТ.</text:span></text:p>
          </draw:text-box>
        </draw:frame>
        <draw:custom-shape draw:style-name="gr6" draw:text-style-name="P9" draw:layer="layout" svg:width="26.084cm" svg:height="3.028cm" svg:x="1.094cm" svg:y="8.656cm">
          <text:p/>
          <draw:enhanced-geometry svg:viewBox="0 0 21600 21600" draw:mirror-horizontal="false" draw:mirror-vertical="false" draw:type="rectangle" draw:enhanced-path="M 0 0 L 21600 0 21600 21600 0 21600 0 0 Z N"/>
        </draw:custom-shape>
        <draw:custom-shape draw:style-name="gr6" draw:text-style-name="P9" draw:layer="layout" svg:width="26.084cm" svg:height="2.976cm" svg:x="1.094cm" svg:y="12.756cm">
          <text:p/>
          <draw:enhanced-geometry svg:viewBox="0 0 21600 21600" draw:mirror-horizontal="false" draw:mirror-vertical="false" draw:type="rectangle" draw:enhanced-path="M 0 0 L 21600 0 21600 21600 0 21600 0 0 Z N"/>
        </draw:custom-shape>
        <draw:frame draw:style-name="gr12" draw:text-style-name="P17" draw:layer="layout" svg:width="25.4cm" svg:height="2.759cm" svg:x="2.032cm" svg:y="12.91cm">
          <draw:text-box>
            <text:p text:style-name="P6"><text:span text:style-name="T9">Реализована новая версия программной системы для эффективного поиска ЛВ в исчислении ПО-формул</text:span><text:span text:style-name="T5"> первого порядка с функциональными символами и предикатом равенства. Создан программный инструментарий и технологии разработки специализированных версий программы АДТ, направленные на решение определенных классов задач АДТ.</text:span></text:p>
          </draw:text-box>
        </draw:frame>
        <draw:custom-shape draw:style-name="gr6" draw:text-style-name="P9" draw:layer="layout" svg:width="26.084cm" svg:height="3.564cm" svg:x="1.094cm" svg:y="16.756cm">
          <text:p/>
          <draw:enhanced-geometry svg:viewBox="0 0 21600 21600" draw:mirror-horizontal="false" draw:mirror-vertical="false" draw:type="rectangle" draw:enhanced-path="M 0 0 L 21600 0 21600 21600 0 21600 0 0 Z N"/>
        </draw:custom-shape>
        <draw:frame draw:style-name="gr13" draw:text-style-name="P17" draw:layer="layout" svg:width="25.146cm" svg:height="3.386cm" svg:x="2.032cm" svg:y="16.91cm">
          <draw:text-box>
            <text:p text:style-name="P6"><text:span text:style-name="T5">Разработана инфраструктура тестирования алгоритмов и стратегий ЛВ для созданной программной системы АДТ на задачах из библиотеки TPTP. Выделены классы задач, которые система решает эффективнее, чем другие передовые системы АДТ. Значительно расширен класс успешно решаемых задач по сравнению с предыдущими системами АДТ, базирующимися на исчислении ПО-формул.</text:span></text:p>
          </draw:text-box>
        </draw:frame>
        <draw:frame draw:style-name="gr12" draw:text-style-name="P17" draw:layer="layout" svg:width="25.654cm" svg:height="2.759cm" svg:x="2.032cm" svg:y="8.71cm">
          <draw:text-box>
            <text:p text:style-name="P6"><text:span text:style-name="T8">Успешно адаптированы и применены существующие методики повышения эффективности поиска ЛВ для исчисления ПО-формул</text:span><text:span text:style-name="T5">: индексирование термов, параллельные схемы алгоритмов, разделение данных для термов. Адаптация сохраняет полезные свойства исчислений ПО-формул.</text:span></text:p>
          </draw:text-box>
        </draw:frame>
        <draw:custom-shape draw:style-name="gr7" draw:text-style-name="P10" draw:layer="layout" svg:width="1.016cm" svg:height="1.016cm" svg:x="0.588cm" svg:y="3.126cm">
          <text:p text:style-name="P1"><text:span text:style-name="T6">1</text:span></text:p>
          <draw:enhanced-geometry svg:viewBox="0 0 21600 21600" draw:type="rectangle" draw:enhanced-path="M 0 0 L 21600 0 21600 21600 0 21600 0 0 Z N"/>
        </draw:custom-shape>
        <draw:custom-shape draw:style-name="gr7" draw:text-style-name="P10" draw:layer="layout" svg:width="1.016cm" svg:height="1.016cm" svg:x="0.588cm" svg:y="8.126cm">
          <text:p text:style-name="P1"><text:span text:style-name="T6">2</text:span></text:p>
          <draw:enhanced-geometry svg:viewBox="0 0 21600 21600" draw:type="rectangle" draw:enhanced-path="M 0 0 L 21600 0 21600 21600 0 21600 0 0 Z N"/>
        </draw:custom-shape>
        <draw:custom-shape draw:style-name="gr7" draw:text-style-name="P10" draw:layer="layout" svg:width="1.016cm" svg:height="1.016cm" svg:x="0.588cm" svg:y="12.226cm">
          <text:p text:style-name="P1"><text:span text:style-name="T6">3</text:span></text:p>
          <draw:enhanced-geometry svg:viewBox="0 0 21600 21600" draw:type="rectangle" draw:enhanced-path="M 0 0 L 21600 0 21600 21600 0 21600 0 0 Z N"/>
        </draw:custom-shape>
        <draw:custom-shape draw:style-name="gr7" draw:text-style-name="P10" draw:layer="layout" svg:width="1.016cm" svg:height="1.016cm" svg:x="0.588cm" svg:y="16.226cm">
          <text:p text:style-name="P1"><text:span text:style-name="T6">4</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49" presentation:class="page"/>
          <draw:frame presentation:style-name="pr2" draw:text-style-name="P11" draw:layer="layout" svg:width="17.271cm" svg:height="12.572cm" svg:x="2.159cm" svg:y="13.271cm" presentation:class="notes" presentation:placeholder="true">
            <draw:text-box/>
          </draw:frame>
        </presentation:notes>
      </draw:page>
      <draw:page draw:name="page50" draw:style-name="dp1" draw:master-page-name="Default">
        <presentation:notes draw:style-name="dp2">
          <draw:page-thumbnail draw:style-name="gr4" draw:layer="layout" svg:width="13.968cm" svg:height="10.476cm" svg:x="3.81cm" svg:y="2.123cm" draw:page-number="5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e1e2e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1e2e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4T23:46:56</meta:creation-date>
    <dc:date>2012-11-21T16:02:53</dc:date>
    <meta:editing-duration>PT8H32M12S</meta:editing-duration>
    <meta:editing-cycles>46</meta:editing-cycles>
    <meta:generator>LibreOffice/3.6$Linux_x86 LibreOffice_project/360m1$Build-2</meta:generator>
    <meta:document-statistic meta:object-count="661"/>
  </office:meta>
</office:document-meta>
</file>

<file path=Object 1/content.xml><?xml version="1.0" encoding="utf-8"?>
<math xmlns="http://www.w3.org/1998/Math/MathML">
  <semantics>
    <mrow>
      <mo stretchy="false">∀</mo>
      <mi mathvariant="normal">:</mi>
      <mi>T</mi>
      <mrow>
        <mo stretchy="true">{</mo>
        <mrow>
          <mo stretchy="false">∃</mo>
          <mi mathvariant="normal">:</mi>
          <mi>A</mi>
          <mrow>
            <mo stretchy="false">(</mo>
            <mrow>
              <mi>n</mi>
              <mi>,</mi>
              <mi>m</mi>
            </mrow>
            <mo stretchy="false">)</mo>
          </mrow>
          <mi>,</mi>
          <mi>B</mi>
          <mrow>
            <mo stretchy="false">(</mo>
            <mrow>
              <mi>f</mi>
              <mrow>
                <mo stretchy="false">(</mo>
                <mrow>
                  <mi>e</mi>
                </mrow>
                <mo stretchy="false">)</mo>
              </mrow>
            </mrow>
            <mo stretchy="false">)</mo>
          </mrow>
        </mrow>
      </mrow>
      <mrow>
        <mo stretchy="true">{</mo>
        <mrow>
          <mtable>
            <mtr>
              <mtd>
                <mrow>
                  <mo stretchy="false">∀</mo>
                  <mrow>
                    <mi>x</mi>
                    <mi>,</mi>
                    <mi>y</mi>
                  </mrow>
                  <mi mathvariant="normal">:</mi>
                  <mi>A</mi>
                  <mrow>
                    <mo stretchy="false">(</mo>
                    <mrow>
                      <mi>x</mi>
                      <mi>,</mi>
                      <mi>y</mi>
                    </mrow>
                    <mo stretchy="false">)</mo>
                  </mrow>
                  <mrow>
                    <mo stretchy="true">{</mo>
                    <mrow>
                      <mo stretchy="false">∃</mo>
                      <mi mathvariant="normal">:</mi>
                      <mi>A</mi>
                      <mrow>
                        <mo stretchy="false">(</mo>
                        <mrow>
                          <mi>f</mi>
                          <mrow>
                            <mo stretchy="false">(</mo>
                            <mrow>
                              <mi>m</mi>
                            </mrow>
                            <mo stretchy="false">)</mo>
                          </mrow>
                          <mi>,</mi>
                          <mi>f</mi>
                          <mrow>
                            <mo stretchy="false">(</mo>
                            <mrow>
                              <mi>m</mi>
                            </mrow>
                            <mo stretchy="false">)</mo>
                          </mrow>
                        </mrow>
                        <mo stretchy="false">)</mo>
                      </mrow>
                    </mrow>
                  </mrow>
                </mrow>
              </mtd>
            </mtr>
            <mtr>
              <mtd>
                <mrow>
                  <mo stretchy="false">∀</mo>
                  <mrow>
                    <mi>x</mi>
                  </mrow>
                  <mi mathvariant="normal">:</mi>
                  <mi>A</mi>
                  <mrow>
                    <mo stretchy="false">(</mo>
                    <mrow>
                      <mi>x</mi>
                      <mi>,</mi>
                      <mi>x</mi>
                    </mrow>
                    <mo stretchy="false">)</mo>
                  </mrow>
                  <mrow>
                    <mo stretchy="true">{</mo>
                    <mrow>
                      <mo stretchy="false">∃</mo>
                      <mi mathvariant="normal">:</mi>
                      <mi mathvariant="italic">False</mi>
                    </mrow>
                  </mrow>
                </mrow>
              </mtd>
            </mtr>
          </mtable>
        </mrow>
      </mrow>
    </mrow>
    <annotation encoding="StarMath 5.0">forall : T left lbrace exists: A(n,m),B(f(e)) right none  
left lbrace alignl  
stack{
forall{x,y} : A(x,y) left lbrace  exists : A(f(m),f(m))  right none  #
forall{x} : A(x,x) left lbrace exists : False right none 
}
right none   </annotation>
  </semantics>
</math>
</file>

<file path=Object 10/content.xml><?xml version="1.0" encoding="utf-8"?>
<math xmlns="http://www.w3.org/1998/Math/MathML">
  <semantics>
    <mrow>
      <mrow>
        <msup>
          <mi>H</mi>
          <mrow>
            <mo stretchy="false">∞</mo>
          </mrow>
        </msup>
        <mo stretchy="false">=</mo>
        <mo stretchy="false">{</mo>
      </mrow>
      <mi>a</mi>
      <mi>,</mi>
      <mi>f</mi>
      <mrow>
        <mo stretchy="false">(</mo>
        <mrow>
          <mi>a</mi>
        </mrow>
        <mo stretchy="false">)</mo>
      </mrow>
      <mi>,</mi>
      <mi>f</mi>
      <mrow>
        <mo stretchy="false">(</mo>
        <mrow>
          <mi>f</mi>
          <mrow>
            <mo stretchy="false">(</mo>
            <mrow>
              <mi>a</mi>
            </mrow>
            <mo stretchy="false">)</mo>
          </mrow>
        </mrow>
        <mo stretchy="false">)</mo>
      </mrow>
      <mn>...</mn>
      <mo stretchy="false">}</mo>
    </mrow>
    <annotation encoding="StarMath 5.0">H^{infty} = \{a, f(a), f(f(a)) ... \}</annotation>
  </semantics>
</math>
</file>

<file path=Object 11/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

<file path=Object 12/content.xml><?xml version="1.0" encoding="utf-8"?>
<math xmlns="http://www.w3.org/1998/Math/MathML">
  <semantics>
    <mrow>
      <mo stretchy="false">∃</mo>
      <mi mathvariant="normal">:</mi>
      <mi>A</mi>
      <mrow>
        <mrow>
          <mo stretchy="false">(</mo>
          <mrow>
            <mi>a</mi>
          </mrow>
          <mo stretchy="false">)</mo>
        </mrow>
        <mo stretchy="false">−</mo>
        <mrow>
          <mo stretchy="true">{</mo>
          <mrow>
            <mo stretchy="false">∀</mo>
            <mrow>
              <mi>x</mi>
            </mrow>
            <mi mathvariant="normal">:</mi>
            <mi>A</mi>
            <mrow>
              <mo stretchy="false">(</mo>
              <mrow>
                <mi>x</mi>
              </mrow>
              <mo stretchy="false">)</mo>
            </mrow>
          </mrow>
        </mrow>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annotation encoding="StarMath 5.0">exists :A(a) - left lbrace forall{x} : A(x) right none  
left lbrace alignl  
stack{
exists : B(x) - left lbrace  forall y : B(y) - left lbrace exists :False right none right none #
exists : C(y) - left lbrace  forall y : C(y) - left lbrace exists :False right none right none
}
right none   </annotation>
  </semantics>
</math>
</file>

<file path=Object 13/content.xml><?xml version="1.0" encoding="utf-8"?>
<math xmlns="http://www.w3.org/1998/Math/MathML">
  <semantics>
    <mrow>
      <mrow>
        <mo stretchy="true">{</mo>
        <mrow>
          <mtable>
            <mtr>
              <mtd>
                <mrow>
                  <mo stretchy="false">∃</mo>
                  <mi mathvariant="normal">:</mi>
                  <mi>A</mi>
                  <mrow>
                    <mo stretchy="false">(</mo>
                    <mrow>
                      <mi>a</mi>
                    </mrow>
                    <mo stretchy="false">)</mo>
                  </mrow>
                  <mi>,</mi>
                  <mi>B</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B</mi>
                                <mrow>
                                  <mrow>
                                    <mo stretchy="false">(</mo>
                                    <mrow>
                                      <mi>y</mi>
                                    </mrow>
                                    <mo stretchy="false">)</mo>
                                  </mrow>
                                  <mo stretchy="false">−</mo>
                                  <mo stretchy="false">∃</mo>
                                </mrow>
                                <mi mathvariant="normal">:</mi>
                                <mi mathvariant="italic">False</mi>
                              </mrow>
                            </mtd>
                          </mtr>
                        </mtable>
                      </mrow>
                    </mrow>
                  </mrow>
                </mrow>
              </mtd>
            </mtr>
            <mtr>
              <mtd>
                <mrow>
                  <mo stretchy="false">∃</mo>
                  <mi mathvariant="normal">:</mi>
                  <mi>A</mi>
                  <mrow>
                    <mo stretchy="false">(</mo>
                    <mrow>
                      <mi>a</mi>
                    </mrow>
                    <mo stretchy="false">)</mo>
                  </mrow>
                  <mi>,</mi>
                  <mi>C</mi>
                  <mrow>
                    <mrow>
                      <mo stretchy="false">(</mo>
                      <mrow>
                        <mi>a</mi>
                      </mrow>
                      <mo stretchy="false">)</mo>
                    </mrow>
                    <mo stretchy="false">−</mo>
                    <mrow>
                      <mo stretchy="true">{</mo>
                      <mrow>
                        <mtable>
                          <mtr>
                            <mtd>
                              <mrow>
                                <mo stretchy="false">∀</mo>
                                <mrow>
                                  <mi>x</mi>
                                </mrow>
                                <mi mathvariant="normal">:</mi>
                                <mi>A</mi>
                                <mrow>
                                  <mo stretchy="false">(</mo>
                                  <mrow>
                                    <mi>x</mi>
                                  </mrow>
                                  <mo stretchy="false">)</mo>
                                </mrow>
                                <mrow>
                                  <mo stretchy="true">{</mo>
                                  <mrow>
                                    <mtable>
                                      <mtr>
                                        <mtd>
                                          <mrow>
                                            <mo stretchy="false">∃</mo>
                                            <mi mathvariant="normal">:</mi>
                                            <mi>B</mi>
                                            <mrow>
                                              <mrow>
                                                <mo stretchy="false">(</mo>
                                                <mrow>
                                                  <mi>x</mi>
                                                </mrow>
                                                <mo stretchy="false">)</mo>
                                              </mrow>
                                              <mo stretchy="false">−</mo>
                                              <mrow>
                                                <mo stretchy="true">{</mo>
                                                <mrow>
                                                  <mo stretchy="false">∀</mo>
                                                  <mi>y</mi>
                                                  <mi mathvariant="normal">:</mi>
                                                  <mi>B</mi>
                                                  <mrow>
                                                    <mrow>
                                                      <mo stretchy="false">(</mo>
                                                      <mrow>
                                                        <mi>y</mi>
                                                      </mrow>
                                                      <mo stretchy="false">)</mo>
                                                    </mrow>
                                                    <mo stretchy="false">−</mo>
                                                    <mrow>
                                                      <mo stretchy="true">{</mo>
                                                      <mrow>
                                                        <mo stretchy="false">∃</mo>
                                                        <mi mathvariant="normal">:</mi>
                                                        <mi mathvariant="italic">False</mi>
                                                      </mrow>
                                                    </mrow>
                                                  </mrow>
                                                </mrow>
                                              </mrow>
                                            </mrow>
                                          </mrow>
                                        </mtd>
                                      </mtr>
                                      <mtr>
                                        <mtd>
                                          <mrow>
                                            <mo stretchy="false">∃</mo>
                                            <mi mathvariant="normal">:</mi>
                                            <mi>C</mi>
                                            <mrow>
                                              <mrow>
                                                <mo stretchy="false">(</mo>
                                                <mrow>
                                                  <mi>y</mi>
                                                </mrow>
                                                <mo stretchy="false">)</mo>
                                              </mrow>
                                              <mo stretchy="false">−</mo>
                                              <mrow>
                                                <mo stretchy="true">{</mo>
                                                <mrow>
                                                  <mo stretchy="false">∀</mo>
                                                  <mi>y</mi>
                                                  <mi mathvariant="normal">:</mi>
                                                  <mi>C</mi>
                                                  <mrow>
                                                    <mrow>
                                                      <mo stretchy="false">(</mo>
                                                      <mrow>
                                                        <mi>y</mi>
                                                      </mrow>
                                                      <mo stretchy="false">)</mo>
                                                    </mrow>
                                                    <mo stretchy="false">−</mo>
                                                    <mrow>
                                                      <mo stretchy="true">{</mo>
                                                      <mrow>
                                                        <mo stretchy="false">∃</mo>
                                                        <mi mathvariant="normal">:</mi>
                                                        <mi mathvariant="italic">False</mi>
                                                      </mrow>
                                                    </mrow>
                                                  </mrow>
                                                </mrow>
                                              </mrow>
                                            </mrow>
                                          </mrow>
                                        </mtd>
                                      </mtr>
                                    </mtable>
                                  </mrow>
                                </mrow>
                              </mrow>
                            </mtd>
                          </mtr>
                          <mtr>
                            <mtd>
                              <mrow>
                                <mo stretchy="false">∀</mo>
                                <mrow>
                                  <mi>y</mi>
                                </mrow>
                                <mi mathvariant="normal">:</mi>
                                <mi>C</mi>
                                <mrow>
                                  <mrow>
                                    <mo stretchy="false">(</mo>
                                    <mrow>
                                      <mi>y</mi>
                                    </mrow>
                                    <mo stretchy="false">)</mo>
                                  </mrow>
                                  <mo stretchy="false">−</mo>
                                  <mo stretchy="false">∃</mo>
                                </mrow>
                                <mi mathvariant="normal">:</mi>
                                <mi mathvariant="italic">False</mi>
                              </mrow>
                            </mtd>
                          </mtr>
                        </mtable>
                      </mrow>
                    </mrow>
                  </mrow>
                </mrow>
              </mtd>
            </mtr>
          </mtable>
        </mrow>
      </mrow>
    </mrow>
    <annotation encoding="StarMath 5.0">left lbrace alignl stack{
exists :A(a),B(a) - left lbrace alignl stack{ forall{x} : A(x)  
left lbrace alignl  
stack{
exists : B(x) - left lbrace  forall y : B(y) - left lbrace exists :False right none right none #
exists : C(y) - left lbrace  forall y : C(y) - left lbrace exists :False right none right none
}
right none 
#
forall{y} : B(y) - exists: False
}  
right none
#
exists :A(a),C(a) - left lbrace alignl stack{ forall{x} : A(x)  
left lbrace alignl  
stack{
exists : B(x) - left lbrace  forall y : B(y) - left lbrace exists :False right none right none #
exists : C(y) - left lbrace  forall y : C(y) - left lbrace exists :False right none right none
}
right none 
#
forall{y} : C(y) - exists: False
}  
right none 
}
right none</annotation>
  </semantics>
</math>
</file>

<file path=Object 14/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15/content.xml><?xml version="1.0" encoding="utf-8"?>
<math xmlns="http://www.w3.org/1998/Math/MathML">
  <semantics>
    <mrow>
      <mo stretchy="false">∀</mo>
      <mover accent="true">
        <mrow>
          <mi>y</mi>
        </mrow>
        <mo stretchy="false">̄</mo>
      </mover>
      <mi mathvariant="normal">:</mi>
      <mi>Q</mi>
      <mrow>
        <mo stretchy="false">(</mo>
        <mrow>
          <mover accent="true">
            <mrow>
              <mi>y</mi>
            </mrow>
            <mo stretchy="false">̃</mo>
          </mover>
        </mrow>
        <mo stretchy="false">)</mo>
      </mrow>
    </mrow>
    <annotation encoding="StarMath 5.0">forall bar{y}:Q(tilde{y})</annotation>
  </semantics>
</math>
</file>

<file path=Object 16/content.xml><?xml version="1.0" encoding="utf-8"?>
<math xmlns="http://www.w3.org/1998/Math/MathML">
  <semantics>
    <mrow>
      <mo stretchy="false">∃</mo>
      <mover accent="true">
        <mrow>
          <mi>x</mi>
        </mrow>
        <mo stretchy="false">̄</mo>
      </mover>
      <mi mathvariant="normal">:</mi>
      <mi>B</mi>
      <mrow>
        <mo stretchy="false">(</mo>
        <mrow>
          <mover accent="true">
            <mrow>
              <mi>x</mi>
            </mrow>
            <mo stretchy="false">̃</mo>
          </mover>
        </mrow>
        <mo stretchy="false">)</mo>
      </mrow>
    </mrow>
    <annotation encoding="StarMath 5.0">exists bar{x}:B(tilde{x})</annotation>
  </semantics>
</math>
</file>

<file path=Object 17/content.xml><?xml version="1.0" encoding="utf-8"?>
<math xmlns="http://www.w3.org/1998/Math/MathML">
  <semantics>
    <mrow>
      <mo stretchy="false">θ</mo>
      <mi mathvariant="normal">:</mi>
      <mover accent="true">
        <mrow>
          <mi>y</mi>
        </mrow>
        <mo stretchy="false">̄</mo>
      </mover>
      <mo stretchy="false">→</mo>
      <msup>
        <mi>H</mi>
        <mrow>
          <mo stretchy="false">∞</mo>
        </mrow>
      </msup>
    </mrow>
    <annotation encoding="StarMath 5.0">%theta: bar{y} rightarrow H^{infty}  </annotation>
  </semantics>
</math>
</file>

<file path=Object 18/content.xml><?xml version="1.0" encoding="utf-8"?>
<math xmlns="http://www.w3.org/1998/Math/MathML">
  <semantics>
    <mrow>
      <mi>Q</mi>
      <mrow>
        <mo stretchy="false">(</mo>
        <mrow>
          <mover accent="true">
            <mrow>
              <mi>y</mi>
            </mrow>
            <mo stretchy="false">̃</mo>
          </mover>
        </mrow>
        <mo stretchy="false">)</mo>
      </mrow>
      <mrow>
        <mo stretchy="false">θ</mo>
        <mo stretchy="false">⊆</mo>
        <mi>B</mi>
      </mrow>
      <mrow>
        <mo stretchy="false">(</mo>
        <mrow>
          <mover accent="true">
            <mrow>
              <mi>x</mi>
            </mrow>
            <mo stretchy="false">̃</mo>
          </mover>
        </mrow>
        <mo stretchy="false">)</mo>
      </mrow>
    </mrow>
    <annotation encoding="StarMath 5.0">Q(tilde{y})%theta subseteq B(tilde{x})</annotation>
  </semantics>
</math>
</file>

<file path=Object 19/content.xml><?xml version="1.0" encoding="utf-8"?>
<math xmlns="http://www.w3.org/1998/Math/MathML">
  <semantics>
    <mrow>
      <mo stretchy="false">ω</mo>
    </mrow>
    <annotation encoding="StarMath 5.0">%omega</annotation>
  </semantics>
</math>
</file>

<file path=Object 2/content.xml><?xml version="1.0" encoding="utf-8"?>
<math xmlns="http://www.w3.org/1998/Math/MathML">
  <semantics>
    <mrow>
      <mo stretchy="false">∀</mo>
      <mi mathvariant="normal">:</mi>
      <mi>T</mi>
      <mrow>
        <mo stretchy="true">{</mo>
        <mrow>
          <mo stretchy="false">∃</mo>
          <mrow>
            <mi>v</mi>
          </mrow>
          <mi mathvariant="normal">:</mi>
          <mi>A</mi>
          <mrow>
            <mo stretchy="false">(</mo>
            <mrow>
              <mi>v</mi>
            </mrow>
            <mo stretchy="false">)</mo>
          </mrow>
        </mrow>
      </mrow>
      <mrow>
        <mo stretchy="true">{</mo>
        <mrow>
          <mtable>
            <mtr>
              <mtd>
                <mrow>
                  <mo stretchy="false">∀</mo>
                  <mrow>
                    <mi>x</mi>
                    <mi>,</mi>
                    <mi>y</mi>
                  </mrow>
                  <mi mathvariant="normal">:</mi>
                  <mi>C</mi>
                  <mrow>
                    <mo stretchy="false">(</mo>
                    <mrow>
                      <mi>x</mi>
                      <mi>,</mi>
                      <mi>y</mi>
                    </mrow>
                    <mo stretchy="false">)</mo>
                  </mrow>
                  <mi>,</mi>
                  <mi>Q</mi>
                  <mrow>
                    <mo stretchy="false">(</mo>
                    <mrow>
                      <mi>t</mi>
                      <mrow>
                        <mo stretchy="false">(</mo>
                        <mrow>
                          <mi>e</mi>
                          <mi>,</mi>
                          <mi>e</mi>
                        </mrow>
                        <mo stretchy="false">)</mo>
                      </mrow>
                    </mrow>
                    <mo stretchy="false">)</mo>
                  </mrow>
                  <mrow>
                    <mo stretchy="true">{</mo>
                    <mrow>
                      <mo stretchy="false">∃</mo>
                      <mi mathvariant="normal">:</mi>
                      <mi mathvariant="italic">False</mi>
                    </mrow>
                  </mrow>
                </mrow>
              </mtd>
            </mtr>
            <mtr>
              <mtd>
                <mrow>
                  <mo stretchy="false">∀</mo>
                  <mrow>
                    <mi>x</mi>
                    <mi>,</mi>
                    <mi>y</mi>
                  </mrow>
                  <mi mathvariant="normal">:</mi>
                  <mi>A</mi>
                  <mrow>
                    <mo stretchy="false">(</mo>
                    <mrow>
                      <mi>x</mi>
                    </mrow>
                    <mo stretchy="false">)</mo>
                  </mrow>
                  <mrow>
                    <mo stretchy="true">{</mo>
                    <mrow>
                      <mo stretchy="false">∃</mo>
                      <mi mathvariant="normal">:</mi>
                      <mi>C</mi>
                      <mrow>
                        <mo stretchy="false">(</mo>
                        <mrow>
                          <mi>x</mi>
                          <mi>,</mi>
                          <mi>y</mi>
                        </mrow>
                        <mo stretchy="false">)</mo>
                      </mrow>
                      <mi>,</mi>
                      <mi>Q</mi>
                      <mrow>
                        <mo stretchy="false">(</mo>
                        <mrow>
                          <mi>y</mi>
                        </mrow>
                        <mo stretchy="false">)</mo>
                      </mrow>
                    </mrow>
                  </mrow>
                </mrow>
              </mtd>
            </mtr>
          </mtable>
        </mrow>
      </mrow>
    </mrow>
    <annotation encoding="StarMath 5.0">forall : T left lbrace exists{v} : A(v) right none  
left lbrace alignl  
stack{
forall{x,y} : C(x,y),Q(t(e,e)) left lbrace  exists : False right none  #
forall{x,y} : A(x) left lbrace exists : C(x,y), Q(y) right none 
}
right none   </annotation>
  </semantics>
</math>
</file>

<file path=Object 20/content.xml><?xml version="1.0" encoding="utf-8"?>
<math xmlns="http://www.w3.org/1998/Math/MathML">
  <mrow/>
</math>
</file>

<file path=Object 21/content.xml><?xml version="1.0" encoding="utf-8"?>
<math xmlns="http://www.w3.org/1998/Math/MathML">
  <semantics>
    <mrow>
      <mo stretchy="false">∀</mo>
      <mi mathvariant="normal">:</mi>
      <mi>T</mi>
      <mo stretchy="false">{</mo>
      <mtable>
        <mtr>
          <mtd>
            <mrow>
              <mo stretchy="false">∃</mo>
              <mrow/>
              <mi mathvariant="normal">:</mi>
              <mi>A</mi>
              <mrow>
                <mo stretchy="false">(</mo>
                <mrow>
                  <mi>k</mi>
                </mrow>
                <mo stretchy="false">)</mo>
              </mrow>
              <mi>,</mi>
              <mi>B</mi>
              <mrow>
                <mo stretchy="false">(</mo>
                <mrow>
                  <mi>f</mi>
                  <mrow>
                    <mo stretchy="false">(</mo>
                    <mrow>
                      <mi>e</mi>
                    </mrow>
                    <mo stretchy="false">)</mo>
                  </mrow>
                </mrow>
                <mo stretchy="false">)</mo>
              </mrow>
              <mrow>
                <mo stretchy="true">{</mo>
                <mrow>
                  <mtable>
                    <mtr>
                      <mtd>
                        <mrow>
                          <mo stretchy="false">∀</mo>
                          <mrow>
                            <mi>x</mi>
                          </mrow>
                          <mi mathvariant="normal">:</mi>
                          <mi>D</mi>
                          <mrow>
                            <mo stretchy="false">(</mo>
                            <mrow>
                              <mi>x</mi>
                            </mrow>
                            <mo stretchy="false">)</mo>
                          </mrow>
                          <mo stretchy="false">{</mo>
                          <mo stretchy="false">∃</mo>
                          <mi mathvariant="normal">:</mi>
                          <mi mathvariant="italic">False</mi>
                        </mrow>
                      </mtd>
                    </mtr>
                    <mtr>
                      <mtd>
                        <mrow>
                          <mo stretchy="false">∀</mo>
                          <mrow>
                            <mi>x</mi>
                            <mi>,</mi>
                            <mi>y</mi>
                          </mrow>
                          <mi mathvariant="normal">:</mi>
                          <mi>P</mi>
                          <mrow>
                            <mo stretchy="false">(</mo>
                            <mrow>
                              <mi>x</mi>
                              <mi>,</mi>
                              <mi>y</mi>
                            </mrow>
                            <mo stretchy="false">)</mo>
                          </mrow>
                          <mo stretchy="false">{</mo>
                          <mo stretchy="false">∃</mo>
                          <mi mathvariant="normal">:</mi>
                          <mi mathvariant="italic">False</mi>
                        </mrow>
                      </mtd>
                    </mtr>
                    <mtr>
                      <mtd>
                        <mrow>
                          <mo stretchy="false">∀</mo>
                          <mrow>
                            <mi>x</mi>
                            <mi>,</mi>
                            <mi>y</mi>
                          </mrow>
                          <mi mathvariant="normal">:</mi>
                          <mi>A</mi>
                          <mrow>
                            <mo stretchy="false">(</mo>
                            <mrow>
                              <mi>x</mi>
                            </mrow>
                            <mo stretchy="false">)</mo>
                          </mrow>
                          <mi>,</mi>
                          <mi>B</mi>
                          <mrow>
                            <mo stretchy="false">(</mo>
                            <mrow>
                              <mi>y</mi>
                            </mrow>
                            <mo stretchy="false">)</mo>
                          </mrow>
                          <mrow>
                            <mo stretchy="true">{</mo>
                            <mrow>
                              <mtable>
                                <mtr>
                                  <mtd>
                                    <mrow>
                                      <mo stretchy="false">∃</mo>
                                      <mi mathvariant="normal">:</mi>
                                      <mi>D</mi>
                                      <mrow>
                                        <mo stretchy="false">(</mo>
                                        <mrow>
                                          <mi>y</mi>
                                        </mrow>
                                        <mo stretchy="false">)</mo>
                                      </mrow>
                                    </mrow>
                                  </mtd>
                                </mtr>
                                <mtr>
                                  <mtd>
                                    <mrow>
                                      <mo stretchy="false">∃</mo>
                                      <mrow>
                                        <mi>z</mi>
                                      </mrow>
                                      <mi mathvariant="normal">:</mi>
                                      <mi>P</mi>
                                      <mrow>
                                        <mo stretchy="false">(</mo>
                                        <mrow>
                                          <mi>x</mi>
                                          <mi>,</mi>
                                          <mi>z</mi>
                                        </mrow>
                                        <mo stretchy="false">)</mo>
                                      </mrow>
                                    </mrow>
                                  </mtd>
                                </mtr>
                              </mtable>
                            </mrow>
                          </mrow>
                        </mrow>
                      </mtd>
                    </mtr>
                  </mtable>
                </mrow>
              </mrow>
            </mrow>
          </mtd>
        </mtr>
      </mtable>
    </mrow>
    <annotation encoding="StarMath 5.0">forall : T \{stack{ exists{} : A(k),B(f(e))  
left lbrace alignl  
stack{
forall{x} : D(x) \{ exists : False   #
forall{x,y} : P(x,y) \{ exists : False   #
forall{x,y} : A(x),B(y) left lbrace alignl stack{exists : D(y) # exists{z}:P(x,z)} right none 
}
right none 


}   </annotation>
  </semantics>
</math>
</file>

<file path=Object 3/content.xml><?xml version="1.0" encoding="utf-8"?>
<math xmlns="http://www.w3.org/1998/Math/MathML">
  <semantics>
    <mrow>
      <mrow>
        <msup>
          <mi>H</mi>
          <mrow>
            <mo stretchy="false">∞</mo>
          </mrow>
        </msup>
        <mo stretchy="false">=</mo>
        <mo stretchy="false">{</mo>
      </mrow>
      <mi>e</mi>
      <mi>,</mi>
      <mi>t</mi>
      <mrow>
        <mo stretchy="false">(</mo>
        <mrow>
          <mi>e</mi>
          <mi>,</mi>
          <mi>e</mi>
        </mrow>
        <mo stretchy="false">)</mo>
      </mrow>
      <mi>,</mi>
      <mi>t</mi>
      <mrow>
        <mo stretchy="false">(</mo>
        <mrow>
          <mi>e</mi>
          <mi>,</mi>
          <mi>t</mi>
          <mrow>
            <mo stretchy="false">(</mo>
            <mrow>
              <mi>e</mi>
              <mi>,</mi>
              <mi>e</mi>
            </mrow>
            <mo stretchy="false">)</mo>
          </mrow>
        </mrow>
        <mo stretchy="false">)</mo>
      </mrow>
      <mi>,</mi>
      <mi>t</mi>
      <mrow>
        <mo stretchy="false">(</mo>
        <mrow>
          <mi>t</mi>
          <mrow>
            <mo stretchy="false">(</mo>
            <mrow>
              <mi>e</mi>
              <mi>,</mi>
              <mi>e</mi>
            </mrow>
            <mo stretchy="false">)</mo>
          </mrow>
          <mi>,</mi>
          <mi>e</mi>
        </mrow>
        <mo stretchy="false">)</mo>
      </mrow>
      <mn>...</mn>
      <mo stretchy="false">}</mo>
    </mrow>
    <annotation encoding="StarMath 5.0">H^{infty} = \{e,t(e,e),t(e,t(e,e)),t(t(e,e),e)... \}</annotation>
  </semantics>
</math>
</file>

<file path=Object 4/content.xml><?xml version="1.0" encoding="utf-8"?>
<math xmlns="http://www.w3.org/1998/Math/MathML">
  <semantics>
    <mrow>
      <mo stretchy="false">θ</mo>
      <mi mathvariant="normal">:</mi>
      <mo stretchy="false">{</mo>
      <mi>x</mi>
      <mo stretchy="false">→</mo>
      <mi>v</mi>
      <mi>,</mi>
      <mi>y</mi>
      <mo stretchy="false">→</mo>
      <mi>?</mi>
      <mo stretchy="false">}</mo>
    </mrow>
    <annotation encoding="StarMath 5.0">%theta: \{x rightarrow v, y rightarrow ?\}</annotation>
  </semantics>
</math>
</file>

<file path=Object 5/content.xml><?xml version="1.0" encoding="utf-8"?>
<math xmlns="http://www.w3.org/1998/Math/MathML">
  <semantics>
    <mrow>
      <mo stretchy="false">∀</mo>
      <mi mathvariant="normal">:</mi>
      <mi mathvariant="italic">True</mi>
      <mrow>
        <mo stretchy="true">{</mo>
        <mrow>
          <mo stretchy="false">∃</mo>
          <mi mathvariant="normal">:</mi>
          <mi mathvariant="italic">True</mi>
        </mrow>
      </mrow>
      <mrow>
        <mo stretchy="true">{</mo>
        <mrow>
          <mtable>
            <mtr>
              <mtd>
                <mrow>
                  <mo stretchy="false">∀</mo>
                  <mrow>
                    <mi>x</mi>
                  </mrow>
                  <mi mathvariant="normal">:</mi>
                  <mi mathvariant="italic">True</mi>
                  <mrow>
                    <mo stretchy="true">{</mo>
                    <mrow>
                      <mo stretchy="false">∃</mo>
                      <mi mathvariant="normal">:</mi>
                      <mi>A</mi>
                      <mrow>
                        <mo stretchy="false">(</mo>
                        <mrow>
                          <mi>x</mi>
                        </mrow>
                        <mo stretchy="false">)</mo>
                      </mrow>
                    </mrow>
                  </mrow>
                </mrow>
              </mtd>
            </mtr>
            <mtr>
              <mtd>
                <mrow>
                  <mo stretchy="false">∀</mo>
                  <mrow>
                    <mi>x</mi>
                  </mrow>
                  <mi mathvariant="normal">:</mi>
                  <mi>A</mi>
                  <mrow>
                    <mo stretchy="false">(</mo>
                    <mrow>
                      <mi>f</mi>
                      <mrow>
                        <mo stretchy="false">(</mo>
                        <mrow>
                          <mi>x</mi>
                        </mrow>
                        <mo stretchy="false">)</mo>
                      </mrow>
                    </mrow>
                    <mo stretchy="false">)</mo>
                  </mrow>
                  <mrow>
                    <mo stretchy="true">{</mo>
                    <mrow>
                      <mo stretchy="false">∃</mo>
                      <mi mathvariant="normal">:</mi>
                      <mi>B</mi>
                      <mrow>
                        <mo stretchy="false">(</mo>
                        <mrow>
                          <mi>f</mi>
                          <mrow>
                            <mo stretchy="false">(</mo>
                            <mrow>
                              <mi>x</mi>
                            </mrow>
                            <mo stretchy="false">)</mo>
                          </mrow>
                        </mrow>
                        <mo stretchy="false">)</mo>
                      </mrow>
                    </mrow>
                  </mrow>
                </mrow>
              </mtd>
            </mtr>
            <mtr>
              <mtd>
                <mrow>
                  <mo stretchy="false">∀</mo>
                  <mrow/>
                  <mi mathvariant="normal">:</mi>
                  <mi>B</mi>
                  <mrow>
                    <mo stretchy="false">(</mo>
                    <mrow>
                      <mi>f</mi>
                      <mrow>
                        <mo stretchy="false">(</mo>
                        <mrow>
                          <mi>a</mi>
                        </mrow>
                        <mo stretchy="false">)</mo>
                      </mrow>
                    </mrow>
                    <mo stretchy="false">)</mo>
                  </mrow>
                  <mrow>
                    <mo stretchy="true">{</mo>
                    <mrow>
                      <mo stretchy="false">∃</mo>
                      <mi mathvariant="normal">:</mi>
                      <mi mathvariant="italic">False</mi>
                    </mrow>
                  </mrow>
                </mrow>
              </mtd>
            </mtr>
          </mtable>
        </mrow>
      </mrow>
    </mrow>
    <annotation encoding="StarMath 5.0">forall : True left lbrace exists: True right none  
left lbrace alignl  
stack{
forall{x} : True left lbrace  exists : A(x)  right none  #
forall{x} : A(f(x)) left lbrace  exists : B(f(x))  right none  #
forall{} : B(f(a)) left lbrace exists : False right none 
}
right none   </annotation>
  </semantics>
</math>
</file>

<file path=Object 6/content.xml><?xml version="1.0" encoding="utf-8"?>
<math xmlns="http://www.w3.org/1998/Math/MathML">
  <semantics>
    <mrow>
      <mo stretchy="false">{</mo>
      <mi>x</mi>
      <mo stretchy="false">→</mo>
      <msub>
        <mi>h</mi>
        <mn>1</mn>
      </msub>
      <mo stretchy="false">}</mo>
    </mrow>
    <annotation encoding="StarMath 5.0">\{x rightarrow h_1\}</annotation>
  </semantics>
</math>
</file>

<file path=Object 7/content.xml><?xml version="1.0" encoding="utf-8"?>
<math xmlns="http://www.w3.org/1998/Math/MathML">
  <semantics>
    <mrow>
      <mo stretchy="false">{</mo>
      <msub>
        <mi>h</mi>
        <mn>1</mn>
      </msub>
      <mo stretchy="false">→</mo>
      <mi>f</mi>
      <mrow>
        <mo stretchy="false">(</mo>
        <mrow>
          <msub>
            <mi>h</mi>
            <mn>2</mn>
          </msub>
        </mrow>
        <mo stretchy="false">)</mo>
      </mrow>
      <mo stretchy="false">}</mo>
    </mrow>
    <annotation encoding="StarMath 5.0">\{h_1 rightarrow f(h_2)\}</annotation>
  </semantics>
</math>
</file>

<file path=Object 8/content.xml><?xml version="1.0" encoding="utf-8"?>
<math xmlns="http://www.w3.org/1998/Math/MathML">
  <semantics>
    <mrow>
      <mo stretchy="false">{</mo>
      <msub>
        <mi>h</mi>
        <mn>2</mn>
      </msub>
      <mo stretchy="false">→</mo>
      <mi>a</mi>
      <mo stretchy="false">}</mo>
    </mrow>
    <annotation encoding="StarMath 5.0">\{h_2 rightarrow a\}</annotation>
  </semantics>
</math>
</file>

<file path=Object 9/content.xml><?xml version="1.0" encoding="utf-8"?>
<math xmlns="http://www.w3.org/1998/Math/MathML">
  <semantics>
    <mrow>
      <msub>
        <mi>h</mi>
        <mn>1</mn>
      </msub>
      <mi>и</mi>
      <msub>
        <mi>h</mi>
        <mn>2</mn>
      </msub>
    </mrow>
    <annotation encoding="StarMath 5.0">h_1 и h_2</annotation>
  </semantics>
</math>
</file>